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4.383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579cm"/>
    </style:style>
    <style:style style:name="co16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wrap-option="wrap" fo:border-left="0.26pt solid #000000" fo:border-right="none" fo:border-top="none"/>
    </style:style>
    <style:style style:name="ce7" style:family="table-cell" style:parent-style-name="Default">
      <style:table-cell-properties fo:border-bottom="none" fo:border-left="0.26pt solid #000000" fo:border-right="none" fo:border-top="none"/>
    </style:style>
    <style:style style:name="ce8" style:family="table-cell" style:parent-style-name="Default">
      <style:table-cell-properties fo:border-bottom="0.26pt solid #000000" fo:border-left="0.2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0.26pt solid #000000" fo:wrap-option="wrap" fo:border-left="none" fo:border-right="none" fo:border-top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26pt solid #000000" fo:border-left="none" fo:border-right="none" fo:border-top="none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22" style:family="table-cell" style:parent-style-name="Default">
      <style:table-cell-properties fo:border-bottom="none" fo:border-left="none" fo:border-right="0.26pt solid #000000" fo:border-top="none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28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9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30" style:family="table-cell" style:parent-style-name="Default">
      <style:table-cell-properties fo:border-bottom="none" fo:background-color="#00ff00" fo:border-left="none" fo:border-right="0.26pt solid #000000" fo:border-top="none"/>
    </style:style>
    <style:style style:name="ce31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32" style:family="table-cell" style:parent-style-name="Default">
      <style:table-cell-properties fo:border-bottom="none" fo:background-color="#ccffff" fo:border-left="none" fo:border-right="0.26pt solid #000000" fo:border-top="none"/>
    </style:style>
    <style:style style:name="ce33" style:family="table-cell" style:parent-style-name="Default">
      <style:table-cell-properties fo:border-bottom="none" fo:background-color="transparent" fo:border-left="0.26pt solid #000000" fo:border-right="none" fo:border-top="none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aecf00" fo:border-left="none" fo:border-right="0.26pt solid #000000" fo:border-top="none"/>
      <style:text-properties style:use-window-font-color="true"/>
    </style:style>
    <style:style style:name="ce37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00ff00" fo:border-left="none" fo:border-right="0.26pt solid #000000" fo:border-top="none"/>
      <style:text-properties style:use-window-font-color="true"/>
    </style:style>
    <style:style style:name="ce39" style:family="table-cell" style:parent-style-name="Default">
      <style:table-cell-properties fo:border-bottom="none" fo:background-color="#ffcc99" fo:border-left="none" fo:border-right="0.26pt solid #000000" fo:border-top="none"/>
      <style:text-properties style:use-window-font-color="true"/>
    </style:style>
    <style:style style:name="ce40" style:family="table-cell" style:parent-style-name="Default">
      <style:table-cell-properties fo:border-bottom="none" fo:background-color="#ccffff" fo:border-left="none" fo:border-right="0.26pt solid #000000" fo:border-top="none"/>
      <style:text-properties style:use-window-font-color="true"/>
    </style:style>
    <style:style style:name="ce41" style:family="table-cell" style:parent-style-name="Default">
      <style:table-cell-properties fo:background-color="#ccffff"/>
      <style:text-properties style:use-window-font-color="true"/>
    </style:style>
    <style:style style:name="ce42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4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ce7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07" table:default-cell-style-name="Default"/>
        <table:table-row table:style-name="ro2"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 table:style-name="ce1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table:number-columns-repeated="6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3">
          <table:table-cell table:style-name="ce2"/>
          <table:table-cell table:number-columns-repeated="6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3" table:number-rows-spanned="1">
            <text:p>Case (en m terrain)</text:p>
          </table:table-cell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2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5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10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43" table:number-columns-repeated="1006"/>
          <table:table-cell table:number-columns-repeated="3"/>
        </table:table-row>
        <table:table-row table:style-name="ro5">
          <table:table-cell table:style-name="ce4"/>
          <table:table-cell table:style-name="ce10" office:value-type="string" calcext:value-type="string" table:number-columns-spanned="2" table:number-rows-spanned="1">
            <text:p>Emprise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4" table:number-columns-repeated="1006"/>
          <table:table-cell table:style-name="ce2"/>
          <table:table-cell table:number-columns-repeated="2"/>
        </table:table-row>
        <table:table-row table:style-name="ro6">
          <table:table-cell table:style-name="ce5" office:value-type="string" calcext:value-type="string">
            <text:p>Case</text:p>
          </table:table-cell>
          <table:table-cell table:style-name="ce11" office:value-type="string" calcext:value-type="string">
            <text:p>Largeur Terrain (Axe Horizontal)</text:p>
          </table:table-cell>
          <table:table-cell table:style-name="ce21" office:value-type="string" calcext:value-type="string">
            <text:p>Hauteur Terrain (Axe Vertical)</text:p>
          </table:table-cell>
          <table:table-cell table:style-name="ce5" office:value-type="string" calcext:value-type="string">
            <text:p>Largeur_0200_mm</text:p>
          </table:table-cell>
          <table:table-cell table:style-name="ce11" office:value-type="string" calcext:value-type="string">
            <text:p>Hauteur_0200_mm</text:p>
          </table:table-cell>
          <table:table-cell table:style-name="ce11" office:value-type="string" calcext:value-type="string">
            <text:p>Largeur_0200_Marges_mm</text:p>
          </table:table-cell>
          <table:table-cell table:style-name="ce21" office:value-type="string" calcext:value-type="string">
            <text:p>Hauteur_0200_Marges_mm</text:p>
          </table:table-cell>
          <table:table-cell table:style-name="ce5" office:value-type="string" calcext:value-type="string">
            <text:p>Largeur_0500_mm</text:p>
          </table:table-cell>
          <table:table-cell table:style-name="ce11" office:value-type="string" calcext:value-type="string">
            <text:p>Hauteur_0500_mm</text:p>
          </table:table-cell>
          <table:table-cell table:style-name="ce11" office:value-type="string" calcext:value-type="string">
            <text:p>Largeur_0500_Marges_mm</text:p>
          </table:table-cell>
          <table:table-cell table:style-name="ce21" office:value-type="string" calcext:value-type="string">
            <text:p>Hauteur_0500_Marges_mm</text:p>
          </table:table-cell>
          <table:table-cell table:style-name="ce5" office:value-type="string" calcext:value-type="string">
            <text:p>Largeur_1000_mm</text:p>
          </table:table-cell>
          <table:table-cell table:style-name="ce11" office:value-type="string" calcext:value-type="string">
            <text:p>Hauteur_1000_mm</text:p>
          </table:table-cell>
          <table:table-cell table:style-name="ce11" office:value-type="string" calcext:value-type="string">
            <text:p>Largeur_1000_Marges_mm</text:p>
          </table:table-cell>
          <table:table-cell table:style-name="ce21" office:value-type="string" calcext:value-type="string">
            <text:p>Hauteur_1000_Marges_mm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22" table:formula="of:=[.B13]*[.C$27]/[.B$27]" office:value-type="float" office:value="5" calcext:value-type="float">
            <text:p>5</text:p>
          </table:table-cell>
          <table:table-cell table:style-name="ce7" table:formula="of:=1000*[.B13]*1/200" office:value-type="float" office:value="35" calcext:value-type="float">
            <text:p>35</text:p>
          </table:table-cell>
          <table:table-cell table:style-name="ce24" table:formula="of:=1000*[.C13]*1/200" office:value-type="float" office:value="25" calcext:value-type="float">
            <text:p>25</text:p>
          </table:table-cell>
          <table:table-cell table:style-name="ce24" table:formula="of:=[.D13]+40" office:value-type="float" office:value="75" calcext:value-type="float">
            <text:p>75</text:p>
          </table:table-cell>
          <table:table-cell table:style-name="ce27" table:formula="of:=[.E13]+20" office:value-type="float" office:value="45" calcext:value-type="float">
            <text:p>45</text:p>
          </table:table-cell>
          <table:table-cell table:style-name="ce33" table:formula="of:=1000*[.B13]*1/500" office:value-type="float" office:value="14" calcext:value-type="float">
            <text:p>14</text:p>
          </table:table-cell>
          <table:table-cell table:style-name="ce34" table:formula="of:=1000*[.C13]*1/500" office:value-type="float" office:value="10" calcext:value-type="float">
            <text:p>10</text:p>
          </table:table-cell>
          <table:table-cell table:style-name="ce34" table:formula="of:=[.H13]+40" office:value-type="float" office:value="54" calcext:value-type="float">
            <text:p>54</text:p>
          </table:table-cell>
          <table:table-cell table:style-name="ce35" table:formula="of:=[.I13]+20" office:value-type="float" office:value="30" calcext:value-type="float">
            <text:p>30</text:p>
          </table:table-cell>
          <table:table-cell table:style-name="ce7" table:formula="of:=1000*[.B13]*1/1000" office:value-type="float" office:value="7" calcext:value-type="float">
            <text:p>7</text:p>
          </table:table-cell>
          <table:table-cell table:formula="of:=1000*[.C13]*1/1000" office:value-type="float" office:value="5" calcext:value-type="float">
            <text:p>5</text:p>
          </table:table-cell>
          <table:table-cell table:formula="of:=[.L13]+40" office:value-type="float" office:value="47" calcext:value-type="float">
            <text:p>47</text:p>
          </table:table-cell>
          <table:table-cell table:style-name="ce22" table:formula="of:=[.M13]+20" office:value-type="float" office:value="25" calcext:value-type="float">
            <text:p>2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14" calcext:value-type="float">
            <text:p>14</text:p>
          </table:table-cell>
          <table:table-cell table:style-name="ce22" table:formula="of:=[.B14]*[.C$27]/[.B$27]" office:value-type="float" office:value="10" calcext:value-type="float">
            <text:p>10</text:p>
          </table:table-cell>
          <table:table-cell table:style-name="ce7" table:formula="of:=1000*[.B14]*1/200" office:value-type="float" office:value="70" calcext:value-type="float">
            <text:p>70</text:p>
          </table:table-cell>
          <table:table-cell table:style-name="ce24" table:formula="of:=1000*[.C14]*1/200" office:value-type="float" office:value="50" calcext:value-type="float">
            <text:p>50</text:p>
          </table:table-cell>
          <table:table-cell table:style-name="ce24" table:formula="of:=[.D14]+40" office:value-type="float" office:value="110" calcext:value-type="float">
            <text:p>110</text:p>
          </table:table-cell>
          <table:table-cell table:style-name="ce27" table:formula="of:=[.E14]+20" office:value-type="float" office:value="70" calcext:value-type="float">
            <text:p>70</text:p>
          </table:table-cell>
          <table:table-cell table:style-name="ce33" table:formula="of:=1000*[.B14]*1/500" office:value-type="float" office:value="28" calcext:value-type="float">
            <text:p>28</text:p>
          </table:table-cell>
          <table:table-cell table:style-name="ce34" table:formula="of:=1000*[.C14]*1/500" office:value-type="float" office:value="20" calcext:value-type="float">
            <text:p>20</text:p>
          </table:table-cell>
          <table:table-cell table:style-name="ce34" table:formula="of:=[.H14]+40" office:value-type="float" office:value="68" calcext:value-type="float">
            <text:p>68</text:p>
          </table:table-cell>
          <table:table-cell table:style-name="ce35" table:formula="of:=[.I14]+20" office:value-type="float" office:value="40" calcext:value-type="float">
            <text:p>40</text:p>
          </table:table-cell>
          <table:table-cell table:style-name="ce7" table:formula="of:=1000*[.B14]*1/1000" office:value-type="float" office:value="14" calcext:value-type="float">
            <text:p>14</text:p>
          </table:table-cell>
          <table:table-cell table:formula="of:=1000*[.C14]*1/1000" office:value-type="float" office:value="10" calcext:value-type="float">
            <text:p>10</text:p>
          </table:table-cell>
          <table:table-cell table:formula="of:=[.L14]+40" office:value-type="float" office:value="54" calcext:value-type="float">
            <text:p>54</text:p>
          </table:table-cell>
          <table:table-cell table:style-name="ce22" table:formula="of:=[.M14]+20" office:value-type="float" office:value="30" calcext:value-type="float">
            <text:p>3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21" calcext:value-type="float">
            <text:p>21</text:p>
          </table:table-cell>
          <table:table-cell table:style-name="ce22" table:formula="of:=[.B15]*[.C$27]/[.B$27]" office:value-type="float" office:value="15" calcext:value-type="float">
            <text:p>15</text:p>
          </table:table-cell>
          <table:table-cell table:style-name="ce7" table:formula="of:=1000*[.B15]*1/200" office:value-type="float" office:value="105" calcext:value-type="float">
            <text:p>105</text:p>
          </table:table-cell>
          <table:table-cell table:style-name="ce24" table:formula="of:=1000*[.C15]*1/200" office:value-type="float" office:value="75" calcext:value-type="float">
            <text:p>75</text:p>
          </table:table-cell>
          <table:table-cell table:style-name="ce24" table:formula="of:=[.D15]+40" office:value-type="float" office:value="145" calcext:value-type="float">
            <text:p>145</text:p>
          </table:table-cell>
          <table:table-cell table:style-name="ce27" table:formula="of:=[.E15]+20" office:value-type="float" office:value="95" calcext:value-type="float">
            <text:p>95</text:p>
          </table:table-cell>
          <table:table-cell table:style-name="ce33" table:formula="of:=1000*[.B15]*1/500" office:value-type="float" office:value="42" calcext:value-type="float">
            <text:p>42</text:p>
          </table:table-cell>
          <table:table-cell table:style-name="ce34" table:formula="of:=1000*[.C15]*1/500" office:value-type="float" office:value="30" calcext:value-type="float">
            <text:p>30</text:p>
          </table:table-cell>
          <table:table-cell table:style-name="ce34" table:formula="of:=[.H15]+40" office:value-type="float" office:value="82" calcext:value-type="float">
            <text:p>82</text:p>
          </table:table-cell>
          <table:table-cell table:style-name="ce35" table:formula="of:=[.I15]+20" office:value-type="float" office:value="50" calcext:value-type="float">
            <text:p>50</text:p>
          </table:table-cell>
          <table:table-cell table:style-name="ce7" table:formula="of:=1000*[.B15]*1/1000" office:value-type="float" office:value="21" calcext:value-type="float">
            <text:p>21</text:p>
          </table:table-cell>
          <table:table-cell table:formula="of:=1000*[.C15]*1/1000" office:value-type="float" office:value="15" calcext:value-type="float">
            <text:p>15</text:p>
          </table:table-cell>
          <table:table-cell table:formula="of:=[.L15]+40" office:value-type="float" office:value="61" calcext:value-type="float">
            <text:p>61</text:p>
          </table:table-cell>
          <table:table-cell table:style-name="ce22" table:formula="of:=[.M15]+20" office:value-type="float" office:value="35" calcext:value-type="float">
            <text:p>3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28" calcext:value-type="float">
            <text:p>28</text:p>
          </table:table-cell>
          <table:table-cell table:style-name="ce22" table:formula="of:=[.B16]*[.C$27]/[.B$27]" office:value-type="float" office:value="20" calcext:value-type="float">
            <text:p>20</text:p>
          </table:table-cell>
          <table:table-cell table:style-name="ce7" table:formula="of:=1000*[.B16]*1/200" office:value-type="float" office:value="140" calcext:value-type="float">
            <text:p>140</text:p>
          </table:table-cell>
          <table:table-cell table:style-name="ce24" table:formula="of:=1000*[.C16]*1/200" office:value-type="float" office:value="100" calcext:value-type="float">
            <text:p>100</text:p>
          </table:table-cell>
          <table:table-cell table:style-name="ce24" table:formula="of:=[.D16]+40" office:value-type="float" office:value="180" calcext:value-type="float">
            <text:p>180</text:p>
          </table:table-cell>
          <table:table-cell table:style-name="ce27" table:formula="of:=[.E16]+20" office:value-type="float" office:value="120" calcext:value-type="float">
            <text:p>120</text:p>
          </table:table-cell>
          <table:table-cell table:style-name="ce33" table:formula="of:=1000*[.B16]*1/500" office:value-type="float" office:value="56" calcext:value-type="float">
            <text:p>56</text:p>
          </table:table-cell>
          <table:table-cell table:style-name="ce34" table:formula="of:=1000*[.C16]*1/500" office:value-type="float" office:value="40" calcext:value-type="float">
            <text:p>40</text:p>
          </table:table-cell>
          <table:table-cell table:style-name="ce34" table:formula="of:=[.H16]+40" office:value-type="float" office:value="96" calcext:value-type="float">
            <text:p>96</text:p>
          </table:table-cell>
          <table:table-cell table:style-name="ce35" table:formula="of:=[.I16]+20" office:value-type="float" office:value="60" calcext:value-type="float">
            <text:p>60</text:p>
          </table:table-cell>
          <table:table-cell table:style-name="ce7" table:formula="of:=1000*[.B16]*1/1000" office:value-type="float" office:value="28" calcext:value-type="float">
            <text:p>28</text:p>
          </table:table-cell>
          <table:table-cell table:formula="of:=1000*[.C16]*1/1000" office:value-type="float" office:value="20" calcext:value-type="float">
            <text:p>20</text:p>
          </table:table-cell>
          <table:table-cell table:formula="of:=[.L16]+40" office:value-type="float" office:value="68" calcext:value-type="float">
            <text:p>68</text:p>
          </table:table-cell>
          <table:table-cell table:style-name="ce22" table:formula="of:=[.M16]+20" office:value-type="float" office:value="40" calcext:value-type="float">
            <text:p>4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35" calcext:value-type="float">
            <text:p>35</text:p>
          </table:table-cell>
          <table:table-cell table:style-name="ce22" table:formula="of:=[.B17]*[.C$27]/[.B$27]" office:value-type="float" office:value="25" calcext:value-type="float">
            <text:p>25</text:p>
          </table:table-cell>
          <table:table-cell table:style-name="ce7" table:formula="of:=1000*[.B17]*1/200" office:value-type="float" office:value="175" calcext:value-type="float">
            <text:p>175</text:p>
          </table:table-cell>
          <table:table-cell table:style-name="ce24" table:formula="of:=1000*[.C17]*1/200" office:value-type="float" office:value="125" calcext:value-type="float">
            <text:p>125</text:p>
          </table:table-cell>
          <table:table-cell table:style-name="ce24" table:formula="of:=[.D17]+40" office:value-type="float" office:value="215" calcext:value-type="float">
            <text:p>215</text:p>
          </table:table-cell>
          <table:table-cell table:style-name="ce27" table:formula="of:=[.E17]+20" office:value-type="float" office:value="145" calcext:value-type="float">
            <text:p>145</text:p>
          </table:table-cell>
          <table:table-cell table:style-name="ce33" table:formula="of:=1000*[.B17]*1/500" office:value-type="float" office:value="70" calcext:value-type="float">
            <text:p>70</text:p>
          </table:table-cell>
          <table:table-cell table:style-name="ce34" table:formula="of:=1000*[.C17]*1/500" office:value-type="float" office:value="50" calcext:value-type="float">
            <text:p>50</text:p>
          </table:table-cell>
          <table:table-cell table:style-name="ce34" table:formula="of:=[.H17]+40" office:value-type="float" office:value="110" calcext:value-type="float">
            <text:p>110</text:p>
          </table:table-cell>
          <table:table-cell table:style-name="ce35" table:formula="of:=[.I17]+20" office:value-type="float" office:value="70" calcext:value-type="float">
            <text:p>70</text:p>
          </table:table-cell>
          <table:table-cell table:style-name="ce7" table:formula="of:=1000*[.B17]*1/1000" office:value-type="float" office:value="35" calcext:value-type="float">
            <text:p>35</text:p>
          </table:table-cell>
          <table:table-cell table:formula="of:=1000*[.C17]*1/1000" office:value-type="float" office:value="25" calcext:value-type="float">
            <text:p>25</text:p>
          </table:table-cell>
          <table:table-cell table:formula="of:=[.L17]+40" office:value-type="float" office:value="75" calcext:value-type="float">
            <text:p>75</text:p>
          </table:table-cell>
          <table:table-cell table:style-name="ce22" table:formula="of:=[.M17]+20" office:value-type="float" office:value="45" calcext:value-type="float">
            <text:p>4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 office:value-type="string" calcext:value-type="string">
            <text:p>00042x00030</text:p>
          </table:table-cell>
          <table:table-cell table:style-name="ce12" office:value-type="float" office:value="42" calcext:value-type="float">
            <text:p>42</text:p>
          </table:table-cell>
          <table:table-cell table:style-name="ce22" table:formula="of:=[.B18]*[.C$27]/[.B$27]" office:value-type="float" office:value="30" calcext:value-type="float">
            <text:p>30</text:p>
          </table:table-cell>
          <table:table-cell table:style-name="ce7" table:formula="of:=1000*[.B18]*1/200" office:value-type="float" office:value="210" calcext:value-type="float">
            <text:p>210</text:p>
          </table:table-cell>
          <table:table-cell table:style-name="ce24" table:formula="of:=1000*[.C18]*1/200" office:value-type="float" office:value="150" calcext:value-type="float">
            <text:p>150</text:p>
          </table:table-cell>
          <table:table-cell table:style-name="ce14" table:formula="of:=[.D18]+40" office:value-type="float" office:value="250" calcext:value-type="float">
            <text:p>250</text:p>
          </table:table-cell>
          <table:table-cell table:style-name="ce28" table:formula="of:=[.E18]+20" office:value-type="float" office:value="170" calcext:value-type="float">
            <text:p>170</text:p>
          </table:table-cell>
          <table:table-cell table:style-name="ce33" table:formula="of:=1000*[.B18]*1/500" office:value-type="float" office:value="84" calcext:value-type="float">
            <text:p>84</text:p>
          </table:table-cell>
          <table:table-cell table:style-name="ce34" table:formula="of:=1000*[.C18]*1/500" office:value-type="float" office:value="60" calcext:value-type="float">
            <text:p>60</text:p>
          </table:table-cell>
          <table:table-cell table:style-name="ce34" table:formula="of:=[.H18]+40" office:value-type="float" office:value="124" calcext:value-type="float">
            <text:p>124</text:p>
          </table:table-cell>
          <table:table-cell table:style-name="ce35" table:formula="of:=[.I18]+20" office:value-type="float" office:value="80" calcext:value-type="float">
            <text:p>80</text:p>
          </table:table-cell>
          <table:table-cell table:style-name="ce7" table:formula="of:=1000*[.B18]*1/1000" office:value-type="float" office:value="42" calcext:value-type="float">
            <text:p>42</text:p>
          </table:table-cell>
          <table:table-cell table:formula="of:=1000*[.C18]*1/1000" office:value-type="float" office:value="30" calcext:value-type="float">
            <text:p>30</text:p>
          </table:table-cell>
          <table:table-cell table:formula="of:=[.L18]+40" office:value-type="float" office:value="82" calcext:value-type="float">
            <text:p>82</text:p>
          </table:table-cell>
          <table:table-cell table:style-name="ce22" table:formula="of:=[.M18]+20" office:value-type="float" office:value="50" calcext:value-type="float">
            <text:p>5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49" calcext:value-type="float">
            <text:p>49</text:p>
          </table:table-cell>
          <table:table-cell table:style-name="ce22" table:formula="of:=[.B19]*[.C$27]/[.B$27]" office:value-type="float" office:value="35" calcext:value-type="float">
            <text:p>35</text:p>
          </table:table-cell>
          <table:table-cell table:style-name="ce7" table:formula="of:=1000*[.B19]*1/200" office:value-type="float" office:value="245" calcext:value-type="float">
            <text:p>245</text:p>
          </table:table-cell>
          <table:table-cell table:style-name="ce24" table:formula="of:=1000*[.C19]*1/200" office:value-type="float" office:value="175" calcext:value-type="float">
            <text:p>175</text:p>
          </table:table-cell>
          <table:table-cell table:style-name="ce24" table:formula="of:=[.D19]+40" office:value-type="float" office:value="285" calcext:value-type="float">
            <text:p>285</text:p>
          </table:table-cell>
          <table:table-cell table:style-name="ce27" table:formula="of:=[.E19]+20" office:value-type="float" office:value="195" calcext:value-type="float">
            <text:p>195</text:p>
          </table:table-cell>
          <table:table-cell table:style-name="ce33" table:formula="of:=1000*[.B19]*1/500" office:value-type="float" office:value="98" calcext:value-type="float">
            <text:p>98</text:p>
          </table:table-cell>
          <table:table-cell table:style-name="ce34" table:formula="of:=1000*[.C19]*1/500" office:value-type="float" office:value="70" calcext:value-type="float">
            <text:p>70</text:p>
          </table:table-cell>
          <table:table-cell table:style-name="ce34" table:formula="of:=[.H19]+40" office:value-type="float" office:value="138" calcext:value-type="float">
            <text:p>138</text:p>
          </table:table-cell>
          <table:table-cell table:style-name="ce35" table:formula="of:=[.I19]+20" office:value-type="float" office:value="90" calcext:value-type="float">
            <text:p>90</text:p>
          </table:table-cell>
          <table:table-cell table:style-name="ce7" table:formula="of:=1000*[.B19]*1/1000" office:value-type="float" office:value="49" calcext:value-type="float">
            <text:p>49</text:p>
          </table:table-cell>
          <table:table-cell table:formula="of:=1000*[.C19]*1/1000" office:value-type="float" office:value="35" calcext:value-type="float">
            <text:p>35</text:p>
          </table:table-cell>
          <table:table-cell table:formula="of:=[.L19]+40" office:value-type="float" office:value="89" calcext:value-type="float">
            <text:p>89</text:p>
          </table:table-cell>
          <table:table-cell table:style-name="ce22" table:formula="of:=[.M19]+20" office:value-type="float" office:value="55" calcext:value-type="float">
            <text:p>5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56" calcext:value-type="float">
            <text:p>56</text:p>
          </table:table-cell>
          <table:table-cell table:style-name="ce22" table:formula="of:=[.B20]*[.C$27]/[.B$27]" office:value-type="float" office:value="40" calcext:value-type="float">
            <text:p>40</text:p>
          </table:table-cell>
          <table:table-cell table:style-name="ce7" table:formula="of:=1000*[.B20]*1/200" office:value-type="float" office:value="280" calcext:value-type="float">
            <text:p>280</text:p>
          </table:table-cell>
          <table:table-cell table:style-name="ce24" table:formula="of:=1000*[.C20]*1/200" office:value-type="float" office:value="200" calcext:value-type="float">
            <text:p>200</text:p>
          </table:table-cell>
          <table:table-cell table:style-name="ce24" table:formula="of:=[.D20]+40" office:value-type="float" office:value="320" calcext:value-type="float">
            <text:p>320</text:p>
          </table:table-cell>
          <table:table-cell table:style-name="ce27" table:formula="of:=[.E20]+20" office:value-type="float" office:value="220" calcext:value-type="float">
            <text:p>220</text:p>
          </table:table-cell>
          <table:table-cell table:style-name="ce33" table:formula="of:=1000*[.B20]*1/500" office:value-type="float" office:value="112" calcext:value-type="float">
            <text:p>112</text:p>
          </table:table-cell>
          <table:table-cell table:style-name="ce34" table:formula="of:=1000*[.C20]*1/500" office:value-type="float" office:value="80" calcext:value-type="float">
            <text:p>80</text:p>
          </table:table-cell>
          <table:table-cell table:style-name="ce34" table:formula="of:=[.H20]+40" office:value-type="float" office:value="152" calcext:value-type="float">
            <text:p>152</text:p>
          </table:table-cell>
          <table:table-cell table:style-name="ce35" table:formula="of:=[.I20]+20" office:value-type="float" office:value="100" calcext:value-type="float">
            <text:p>100</text:p>
          </table:table-cell>
          <table:table-cell table:style-name="ce7" table:formula="of:=1000*[.B20]*1/1000" office:value-type="float" office:value="56" calcext:value-type="float">
            <text:p>56</text:p>
          </table:table-cell>
          <table:table-cell table:formula="of:=1000*[.C20]*1/1000" office:value-type="float" office:value="40" calcext:value-type="float">
            <text:p>40</text:p>
          </table:table-cell>
          <table:table-cell table:formula="of:=[.L20]+40" office:value-type="float" office:value="96" calcext:value-type="float">
            <text:p>96</text:p>
          </table:table-cell>
          <table:table-cell table:style-name="ce22" table:formula="of:=[.M20]+20" office:value-type="float" office:value="60" calcext:value-type="float">
            <text:p>6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6"/>
          <table:table-cell table:style-name="ce12" office:value-type="float" office:value="63" calcext:value-type="float">
            <text:p>63</text:p>
          </table:table-cell>
          <table:table-cell table:style-name="ce22" table:formula="of:=[.B21]*[.C$27]/[.B$27]" office:value-type="float" office:value="45" calcext:value-type="float">
            <text:p>45</text:p>
          </table:table-cell>
          <table:table-cell table:style-name="ce7" table:formula="of:=1000*[.B21]*1/200" office:value-type="float" office:value="315" calcext:value-type="float">
            <text:p>315</text:p>
          </table:table-cell>
          <table:table-cell table:style-name="ce24" table:formula="of:=1000*[.C21]*1/200" office:value-type="float" office:value="225" calcext:value-type="float">
            <text:p>225</text:p>
          </table:table-cell>
          <table:table-cell table:style-name="ce24" table:formula="of:=[.D21]+40" office:value-type="float" office:value="355" calcext:value-type="float">
            <text:p>355</text:p>
          </table:table-cell>
          <table:table-cell table:style-name="ce27" table:formula="of:=[.E21]+20" office:value-type="float" office:value="245" calcext:value-type="float">
            <text:p>245</text:p>
          </table:table-cell>
          <table:table-cell table:style-name="ce33" table:formula="of:=1000*[.B21]*1/500" office:value-type="float" office:value="126" calcext:value-type="float">
            <text:p>126</text:p>
          </table:table-cell>
          <table:table-cell table:style-name="ce34" table:formula="of:=1000*[.C21]*1/500" office:value-type="float" office:value="90" calcext:value-type="float">
            <text:p>90</text:p>
          </table:table-cell>
          <table:table-cell table:style-name="ce34" table:formula="of:=[.H21]+40" office:value-type="float" office:value="166" calcext:value-type="float">
            <text:p>166</text:p>
          </table:table-cell>
          <table:table-cell table:style-name="ce35" table:formula="of:=[.I21]+20" office:value-type="float" office:value="110" calcext:value-type="float">
            <text:p>110</text:p>
          </table:table-cell>
          <table:table-cell table:style-name="ce7" table:formula="of:=1000*[.B21]*1/1000" office:value-type="float" office:value="63" calcext:value-type="float">
            <text:p>63</text:p>
          </table:table-cell>
          <table:table-cell table:formula="of:=1000*[.C21]*1/1000" office:value-type="float" office:value="45" calcext:value-type="float">
            <text:p>45</text:p>
          </table:table-cell>
          <table:table-cell table:formula="of:=[.L21]+40" office:value-type="float" office:value="103" calcext:value-type="float">
            <text:p>103</text:p>
          </table:table-cell>
          <table:table-cell table:style-name="ce22" table:formula="of:=[.M21]+20" office:value-type="float" office:value="65" calcext:value-type="float">
            <text:p>65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00070x00050</text:p>
          </table:table-cell>
          <table:table-cell office:value-type="float" office:value="70" calcext:value-type="float">
            <text:p>70</text:p>
          </table:table-cell>
          <table:table-cell table:style-name="ce22" table:formula="of:=[.B22]*[.C$27]/[.B$27]" office:value-type="float" office:value="50" calcext:value-type="float">
            <text:p>50</text:p>
          </table:table-cell>
          <table:table-cell table:style-name="ce7" table:formula="of:=1000*[.B22]*1/200" office:value-type="float" office:value="350" calcext:value-type="float">
            <text:p>350</text:p>
          </table:table-cell>
          <table:table-cell table:style-name="ce24" table:formula="of:=1000*[.C22]*1/200" office:value-type="float" office:value="250" calcext:value-type="float">
            <text:p>250</text:p>
          </table:table-cell>
          <table:table-cell table:style-name="ce15" table:formula="of:=[.D22]+40" office:value-type="float" office:value="390" calcext:value-type="float">
            <text:p>390</text:p>
          </table:table-cell>
          <table:table-cell table:style-name="ce29" table:formula="of:=[.E22]+20" office:value-type="float" office:value="270" calcext:value-type="float">
            <text:p>270</text:p>
          </table:table-cell>
          <table:table-cell table:formula="of:=1000*[.B22]*1/500" office:value-type="float" office:value="140" calcext:value-type="float">
            <text:p>140</text:p>
          </table:table-cell>
          <table:table-cell table:style-name="ce34" table:formula="of:=1000*[.C22]*1/500" office:value-type="float" office:value="100" calcext:value-type="float">
            <text:p>100</text:p>
          </table:table-cell>
          <table:table-cell table:style-name="ce24" table:formula="of:=[.H22]+40" office:value-type="float" office:value="180" calcext:value-type="float">
            <text:p>180</text:p>
          </table:table-cell>
          <table:table-cell table:style-name="ce35" table:formula="of:=[.I22]+20" office:value-type="float" office:value="120" calcext:value-type="float">
            <text:p>120</text:p>
          </table:table-cell>
          <table:table-cell table:style-name="ce7" table:formula="of:=1000*[.B22]*1/1000" office:value-type="float" office:value="70" calcext:value-type="float">
            <text:p>70</text:p>
          </table:table-cell>
          <table:table-cell table:formula="of:=1000*[.C22]*1/1000" office:value-type="float" office:value="50" calcext:value-type="float">
            <text:p>50</text:p>
          </table:table-cell>
          <table:table-cell table:formula="of:=[.L22]+40" office:value-type="float" office:value="110" calcext:value-type="float">
            <text:p>110</text:p>
          </table:table-cell>
          <table:table-cell table:style-name="ce22" table:formula="of:=[.M22]+20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2" office:value-type="float" office:value="77" calcext:value-type="float">
            <text:p>77</text:p>
          </table:table-cell>
          <table:table-cell table:style-name="ce22" table:formula="of:=[.B23]*[.C$27]/[.B$27]" office:value-type="float" office:value="55" calcext:value-type="float">
            <text:p>55</text:p>
          </table:table-cell>
          <table:table-cell table:style-name="ce7" table:formula="of:=1000*[.B23]*1/200" office:value-type="float" office:value="385" calcext:value-type="float">
            <text:p>385</text:p>
          </table:table-cell>
          <table:table-cell table:style-name="ce24" table:formula="of:=1000*[.C23]*1/200" office:value-type="float" office:value="275" calcext:value-type="float">
            <text:p>275</text:p>
          </table:table-cell>
          <table:table-cell table:style-name="ce24" table:formula="of:=[.D23]+40" office:value-type="float" office:value="425" calcext:value-type="float">
            <text:p>425</text:p>
          </table:table-cell>
          <table:table-cell table:style-name="ce27" table:formula="of:=[.E23]+20" office:value-type="float" office:value="295" calcext:value-type="float">
            <text:p>295</text:p>
          </table:table-cell>
          <table:table-cell table:style-name="ce33" table:formula="of:=1000*[.B23]*1/500" office:value-type="float" office:value="154" calcext:value-type="float">
            <text:p>154</text:p>
          </table:table-cell>
          <table:table-cell table:style-name="ce34" table:formula="of:=1000*[.C23]*1/500" office:value-type="float" office:value="110" calcext:value-type="float">
            <text:p>110</text:p>
          </table:table-cell>
          <table:table-cell table:style-name="ce34" table:formula="of:=[.H23]+40" office:value-type="float" office:value="194" calcext:value-type="float">
            <text:p>194</text:p>
          </table:table-cell>
          <table:table-cell table:style-name="ce35" table:formula="of:=[.I23]+20" office:value-type="float" office:value="130" calcext:value-type="float">
            <text:p>130</text:p>
          </table:table-cell>
          <table:table-cell table:style-name="ce7" table:formula="of:=1000*[.B23]*1/1000" office:value-type="float" office:value="77" calcext:value-type="float">
            <text:p>77</text:p>
          </table:table-cell>
          <table:table-cell table:formula="of:=1000*[.C23]*1/1000" office:value-type="float" office:value="55" calcext:value-type="float">
            <text:p>55</text:p>
          </table:table-cell>
          <table:table-cell table:formula="of:=[.L23]+40" office:value-type="float" office:value="117" calcext:value-type="float">
            <text:p>117</text:p>
          </table:table-cell>
          <table:table-cell table:style-name="ce22" table:formula="of:=[.M23]+20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7"/>
          <table:table-cell table:formula="of:=112-28" office:value-type="float" office:value="84" calcext:value-type="float">
            <text:p>84</text:p>
          </table:table-cell>
          <table:table-cell table:style-name="ce22" table:formula="of:=[.B24]*[.C$27]/[.B$27]" office:value-type="float" office:value="60" calcext:value-type="float">
            <text:p>60</text:p>
          </table:table-cell>
          <table:table-cell table:style-name="ce7" table:formula="of:=1000*[.B24]*1/200" office:value-type="float" office:value="420" calcext:value-type="float">
            <text:p>420</text:p>
          </table:table-cell>
          <table:table-cell table:style-name="ce24" table:formula="of:=1000*[.C24]*1/200" office:value-type="float" office:value="300" calcext:value-type="float">
            <text:p>300</text:p>
          </table:table-cell>
          <table:table-cell table:formula="of:=[.D24]+40" office:value-type="float" office:value="460" calcext:value-type="float">
            <text:p>460</text:p>
          </table:table-cell>
          <table:table-cell table:style-name="ce27" table:formula="of:=[.E24]+20" office:value-type="float" office:value="320" calcext:value-type="float">
            <text:p>320</text:p>
          </table:table-cell>
          <table:table-cell table:formula="of:=1000*[.B24]*1/500" office:value-type="float" office:value="168" calcext:value-type="float">
            <text:p>168</text:p>
          </table:table-cell>
          <table:table-cell table:style-name="ce34" table:formula="of:=1000*[.C24]*1/500" office:value-type="float" office:value="120" calcext:value-type="float">
            <text:p>120</text:p>
          </table:table-cell>
          <table:table-cell table:style-name="ce24" table:formula="of:=[.H24]+40" office:value-type="float" office:value="208" calcext:value-type="float">
            <text:p>208</text:p>
          </table:table-cell>
          <table:table-cell table:style-name="ce35" table:formula="of:=[.I24]+20" office:value-type="float" office:value="140" calcext:value-type="float">
            <text:p>140</text:p>
          </table:table-cell>
          <table:table-cell table:style-name="ce7" table:formula="of:=1000*[.B24]*1/1000" office:value-type="float" office:value="84" calcext:value-type="float">
            <text:p>84</text:p>
          </table:table-cell>
          <table:table-cell table:formula="of:=1000*[.C24]*1/1000" office:value-type="float" office:value="60" calcext:value-type="float">
            <text:p>60</text:p>
          </table:table-cell>
          <table:table-cell table:style-name="ce24" table:formula="of:=[.L24]+40" office:value-type="float" office:value="124" calcext:value-type="float">
            <text:p>124</text:p>
          </table:table-cell>
          <table:table-cell table:style-name="ce22" table:formula="of:=[.M24]+2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098x00070</text:p>
          </table:table-cell>
          <table:table-cell office:value-type="float" office:value="98" calcext:value-type="float">
            <text:p>98</text:p>
          </table:table-cell>
          <table:table-cell table:style-name="ce22" table:formula="of:=[.B25]*[.C$27]/[.B$27]" office:value-type="float" office:value="70" calcext:value-type="float">
            <text:p>70</text:p>
          </table:table-cell>
          <table:table-cell table:style-name="ce7" table:formula="of:=1000*[.B25]*1/200" office:value-type="float" office:value="490" calcext:value-type="float">
            <text:p>490</text:p>
          </table:table-cell>
          <table:table-cell table:style-name="ce24" table:formula="of:=1000*[.C25]*1/200" office:value-type="float" office:value="350" calcext:value-type="float">
            <text:p>350</text:p>
          </table:table-cell>
          <table:table-cell table:style-name="ce26" table:formula="of:=[.D25]+40" office:value-type="float" office:value="530" calcext:value-type="float">
            <text:p>530</text:p>
          </table:table-cell>
          <table:table-cell table:style-name="ce30" table:formula="of:=[.E25]+20" office:value-type="float" office:value="370" calcext:value-type="float">
            <text:p>370</text:p>
          </table:table-cell>
          <table:table-cell table:formula="of:=1000*[.B25]*1/500" office:value-type="float" office:value="196" calcext:value-type="float">
            <text:p>196</text:p>
          </table:table-cell>
          <table:table-cell table:style-name="ce34" table:formula="of:=1000*[.C25]*1/500" office:value-type="float" office:value="140" calcext:value-type="float">
            <text:p>140</text:p>
          </table:table-cell>
          <table:table-cell table:style-name="ce24" table:formula="of:=[.H25]+40" office:value-type="float" office:value="236" calcext:value-type="float">
            <text:p>236</text:p>
          </table:table-cell>
          <table:table-cell table:style-name="ce35" table:formula="of:=[.I25]+20" office:value-type="float" office:value="160" calcext:value-type="float">
            <text:p>160</text:p>
          </table:table-cell>
          <table:table-cell table:style-name="ce7" table:formula="of:=1000*[.B25]*1/1000" office:value-type="float" office:value="98" calcext:value-type="float">
            <text:p>98</text:p>
          </table:table-cell>
          <table:table-cell table:formula="of:=1000*[.C25]*1/1000" office:value-type="float" office:value="70" calcext:value-type="float">
            <text:p>70</text:p>
          </table:table-cell>
          <table:table-cell table:style-name="ce24" table:formula="of:=[.L25]+40" office:value-type="float" office:value="138" calcext:value-type="float">
            <text:p>138</text:p>
          </table:table-cell>
          <table:table-cell table:style-name="ce22" table:formula="of:=[.M25]+2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12x00080</text:p>
          </table:table-cell>
          <table:table-cell office:value-type="float" office:value="112" calcext:value-type="float">
            <text:p>112</text:p>
          </table:table-cell>
          <table:table-cell table:style-name="ce22" table:formula="of:=[.B26]*[.C$27]/[.B$27]" office:value-type="float" office:value="80" calcext:value-type="float">
            <text:p>80</text:p>
          </table:table-cell>
          <table:table-cell table:style-name="ce7" table:formula="of:=1000*[.B26]*1/200" office:value-type="float" office:value="560" calcext:value-type="float">
            <text:p>560</text:p>
          </table:table-cell>
          <table:table-cell table:style-name="ce24" table:formula="of:=1000*[.C26]*1/200" office:value-type="float" office:value="400" calcext:value-type="float">
            <text:p>400</text:p>
          </table:table-cell>
          <table:table-cell table:formula="of:=[.D26]+40" office:value-type="float" office:value="600" calcext:value-type="float">
            <text:p>600</text:p>
          </table:table-cell>
          <table:table-cell table:style-name="ce27" table:formula="of:=[.E26]+20" office:value-type="float" office:value="420" calcext:value-type="float">
            <text:p>420</text:p>
          </table:table-cell>
          <table:table-cell table:formula="of:=1000*[.B26]*1/500" office:value-type="float" office:value="224" calcext:value-type="float">
            <text:p>224</text:p>
          </table:table-cell>
          <table:table-cell table:style-name="ce34" table:formula="of:=1000*[.C26]*1/500" office:value-type="float" office:value="160" calcext:value-type="float">
            <text:p>160</text:p>
          </table:table-cell>
          <table:table-cell table:style-name="ce14" table:formula="of:=[.H26]+40" office:value-type="float" office:value="264" calcext:value-type="float">
            <text:p>264</text:p>
          </table:table-cell>
          <table:table-cell table:style-name="ce36" table:formula="of:=[.I26]+20" office:value-type="float" office:value="180" calcext:value-type="float">
            <text:p>180</text:p>
          </table:table-cell>
          <table:table-cell table:style-name="ce7" table:formula="of:=1000*[.B26]*1/1000" office:value-type="float" office:value="112" calcext:value-type="float">
            <text:p>112</text:p>
          </table:table-cell>
          <table:table-cell table:formula="of:=1000*[.C26]*1/1000" office:value-type="float" office:value="80" calcext:value-type="float">
            <text:p>80</text:p>
          </table:table-cell>
          <table:table-cell table:style-name="ce24" table:formula="of:=[.L26]+40" office:value-type="float" office:value="152" calcext:value-type="float">
            <text:p>152</text:p>
          </table:table-cell>
          <table:table-cell table:style-name="ce22" table:formula="of:=[.M26]+2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40x00100</text:p>
          </table:table-cell>
          <table:table-cell office:value-type="float" office:value="140" calcext:value-type="float">
            <text:p>140</text:p>
          </table:table-cell>
          <table:table-cell table:style-name="ce22" office:value-type="float" office:value="100" calcext:value-type="float">
            <text:p>100</text:p>
          </table:table-cell>
          <table:table-cell table:style-name="ce7" table:formula="of:=1000*[.B27]*1/200" office:value-type="float" office:value="700" calcext:value-type="float">
            <text:p>700</text:p>
          </table:table-cell>
          <table:table-cell table:style-name="ce24" table:formula="of:=1000*[.C27]*1/200" office:value-type="float" office:value="500" calcext:value-type="float">
            <text:p>500</text:p>
          </table:table-cell>
          <table:table-cell table:style-name="ce17" table:formula="of:=[.D27]+40" office:value-type="float" office:value="740" calcext:value-type="float">
            <text:p>740</text:p>
          </table:table-cell>
          <table:table-cell table:style-name="ce31" table:formula="of:=[.E27]+20" office:value-type="float" office:value="520" calcext:value-type="float">
            <text:p>520</text:p>
          </table:table-cell>
          <table:table-cell table:formula="of:=1000*[.B27]*1/500" office:value-type="float" office:value="280" calcext:value-type="float">
            <text:p>280</text:p>
          </table:table-cell>
          <table:table-cell table:style-name="ce34" table:formula="of:=1000*[.C27]*1/500" office:value-type="float" office:value="200" calcext:value-type="float">
            <text:p>200</text:p>
          </table:table-cell>
          <table:table-cell table:style-name="ce24" table:formula="of:=[.H27]+40" office:value-type="float" office:value="320" calcext:value-type="float">
            <text:p>320</text:p>
          </table:table-cell>
          <table:table-cell table:style-name="ce35" table:formula="of:=[.I27]+20" office:value-type="float" office:value="220" calcext:value-type="float">
            <text:p>220</text:p>
          </table:table-cell>
          <table:table-cell table:style-name="ce7" table:formula="of:=1000*[.B27]*1/1000" office:value-type="float" office:value="140" calcext:value-type="float">
            <text:p>140</text:p>
          </table:table-cell>
          <table:table-cell table:formula="of:=1000*[.C27]*1/1000" office:value-type="float" office:value="100" calcext:value-type="float">
            <text:p>100</text:p>
          </table:table-cell>
          <table:table-cell table:style-name="ce34" table:formula="of:=[.L27]+40" office:value-type="float" office:value="180" calcext:value-type="float">
            <text:p>180</text:p>
          </table:table-cell>
          <table:table-cell table:style-name="ce22" table:formula="of:=[.M27]+2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68x00120</text:p>
          </table:table-cell>
          <table:table-cell office:value-type="float" office:value="168" calcext:value-type="float">
            <text:p>168</text:p>
          </table:table-cell>
          <table:table-cell table:style-name="ce22" table:formula="of:=[.B28]*[.C$27]/[.B$27]" office:value-type="float" office:value="120" calcext:value-type="float">
            <text:p>120</text:p>
          </table:table-cell>
          <table:table-cell table:style-name="ce7" table:formula="of:=1000*[.B28]*1/200" office:value-type="float" office:value="840" calcext:value-type="float">
            <text:p>840</text:p>
          </table:table-cell>
          <table:table-cell table:style-name="ce24" table:formula="of:=1000*[.C28]*1/200" office:value-type="float" office:value="600" calcext:value-type="float">
            <text:p>600</text:p>
          </table:table-cell>
          <table:table-cell table:formula="of:=[.D28]+40" office:value-type="float" office:value="880" calcext:value-type="float">
            <text:p>880</text:p>
          </table:table-cell>
          <table:table-cell table:style-name="ce27" table:formula="of:=[.E28]+20" office:value-type="float" office:value="620" calcext:value-type="float">
            <text:p>620</text:p>
          </table:table-cell>
          <table:table-cell table:formula="of:=1000*[.B28]*1/500" office:value-type="float" office:value="336" calcext:value-type="float">
            <text:p>336</text:p>
          </table:table-cell>
          <table:table-cell table:style-name="ce34" table:formula="of:=1000*[.C28]*1/500" office:value-type="float" office:value="240" calcext:value-type="float">
            <text:p>240</text:p>
          </table:table-cell>
          <table:table-cell table:style-name="ce15" table:formula="of:=[.H28]+40" office:value-type="float" office:value="376" calcext:value-type="float">
            <text:p>376</text:p>
          </table:table-cell>
          <table:table-cell table:style-name="ce37" table:formula="of:=[.I28]+20" office:value-type="float" office:value="260" calcext:value-type="float">
            <text:p>260</text:p>
          </table:table-cell>
          <table:table-cell table:style-name="ce7" table:formula="of:=1000*[.B28]*1/1000" office:value-type="float" office:value="168" calcext:value-type="float">
            <text:p>168</text:p>
          </table:table-cell>
          <table:table-cell table:formula="of:=1000*[.C28]*1/1000" office:value-type="float" office:value="120" calcext:value-type="float">
            <text:p>120</text:p>
          </table:table-cell>
          <table:table-cell table:style-name="ce24" table:formula="of:=[.L28]+40" office:value-type="float" office:value="208" calcext:value-type="float">
            <text:p>208</text:p>
          </table:table-cell>
          <table:table-cell table:style-name="ce22" table:formula="of:=[.M28]+20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182x00130</text:p>
          </table:table-cell>
          <table:table-cell office:value-type="float" office:value="182" calcext:value-type="float">
            <text:p>182</text:p>
          </table:table-cell>
          <table:table-cell table:style-name="ce22" table:formula="of:=[.B29]*[.C$27]/[.B$27]" office:value-type="float" office:value="130" calcext:value-type="float">
            <text:p>130</text:p>
          </table:table-cell>
          <table:table-cell table:style-name="ce7" table:formula="of:=1000*[.B29]*1/200" office:value-type="float" office:value="910" calcext:value-type="float">
            <text:p>910</text:p>
          </table:table-cell>
          <table:table-cell table:style-name="ce24" table:formula="of:=1000*[.C29]*1/200" office:value-type="float" office:value="650" calcext:value-type="float">
            <text:p>650</text:p>
          </table:table-cell>
          <table:table-cell table:formula="of:=[.D29]+40" office:value-type="float" office:value="950" calcext:value-type="float">
            <text:p>950</text:p>
          </table:table-cell>
          <table:table-cell table:style-name="ce27" table:formula="of:=[.E29]+20" office:value-type="float" office:value="670" calcext:value-type="float">
            <text:p>670</text:p>
          </table:table-cell>
          <table:table-cell table:formula="of:=1000*[.B29]*1/500" office:value-type="float" office:value="364" calcext:value-type="float">
            <text:p>364</text:p>
          </table:table-cell>
          <table:table-cell table:style-name="ce34" table:formula="of:=1000*[.C29]*1/500" office:value-type="float" office:value="260" calcext:value-type="float">
            <text:p>260</text:p>
          </table:table-cell>
          <table:table-cell table:style-name="ce24" table:formula="of:=[.H29]+40" office:value-type="float" office:value="404" calcext:value-type="float">
            <text:p>404</text:p>
          </table:table-cell>
          <table:table-cell table:style-name="ce35" table:formula="of:=[.I29]+20" office:value-type="float" office:value="280" calcext:value-type="float">
            <text:p>280</text:p>
          </table:table-cell>
          <table:table-cell table:style-name="ce7" table:formula="of:=1000*[.B29]*1/1000" office:value-type="float" office:value="182" calcext:value-type="float">
            <text:p>182</text:p>
          </table:table-cell>
          <table:table-cell table:formula="of:=1000*[.C29]*1/1000" office:value-type="float" office:value="130" calcext:value-type="float">
            <text:p>130</text:p>
          </table:table-cell>
          <table:table-cell table:style-name="ce24" table:formula="of:=[.L29]+40" office:value-type="float" office:value="222" calcext:value-type="float">
            <text:p>222</text:p>
          </table:table-cell>
          <table:table-cell table:style-name="ce22" table:formula="of:=[.M29]+20"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00210x00150</text:p>
          </table:table-cell>
          <table:table-cell table:style-name="ce12" office:value-type="float" office:value="210" calcext:value-type="float">
            <text:p>210</text:p>
          </table:table-cell>
          <table:table-cell table:style-name="ce22" table:formula="of:=[.B30]*[.C$27]/[.B$27]" office:value-type="float" office:value="150" calcext:value-type="float">
            <text:p>150</text:p>
          </table:table-cell>
          <table:table-cell table:style-name="ce7" table:formula="of:=1000*[.B30]*1/200" office:value-type="float" office:value="1050" calcext:value-type="float">
            <text:p>1050</text:p>
          </table:table-cell>
          <table:table-cell table:style-name="ce24" table:formula="of:=1000*[.C30]*1/200" office:value-type="float" office:value="750" calcext:value-type="float">
            <text:p>750</text:p>
          </table:table-cell>
          <table:table-cell table:style-name="ce18" table:formula="of:=[.D30]+40" office:value-type="float" office:value="1090" calcext:value-type="float">
            <text:p>1090</text:p>
          </table:table-cell>
          <table:table-cell table:style-name="ce32" table:formula="of:=[.E30]+20" office:value-type="float" office:value="770" calcext:value-type="float">
            <text:p>770</text:p>
          </table:table-cell>
          <table:table-cell table:style-name="ce33" table:formula="of:=1000*[.B30]*1/500" office:value-type="float" office:value="420" calcext:value-type="float">
            <text:p>420</text:p>
          </table:table-cell>
          <table:table-cell table:style-name="ce34" table:formula="of:=1000*[.C30]*1/500" office:value-type="float" office:value="300" calcext:value-type="float">
            <text:p>300</text:p>
          </table:table-cell>
          <table:table-cell table:style-name="ce34" table:formula="of:=[.H30]+40" office:value-type="float" office:value="460" calcext:value-type="float">
            <text:p>460</text:p>
          </table:table-cell>
          <table:table-cell table:style-name="ce35" table:formula="of:=[.I30]+20" office:value-type="float" office:value="320" calcext:value-type="float">
            <text:p>320</text:p>
          </table:table-cell>
          <table:table-cell table:style-name="ce7" table:formula="of:=1000*[.B30]*1/1000" office:value-type="float" office:value="210" calcext:value-type="float">
            <text:p>210</text:p>
          </table:table-cell>
          <table:table-cell table:formula="of:=1000*[.C30]*1/1000" office:value-type="float" office:value="150" calcext:value-type="float">
            <text:p>150</text:p>
          </table:table-cell>
          <table:table-cell table:formula="of:=[.L30]+40" office:value-type="float" office:value="250" calcext:value-type="float">
            <text:p>250</text:p>
          </table:table-cell>
          <table:table-cell table:style-name="ce22" table:formula="of:=[.M30]+20" office:value-type="float" office:value="170" calcext:value-type="float">
            <text:p>170</text:p>
          </table:table-cell>
          <table:table-cell table:style-name="ce45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00224x00160</text:p>
          </table:table-cell>
          <table:table-cell office:value-type="float" office:value="224" calcext:value-type="float">
            <text:p>224</text:p>
          </table:table-cell>
          <table:table-cell table:style-name="ce22" table:formula="of:=[.B31]*[.C$27]/[.B$27]" office:value-type="float" office:value="160" calcext:value-type="float">
            <text:p>160</text:p>
          </table:table-cell>
          <table:table-cell table:style-name="ce7" table:formula="of:=1000*[.B31]*1/200" office:value-type="float" office:value="1120" calcext:value-type="float">
            <text:p>1120</text:p>
          </table:table-cell>
          <table:table-cell table:style-name="ce24" table:formula="of:=1000*[.C31]*1/200" office:value-type="float" office:value="800" calcext:value-type="float">
            <text:p>800</text:p>
          </table:table-cell>
          <table:table-cell table:formula="of:=[.D31]+40" office:value-type="float" office:value="1160" calcext:value-type="float">
            <text:p>1160</text:p>
          </table:table-cell>
          <table:table-cell table:style-name="ce27" table:formula="of:=[.E31]+20" office:value-type="float" office:value="820" calcext:value-type="float">
            <text:p>820</text:p>
          </table:table-cell>
          <table:table-cell table:formula="of:=1000*[.B31]*1/500" office:value-type="float" office:value="448" calcext:value-type="float">
            <text:p>448</text:p>
          </table:table-cell>
          <table:table-cell table:style-name="ce34" table:formula="of:=1000*[.C31]*1/500" office:value-type="float" office:value="320" calcext:value-type="float">
            <text:p>320</text:p>
          </table:table-cell>
          <table:table-cell table:style-name="ce34" table:formula="of:=[.H31]+40" office:value-type="float" office:value="488" calcext:value-type="float">
            <text:p>488</text:p>
          </table:table-cell>
          <table:table-cell table:style-name="ce35" table:formula="of:=[.I31]+20" office:value-type="float" office:value="340" calcext:value-type="float">
            <text:p>340</text:p>
          </table:table-cell>
          <table:table-cell table:style-name="ce7" table:formula="of:=1000*[.B31]*1/1000" office:value-type="float" office:value="224" calcext:value-type="float">
            <text:p>224</text:p>
          </table:table-cell>
          <table:table-cell table:formula="of:=1000*[.C31]*1/1000" office:value-type="float" office:value="160" calcext:value-type="float">
            <text:p>160</text:p>
          </table:table-cell>
          <table:table-cell table:style-name="ce14" table:formula="of:=[.L31]+40" office:value-type="float" office:value="264" calcext:value-type="float">
            <text:p>264</text:p>
          </table:table-cell>
          <table:table-cell table:style-name="ce28" table:formula="of:=[.M31]+20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245x00175</text:p>
          </table:table-cell>
          <table:table-cell office:value-type="float" office:value="245" calcext:value-type="float">
            <text:p>245</text:p>
          </table:table-cell>
          <table:table-cell table:style-name="ce22" table:formula="of:=[.B32]*[.C$27]/[.B$27]" office:value-type="float" office:value="175" calcext:value-type="float">
            <text:p>175</text:p>
          </table:table-cell>
          <table:table-cell table:style-name="ce7" table:formula="of:=1000*[.B32]*1/200" office:value-type="float" office:value="1225" calcext:value-type="float">
            <text:p>1225</text:p>
          </table:table-cell>
          <table:table-cell table:style-name="ce24" table:formula="of:=1000*[.C32]*1/200" office:value-type="float" office:value="875" calcext:value-type="float">
            <text:p>875</text:p>
          </table:table-cell>
          <table:table-cell table:formula="of:=[.D32]+40" office:value-type="float" office:value="1265" calcext:value-type="float">
            <text:p>1265</text:p>
          </table:table-cell>
          <table:table-cell table:style-name="ce27" table:formula="of:=[.E32]+20" office:value-type="float" office:value="895" calcext:value-type="float">
            <text:p>895</text:p>
          </table:table-cell>
          <table:table-cell table:formula="of:=1000*[.B32]*1/500" office:value-type="float" office:value="490" calcext:value-type="float">
            <text:p>490</text:p>
          </table:table-cell>
          <table:table-cell table:style-name="ce34" table:formula="of:=1000*[.C32]*1/500" office:value-type="float" office:value="350" calcext:value-type="float">
            <text:p>350</text:p>
          </table:table-cell>
          <table:table-cell table:style-name="ce26" table:formula="of:=[.H32]+40" office:value-type="float" office:value="530" calcext:value-type="float">
            <text:p>530</text:p>
          </table:table-cell>
          <table:table-cell table:style-name="ce38" table:formula="of:=[.I32]+20" office:value-type="float" office:value="370" calcext:value-type="float">
            <text:p>370</text:p>
          </table:table-cell>
          <table:table-cell table:style-name="ce7" table:formula="of:=1000*[.B32]*1/1000" office:value-type="float" office:value="245" calcext:value-type="float">
            <text:p>245</text:p>
          </table:table-cell>
          <table:table-cell table:formula="of:=1000*[.C32]*1/1000" office:value-type="float" office:value="175" calcext:value-type="float">
            <text:p>175</text:p>
          </table:table-cell>
          <table:table-cell table:style-name="ce24" table:formula="of:=[.L32]+40" office:value-type="float" office:value="285" calcext:value-type="float">
            <text:p>285</text:p>
          </table:table-cell>
          <table:table-cell table:style-name="ce22" table:formula="of:=[.M32]+20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280" calcext:value-type="float">
            <text:p>280</text:p>
          </table:table-cell>
          <table:table-cell table:style-name="ce22" table:formula="of:=[.B33]*[.C$27]/[.B$27]" office:value-type="float" office:value="200" calcext:value-type="float">
            <text:p>200</text:p>
          </table:table-cell>
          <table:table-cell table:style-name="ce7" table:formula="of:=1000*[.B33]*1/200" office:value-type="float" office:value="1400" calcext:value-type="float">
            <text:p>1400</text:p>
          </table:table-cell>
          <table:table-cell table:style-name="ce24" table:formula="of:=1000*[.C33]*1/200" office:value-type="float" office:value="1000" calcext:value-type="float">
            <text:p>1000</text:p>
          </table:table-cell>
          <table:table-cell table:formula="of:=[.D33]+40" office:value-type="float" office:value="1440" calcext:value-type="float">
            <text:p>1440</text:p>
          </table:table-cell>
          <table:table-cell table:style-name="ce27" table:formula="of:=[.E33]+20" office:value-type="float" office:value="1020" calcext:value-type="float">
            <text:p>1020</text:p>
          </table:table-cell>
          <table:table-cell table:formula="of:=1000*[.B33]*1/500" office:value-type="float" office:value="560" calcext:value-type="float">
            <text:p>560</text:p>
          </table:table-cell>
          <table:table-cell table:style-name="ce34" table:formula="of:=1000*[.C33]*1/500" office:value-type="float" office:value="400" calcext:value-type="float">
            <text:p>400</text:p>
          </table:table-cell>
          <table:table-cell table:style-name="ce24" table:formula="of:=[.H33]+40" office:value-type="float" office:value="600" calcext:value-type="float">
            <text:p>600</text:p>
          </table:table-cell>
          <table:table-cell table:style-name="ce35" table:formula="of:=[.I33]+20" office:value-type="float" office:value="420" calcext:value-type="float">
            <text:p>420</text:p>
          </table:table-cell>
          <table:table-cell table:style-name="ce7" table:formula="of:=1000*[.B33]*1/1000" office:value-type="float" office:value="280" calcext:value-type="float">
            <text:p>280</text:p>
          </table:table-cell>
          <table:table-cell table:formula="of:=1000*[.C33]*1/1000" office:value-type="float" office:value="200" calcext:value-type="float">
            <text:p>200</text:p>
          </table:table-cell>
          <table:table-cell table:style-name="ce24" table:formula="of:=[.L33]+40" office:value-type="float" office:value="320" calcext:value-type="float">
            <text:p>320</text:p>
          </table:table-cell>
          <table:table-cell table:style-name="ce22" table:formula="of:=[.M33]+20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287" calcext:value-type="float">
            <text:p>287</text:p>
          </table:table-cell>
          <table:table-cell table:style-name="ce22" table:formula="of:=[.B34]*[.C$27]/[.B$27]" office:value-type="float" office:value="205" calcext:value-type="float">
            <text:p>205</text:p>
          </table:table-cell>
          <table:table-cell table:style-name="ce7" table:formula="of:=1000*[.B34]*1/200" office:value-type="float" office:value="1435" calcext:value-type="float">
            <text:p>1435</text:p>
          </table:table-cell>
          <table:table-cell table:style-name="ce24" table:formula="of:=1000*[.C34]*1/200" office:value-type="float" office:value="1025" calcext:value-type="float">
            <text:p>1025</text:p>
          </table:table-cell>
          <table:table-cell table:formula="of:=[.D34]+40" office:value-type="float" office:value="1475" calcext:value-type="float">
            <text:p>1475</text:p>
          </table:table-cell>
          <table:table-cell table:style-name="ce27" table:formula="of:=[.E34]+20" office:value-type="float" office:value="1045" calcext:value-type="float">
            <text:p>1045</text:p>
          </table:table-cell>
          <table:table-cell table:formula="of:=1000*[.B34]*1/500" office:value-type="float" office:value="574" calcext:value-type="float">
            <text:p>574</text:p>
          </table:table-cell>
          <table:table-cell table:style-name="ce34" table:formula="of:=1000*[.C34]*1/500" office:value-type="float" office:value="410" calcext:value-type="float">
            <text:p>410</text:p>
          </table:table-cell>
          <table:table-cell table:style-name="ce24" table:formula="of:=[.H34]+40" office:value-type="float" office:value="614" calcext:value-type="float">
            <text:p>614</text:p>
          </table:table-cell>
          <table:table-cell table:style-name="ce35" table:formula="of:=[.I34]+20" office:value-type="float" office:value="430" calcext:value-type="float">
            <text:p>430</text:p>
          </table:table-cell>
          <table:table-cell table:style-name="ce7" table:formula="of:=1000*[.B34]*1/1000" office:value-type="float" office:value="287" calcext:value-type="float">
            <text:p>287</text:p>
          </table:table-cell>
          <table:table-cell table:formula="of:=1000*[.C34]*1/1000" office:value-type="float" office:value="205" calcext:value-type="float">
            <text:p>205</text:p>
          </table:table-cell>
          <table:table-cell table:style-name="ce24" table:formula="of:=[.L34]+40" office:value-type="float" office:value="327" calcext:value-type="float">
            <text:p>327</text:p>
          </table:table-cell>
          <table:table-cell table:style-name="ce22" table:formula="of:=[.M34]+20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7"/>
          <table:table-cell office:value-type="float" office:value="322" calcext:value-type="float">
            <text:p>322</text:p>
          </table:table-cell>
          <table:table-cell table:style-name="ce22" table:formula="of:=[.B35]*[.C$27]/[.B$27]" office:value-type="float" office:value="230" calcext:value-type="float">
            <text:p>230</text:p>
          </table:table-cell>
          <table:table-cell table:style-name="ce7" table:formula="of:=1000*[.B35]*1/200" office:value-type="float" office:value="1610" calcext:value-type="float">
            <text:p>1610</text:p>
          </table:table-cell>
          <table:table-cell table:style-name="ce24" table:formula="of:=1000*[.C35]*1/200" office:value-type="float" office:value="1150" calcext:value-type="float">
            <text:p>1150</text:p>
          </table:table-cell>
          <table:table-cell table:formula="of:=[.D35]+40" office:value-type="float" office:value="1650" calcext:value-type="float">
            <text:p>1650</text:p>
          </table:table-cell>
          <table:table-cell table:style-name="ce27" table:formula="of:=[.E35]+20" office:value-type="float" office:value="1170" calcext:value-type="float">
            <text:p>1170</text:p>
          </table:table-cell>
          <table:table-cell table:formula="of:=1000*[.B35]*1/500" office:value-type="float" office:value="644" calcext:value-type="float">
            <text:p>644</text:p>
          </table:table-cell>
          <table:table-cell table:style-name="ce34" table:formula="of:=1000*[.C35]*1/500" office:value-type="float" office:value="460" calcext:value-type="float">
            <text:p>460</text:p>
          </table:table-cell>
          <table:table-cell table:style-name="ce24" table:formula="of:=[.H35]+40" office:value-type="float" office:value="684" calcext:value-type="float">
            <text:p>684</text:p>
          </table:table-cell>
          <table:table-cell table:style-name="ce35" table:formula="of:=[.I35]+20" office:value-type="float" office:value="480" calcext:value-type="float">
            <text:p>480</text:p>
          </table:table-cell>
          <table:table-cell table:style-name="ce7" table:formula="of:=1000*[.B35]*1/1000" office:value-type="float" office:value="322" calcext:value-type="float">
            <text:p>322</text:p>
          </table:table-cell>
          <table:table-cell table:formula="of:=1000*[.C35]*1/1000" office:value-type="float" office:value="230" calcext:value-type="float">
            <text:p>230</text:p>
          </table:table-cell>
          <table:table-cell table:style-name="ce24" table:formula="of:=[.L35]+40" office:value-type="float" office:value="362" calcext:value-type="float">
            <text:p>362</text:p>
          </table:table-cell>
          <table:table-cell table:style-name="ce22" table:formula="of:=[.M35]+2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00336x00240</text:p>
          </table:table-cell>
          <table:table-cell office:value-type="float" office:value="336" calcext:value-type="float">
            <text:p>336</text:p>
          </table:table-cell>
          <table:table-cell table:style-name="ce22" table:formula="of:=[.B36]*[.C$27]/[.B$27]" office:value-type="float" office:value="240" calcext:value-type="float">
            <text:p>240</text:p>
          </table:table-cell>
          <table:table-cell table:style-name="ce7" table:formula="of:=1000*[.B36]*1/200" office:value-type="float" office:value="1680" calcext:value-type="float">
            <text:p>1680</text:p>
          </table:table-cell>
          <table:table-cell table:style-name="ce24" table:formula="of:=1000*[.C36]*1/200" office:value-type="float" office:value="1200" calcext:value-type="float">
            <text:p>1200</text:p>
          </table:table-cell>
          <table:table-cell table:formula="of:=[.D36]+40" office:value-type="float" office:value="1720" calcext:value-type="float">
            <text:p>1720</text:p>
          </table:table-cell>
          <table:table-cell table:style-name="ce27" table:formula="of:=[.E36]+20" office:value-type="float" office:value="1220" calcext:value-type="float">
            <text:p>1220</text:p>
          </table:table-cell>
          <table:table-cell table:formula="of:=1000*[.B36]*1/500" office:value-type="float" office:value="672" calcext:value-type="float">
            <text:p>672</text:p>
          </table:table-cell>
          <table:table-cell table:style-name="ce34" table:formula="of:=1000*[.C36]*1/500" office:value-type="float" office:value="480" calcext:value-type="float">
            <text:p>480</text:p>
          </table:table-cell>
          <table:table-cell table:style-name="ce24" table:formula="of:=[.H36]+40" office:value-type="float" office:value="712" calcext:value-type="float">
            <text:p>712</text:p>
          </table:table-cell>
          <table:table-cell table:style-name="ce35" table:formula="of:=[.I36]+20" office:value-type="float" office:value="500" calcext:value-type="float">
            <text:p>500</text:p>
          </table:table-cell>
          <table:table-cell table:style-name="ce7" table:formula="of:=1000*[.B36]*1/1000" office:value-type="float" office:value="336" calcext:value-type="float">
            <text:p>336</text:p>
          </table:table-cell>
          <table:table-cell table:formula="of:=1000*[.C36]*1/1000" office:value-type="float" office:value="240" calcext:value-type="float">
            <text:p>240</text:p>
          </table:table-cell>
          <table:table-cell table:style-name="ce15" table:formula="of:=[.L36]+40" office:value-type="float" office:value="376" calcext:value-type="float">
            <text:p>376</text:p>
          </table:table-cell>
          <table:table-cell table:style-name="ce29" table:formula="of:=[.M36]+20" office:value-type="float" office:value="260" calcext:value-type="float">
            <text:p>260</text:p>
          </table:table-cell>
          <table:table-cell table:number-columns-repeated="3"/>
          <table:table-cell office:value-type="float" office:value="8398502" calcext:value-type="float">
            <text:p>8398502</text:p>
          </table:table-cell>
          <table:table-cell office:value-type="float" office:value="-1828199" calcext:value-type="float">
            <text:p>-1828199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350x00250</text:p>
          </table:table-cell>
          <table:table-cell office:value-type="float" office:value="350" calcext:value-type="float">
            <text:p>350</text:p>
          </table:table-cell>
          <table:table-cell table:style-name="ce22" office:value-type="float" office:value="250" calcext:value-type="float">
            <text:p>250</text:p>
          </table:table-cell>
          <table:table-cell table:style-name="ce7" table:formula="of:=1000*[.B37]*1/200" office:value-type="float" office:value="1750" calcext:value-type="float">
            <text:p>1750</text:p>
          </table:table-cell>
          <table:table-cell table:style-name="ce24" table:formula="of:=1000*[.C37]*1/200" office:value-type="float" office:value="1250" calcext:value-type="float">
            <text:p>1250</text:p>
          </table:table-cell>
          <table:table-cell table:formula="of:=[.D37]+40" office:value-type="float" office:value="1790" calcext:value-type="float">
            <text:p>1790</text:p>
          </table:table-cell>
          <table:table-cell table:style-name="ce27" table:formula="of:=[.E37]+20" office:value-type="float" office:value="1270" calcext:value-type="float">
            <text:p>1270</text:p>
          </table:table-cell>
          <table:table-cell table:formula="of:=1000*[.B37]*1/500" office:value-type="float" office:value="700" calcext:value-type="float">
            <text:p>700</text:p>
          </table:table-cell>
          <table:table-cell table:style-name="ce34" table:formula="of:=1000*[.C37]*1/500" office:value-type="float" office:value="500" calcext:value-type="float">
            <text:p>500</text:p>
          </table:table-cell>
          <table:table-cell table:style-name="ce17" table:formula="of:=[.H37]+40" office:value-type="float" office:value="740" calcext:value-type="float">
            <text:p>740</text:p>
          </table:table-cell>
          <table:table-cell table:style-name="ce39" table:formula="of:=[.I37]+20" office:value-type="float" office:value="520" calcext:value-type="float">
            <text:p>520</text:p>
          </table:table-cell>
          <table:table-cell table:style-name="ce7" table:formula="of:=1000*[.B37]*1/1000" office:value-type="float" office:value="350" calcext:value-type="float">
            <text:p>350</text:p>
          </table:table-cell>
          <table:table-cell table:formula="of:=1000*[.C37]*1/1000" office:value-type="float" office:value="250" calcext:value-type="float">
            <text:p>250</text:p>
          </table:table-cell>
          <table:table-cell table:style-name="ce24" table:formula="of:=[.L37]+40" office:value-type="float" office:value="390" calcext:value-type="float">
            <text:p>390</text:p>
          </table:table-cell>
          <table:table-cell table:style-name="ce22" table:formula="of:=[.M37]+20" office:value-type="float" office:value="270" calcext:value-type="float">
            <text:p>270</text:p>
          </table:table-cell>
          <table:table-cell table:number-columns-repeated="3"/>
          <table:table-cell office:value-type="float" office:value="1379340" calcext:value-type="float">
            <text:p>1379340</text:p>
          </table:table-cell>
          <table:table-cell office:value-type="float" office:value="5225674" calcext:value-type="float">
            <text:p>522567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490x00350</text:p>
          </table:table-cell>
          <table:table-cell table:formula="of:=70*[.B13]" office:value-type="float" office:value="490" calcext:value-type="float">
            <text:p>490</text:p>
          </table:table-cell>
          <table:table-cell table:style-name="ce22" table:formula="of:=[.B38]*[.C$27]/[.B$27]" office:value-type="float" office:value="350" calcext:value-type="float">
            <text:p>350</text:p>
          </table:table-cell>
          <table:table-cell table:style-name="ce7" table:formula="of:=1000*[.B38]*1/200" office:value-type="float" office:value="2450" calcext:value-type="float">
            <text:p>2450</text:p>
          </table:table-cell>
          <table:table-cell table:style-name="ce24" table:formula="of:=1000*[.C38]*1/200" office:value-type="float" office:value="1750" calcext:value-type="float">
            <text:p>1750</text:p>
          </table:table-cell>
          <table:table-cell table:formula="of:=[.D38]+40" office:value-type="float" office:value="2490" calcext:value-type="float">
            <text:p>2490</text:p>
          </table:table-cell>
          <table:table-cell table:style-name="ce27" table:formula="of:=[.E38]+20" office:value-type="float" office:value="1770" calcext:value-type="float">
            <text:p>1770</text:p>
          </table:table-cell>
          <table:table-cell table:formula="of:=1000*[.B38]*1/500" office:value-type="float" office:value="980" calcext:value-type="float">
            <text:p>980</text:p>
          </table:table-cell>
          <table:table-cell table:style-name="ce34" table:formula="of:=1000*[.C38]*1/500" office:value-type="float" office:value="700" calcext:value-type="float">
            <text:p>700</text:p>
          </table:table-cell>
          <table:table-cell table:style-name="ce24" table:formula="of:=[.H38]+40" office:value-type="float" office:value="1020" calcext:value-type="float">
            <text:p>1020</text:p>
          </table:table-cell>
          <table:table-cell table:style-name="ce35" table:formula="of:=[.I38]+20" office:value-type="float" office:value="720" calcext:value-type="float">
            <text:p>720</text:p>
          </table:table-cell>
          <table:table-cell table:style-name="ce7" table:formula="of:=1000*[.B38]*1/1000" office:value-type="float" office:value="490" calcext:value-type="float">
            <text:p>490</text:p>
          </table:table-cell>
          <table:table-cell table:formula="of:=1000*[.C38]*1/1000" office:value-type="float" office:value="350" calcext:value-type="float">
            <text:p>350</text:p>
          </table:table-cell>
          <table:table-cell table:style-name="ce26" table:formula="of:=[.L38]+40" office:value-type="float" office:value="530" calcext:value-type="float">
            <text:p>530</text:p>
          </table:table-cell>
          <table:table-cell table:style-name="ce30" table:formula="of:=[.M38]+20" office:value-type="float" office:value="370" calcext:value-type="float">
            <text:p>370</text:p>
          </table:table-cell>
          <table:table-cell table:number-columns-repeated="3"/>
          <table:table-cell table:formula="of:=[.S36]-[.S37]" office:value-type="float" office:value="7019162" calcext:value-type="float">
            <text:p>7019162</text:p>
          </table:table-cell>
          <table:table-cell table:formula="of:=[.T36]-[.T37]" office:value-type="float" office:value="-7053873" calcext:value-type="float">
            <text:p>-7053873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0525x00375</text:p>
          </table:table-cell>
          <table:table-cell table:formula="of:=75*[.B13]" office:value-type="float" office:value="525" calcext:value-type="float">
            <text:p>525</text:p>
          </table:table-cell>
          <table:table-cell table:style-name="ce22" table:formula="of:=[.B39]*[.C$27]/[.B$27]" office:value-type="float" office:value="375" calcext:value-type="float">
            <text:p>375</text:p>
          </table:table-cell>
          <table:table-cell table:style-name="ce7" table:formula="of:=1000*[.B39]*1/200" office:value-type="float" office:value="2625" calcext:value-type="float">
            <text:p>2625</text:p>
          </table:table-cell>
          <table:table-cell table:style-name="ce24" table:formula="of:=1000*[.C39]*1/200" office:value-type="float" office:value="1875" calcext:value-type="float">
            <text:p>1875</text:p>
          </table:table-cell>
          <table:table-cell table:formula="of:=[.D39]+40" office:value-type="float" office:value="2665" calcext:value-type="float">
            <text:p>2665</text:p>
          </table:table-cell>
          <table:table-cell table:style-name="ce27" table:formula="of:=[.E39]+20" office:value-type="float" office:value="1895" calcext:value-type="float">
            <text:p>1895</text:p>
          </table:table-cell>
          <table:table-cell table:formula="of:=1000*[.B39]*1/500" office:value-type="float" office:value="1050" calcext:value-type="float">
            <text:p>1050</text:p>
          </table:table-cell>
          <table:table-cell table:style-name="ce34" table:formula="of:=1000*[.C39]*1/500" office:value-type="float" office:value="750" calcext:value-type="float">
            <text:p>750</text:p>
          </table:table-cell>
          <table:table-cell table:style-name="ce18" table:formula="of:=[.H39]+40" office:value-type="float" office:value="1090" calcext:value-type="float">
            <text:p>1090</text:p>
          </table:table-cell>
          <table:table-cell table:style-name="ce40" table:formula="of:=[.I39]+20" office:value-type="float" office:value="770" calcext:value-type="float">
            <text:p>770</text:p>
          </table:table-cell>
          <table:table-cell table:style-name="ce7" table:formula="of:=1000*[.B39]*1/1000" office:value-type="float" office:value="525" calcext:value-type="float">
            <text:p>525</text:p>
          </table:table-cell>
          <table:table-cell table:formula="of:=1000*[.C39]*1/1000" office:value-type="float" office:value="375" calcext:value-type="float">
            <text:p>375</text:p>
          </table:table-cell>
          <table:table-cell table:style-name="ce24" table:formula="of:=[.L39]+40" office:value-type="float" office:value="565" calcext:value-type="float">
            <text:p>565</text:p>
          </table:table-cell>
          <table:table-cell table:style-name="ce22" table:formula="of:=[.M39]+20"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00700x00500</text:p>
          </table:table-cell>
          <table:table-cell table:style-name="ce13" office:value-type="float" office:value="700" calcext:value-type="float">
            <text:p>700</text:p>
          </table:table-cell>
          <table:table-cell table:style-name="ce23" office:value-type="float" office:value="500" calcext:value-type="float">
            <text:p>500</text:p>
          </table:table-cell>
          <table:table-cell table:style-name="ce8" table:formula="of:=1000*[.B40]*1/200" office:value-type="float" office:value="3500" calcext:value-type="float">
            <text:p>3500</text:p>
          </table:table-cell>
          <table:table-cell table:style-name="ce24" table:formula="of:=1000*[.C40]*1/200" office:value-type="float" office:value="2500" calcext:value-type="float">
            <text:p>2500</text:p>
          </table:table-cell>
          <table:table-cell table:style-name="ce13" table:formula="of:=[.D40]+40" office:value-type="float" office:value="3540" calcext:value-type="float">
            <text:p>3540</text:p>
          </table:table-cell>
          <table:table-cell table:style-name="ce27" table:formula="of:=[.E40]+20" office:value-type="float" office:value="2520" calcext:value-type="float">
            <text:p>2520</text:p>
          </table:table-cell>
          <table:table-cell table:style-name="ce8" table:formula="of:=1000*[.B40]*1/500" office:value-type="float" office:value="1400" calcext:value-type="float">
            <text:p>1400</text:p>
          </table:table-cell>
          <table:table-cell table:style-name="ce34" table:formula="of:=1000*[.C40]*1/500" office:value-type="float" office:value="1000" calcext:value-type="float">
            <text:p>1000</text:p>
          </table:table-cell>
          <table:table-cell table:style-name="ce13" table:formula="of:=[.H40]+40" office:value-type="float" office:value="1440" calcext:value-type="float">
            <text:p>1440</text:p>
          </table:table-cell>
          <table:table-cell table:style-name="ce35" table:formula="of:=[.I40]+20" office:value-type="float" office:value="1020" calcext:value-type="float">
            <text:p>1020</text:p>
          </table:table-cell>
          <table:table-cell table:style-name="ce8" table:formula="of:=1000*[.B40]*1/1000" office:value-type="float" office:value="700" calcext:value-type="float">
            <text:p>700</text:p>
          </table:table-cell>
          <table:table-cell table:formula="of:=1000*[.C40]*1/1000" office:value-type="float" office:value="500" calcext:value-type="float">
            <text:p>500</text:p>
          </table:table-cell>
          <table:table-cell table:style-name="ce42" table:formula="of:=[.L40]+40" office:value-type="float" office:value="740" calcext:value-type="float">
            <text:p>740</text:p>
          </table:table-cell>
          <table:table-cell table:style-name="ce31" table:formula="of:=[.M40]+20" office:value-type="float" office:value="520" calcext:value-type="float">
            <text:p>520</text:p>
          </table:table-cell>
          <table:table-cell table:number-columns-repeated="3"/>
          <table:table-cell office:value-type="float" office:value="7481399" calcext:value-type="float">
            <text:p>7481399</text:p>
          </table:table-cell>
          <table:table-cell office:value-type="float" office:value="-6878255" calcext:value-type="float">
            <text:p>-6878255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01050x00750</text:p>
          </table:table-cell>
          <table:table-cell office:value-type="float" office:value="1050" calcext:value-type="float">
            <text:p>1050</text:p>
          </table:table-cell>
          <table:table-cell table:style-name="ce22" table:formula="of:=[.B41]*[.C$27]/[.B$27]" office:value-type="float" office:value="750" calcext:value-type="float">
            <text:p>750</text:p>
          </table:table-cell>
          <table:table-cell table:style-name="ce7" table:formula="of:=1000*[.B41]*1/200" office:value-type="float" office:value="5250" calcext:value-type="float">
            <text:p>5250</text:p>
          </table:table-cell>
          <table:table-cell table:style-name="ce24" table:formula="of:=1000*[.C41]*1/200" office:value-type="float" office:value="3750" calcext:value-type="float">
            <text:p>3750</text:p>
          </table:table-cell>
          <table:table-cell table:formula="of:=[.D41]+40" office:value-type="float" office:value="5290" calcext:value-type="float">
            <text:p>5290</text:p>
          </table:table-cell>
          <table:table-cell table:style-name="ce27" table:formula="of:=[.E41]+20" office:value-type="float" office:value="3770" calcext:value-type="float">
            <text:p>3770</text:p>
          </table:table-cell>
          <table:table-cell table:formula="of:=1000*[.B41]*1/500" office:value-type="float" office:value="2100" calcext:value-type="float">
            <text:p>2100</text:p>
          </table:table-cell>
          <table:table-cell table:style-name="ce34" table:formula="of:=1000*[.C41]*1/500" office:value-type="float" office:value="1500" calcext:value-type="float">
            <text:p>1500</text:p>
          </table:table-cell>
          <table:table-cell table:style-name="ce24" table:formula="of:=[.H41]+40" office:value-type="float" office:value="2140" calcext:value-type="float">
            <text:p>2140</text:p>
          </table:table-cell>
          <table:table-cell table:style-name="ce35" table:formula="of:=[.I41]+20" office:value-type="float" office:value="1520" calcext:value-type="float">
            <text:p>1520</text:p>
          </table:table-cell>
          <table:table-cell table:style-name="ce7" table:formula="of:=1000*[.B41]*1/1000" office:value-type="float" office:value="1050" calcext:value-type="float">
            <text:p>1050</text:p>
          </table:table-cell>
          <table:table-cell table:formula="of:=1000*[.C41]*1/1000" office:value-type="float" office:value="750" calcext:value-type="float">
            <text:p>750</text:p>
          </table:table-cell>
          <table:table-cell table:style-name="ce18" table:formula="of:=[.L41]+40" office:value-type="float" office:value="1090" calcext:value-type="float">
            <text:p>1090</text:p>
          </table:table-cell>
          <table:table-cell table:style-name="ce32" table:formula="of:=[.M41]+20" office:value-type="float" office:value="770" calcext:value-type="float">
            <text:p>770</text:p>
          </table:table-cell>
          <table:table-cell table:number-columns-repeated="3"/>
          <table:table-cell office:value-type="float" office:value="330520" calcext:value-type="float">
            <text:p>330520</text:p>
          </table:table-cell>
          <table:table-cell office:value-type="float" office:value="134383" calcext:value-type="float">
            <text:p>134383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/>
          <table:table-cell table:number-columns-repeated="10"/>
          <table:table-cell table:formula="of:=[.S40]-[.S41]" office:value-type="float" office:value="7150879" calcext:value-type="float">
            <text:p>7150879</text:p>
          </table:table-cell>
          <table:table-cell table:formula="of:=[.T40]-[.T41]" office:value-type="float" office:value="-7012638" calcext:value-type="float">
            <text:p>-7012638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E46]/[.G46]" office:value-type="float" office:value="6.31914893617021" calcext:value-type="float">
            <text:p>6,3191489362</text:p>
          </table:table-cell>
          <table:table-cell table:formula="of:=[.F46]/[.H46]" office:value-type="float" office:value="5.25" calcext:value-type="float">
            <text:p>5,25</text:p>
          </table:table-cell>
          <table:table-cell table:style-name="ce14" table:formula="of:=[.E46]-[.G46]" office:value-type="float" office:value="250" calcext:value-type="float">
            <text:p>250</text:p>
          </table:table-cell>
          <table:table-cell table:style-name="ce14" table:formula="of:=[.F46]-[.H46]" office:value-type="float" office:value="170" calcext:value-type="float">
            <text:p>170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E47]/[.G47]" office:value-type="float" office:value="9" calcext:value-type="float">
            <text:p>9</text:p>
          </table:table-cell>
          <table:table-cell table:formula="of:=[.F47]/[.H47]" office:value-type="float" office:value="7" calcext:value-type="float">
            <text:p>7</text:p>
          </table:table-cell>
          <table:table-cell table:style-name="ce14" table:formula="of:=[.E47]-[.G47]" office:value-type="float" office:value="264" calcext:value-type="float">
            <text:p>264</text:p>
          </table:table-cell>
          <table:table-cell table:style-name="ce14" table:formula="of:=[.F47]-[.H47]" office:value-type="float" office:value="180" calcext:value-type="float">
            <text:p>180</text:p>
          </table:table-cell>
          <table:table-cell table:style-name="ce14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E48]/[.G48]" office:value-type="float" office:value="9.54545454545455" calcext:value-type="float">
            <text:p>9,5454545455</text:p>
          </table:table-cell>
          <table:table-cell table:formula="of:=[.F48]/[.H48]" office:value-type="float" office:value="8.02702702702703" calcext:value-type="float">
            <text:p>8,027027027</text:p>
          </table:table-cell>
          <table:table-cell table:style-name="ce15" table:formula="of:=[.E48]-[.G48]" office:value-type="float" office:value="376" calcext:value-type="float">
            <text:p>376</text:p>
          </table:table-cell>
          <table:table-cell table:style-name="ce15" table:formula="of:=[.F48]-[.H48]" office:value-type="float" office:value="260" calcext:value-type="float">
            <text:p>260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E49]/[.G49]" office:value-type="float" office:value="14" calcext:value-type="float">
            <text:p>14</text:p>
          </table:table-cell>
          <table:table-cell table:formula="of:=[.F49]/[.H49]" office:value-type="float" office:value="11" calcext:value-type="float">
            <text:p>11</text:p>
          </table:table-cell>
          <table:table-cell table:style-name="ce15" table:formula="of:=[.E49]-[.G49]" office:value-type="float" office:value="390" calcext:value-type="float">
            <text:p>390</text:p>
          </table:table-cell>
          <table:table-cell table:style-name="ce15" table:formula="of:=[.F49]-[.H49]" office:value-type="float" office:value="270" calcext:value-type="float">
            <text:p>270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3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E50]/[.G50]" office:value-type="float" office:value="20.4827586206897" calcext:value-type="float">
            <text:p>20,4827586207</text:p>
          </table:table-cell>
          <table:table-cell table:formula="of:=[.F50]/[.H50]" office:value-type="float" office:value="16.8" calcext:value-type="float">
            <text:p>16,8</text:p>
          </table:table-cell>
          <table:table-cell table:style-name="ce24" table:formula="of:=[.E50]-[.G50]" office:value-type="float" office:value="565" calcext:value-type="float">
            <text:p>565</text:p>
          </table:table-cell>
          <table:table-cell table:style-name="ce24" table:formula="of:=[.F50]-[.H50]" office:value-type="float" office:value="395" calcext:value-type="float">
            <text:p>395</text:p>
          </table:table-cell>
          <table:table-cell table:style-name="ce24"/>
          <table:table-cell table:number-columns-repeated="1011"/>
        </table:table-row>
        <table:table-row table:style-name="ro1">
          <table:table-cell table:number-columns-repeated="3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E51]/[.G51]" office:value-type="float" office:value="9.28125" calcext:value-type="float">
            <text:p>9,28125</text:p>
          </table:table-cell>
          <table:table-cell table:formula="of:=[.F51]/[.H51]" office:value-type="float" office:value="8.4" calcext:value-type="float">
            <text:p>8,4</text:p>
          </table:table-cell>
          <table:table-cell table:style-name="ce16" table:formula="of:=[.E51]-[.G51]" office:value-type="float" office:value="530" calcext:value-type="float">
            <text:p>530</text:p>
          </table:table-cell>
          <table:table-cell table:style-name="ce16" table:formula="of:=[.F51]-[.H51]" office:value-type="float" office:value="370" calcext:value-type="float">
            <text:p>370</text:p>
          </table:table-cell>
          <table:table-cell table:style-name="ce16"/>
          <table:table-cell table:number-columns-repeated="1011"/>
        </table:table-row>
        <table:table-row table:style-name="ro1">
          <table:table-cell table:number-columns-repeated="3"/>
          <table:table-cell table:style-name="ce17" office:value-type="string" calcext:value-type="string">
            <text:p>A1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E52]/[.G52]" office:value-type="float" office:value="8.4" calcext:value-type="float">
            <text:p>8,4</text:p>
          </table:table-cell>
          <table:table-cell table:formula="of:=[.F52]/[.H52]" office:value-type="float" office:value="8.02702702702703" calcext:value-type="float">
            <text:p>8,027027027</text:p>
          </table:table-cell>
          <table:table-cell table:style-name="ce17" table:formula="of:=[.E52]-[.G52]" office:value-type="float" office:value="740" calcext:value-type="float">
            <text:p>740</text:p>
          </table:table-cell>
          <table:table-cell table:style-name="ce17" table:formula="of:=[.F52]-[.H52]" office:value-type="float" office:value="520" calcext:value-type="float">
            <text:p>520</text:p>
          </table:table-cell>
          <table:table-cell table:style-name="ce17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E53]/[.G53]" office:value-type="float" office:value="12.1224489795918" calcext:value-type="float">
            <text:p>12,1224489796</text:p>
          </table:table-cell>
          <table:table-cell table:formula="of:=[.F53]/[.H53]" office:value-type="float" office:value="12" calcext:value-type="float">
            <text:p>12</text:p>
          </table:table-cell>
          <table:table-cell table:style-name="ce41" table:formula="of:=[.E53]-[.G53]" office:value-type="float" office:value="1090" calcext:value-type="float">
            <text:p>1090</text:p>
          </table:table-cell>
          <table:table-cell table:style-name="ce41" table:formula="of:=[.F53]-[.H53]" office:value-type="float" office:value="770" calcext:value-type="float">
            <text:p>770</text:p>
          </table:table-cell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59];[.$D$45:.$F$53];2;)" office:value-type="float" office:value="297" calcext:value-type="float">
            <text:p>297</text:p>
          </table:table-cell>
          <table:table-cell table:formula="of:=VLOOKUP([.B59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59]=200;6;IF([.E5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H59];Case;[.F59]-2;)" office:value-type="float" office:value="210" calcext:value-type="float">
            <text:p>210</text:p>
          </table:table-cell>
          <table:table-cell table:formula="of:=VLOOKUP([.H59];Case;[.F59]-1;)" office:value-type="float" office:value="150" calcext:value-type="float">
            <text:p>150</text:p>
          </table:table-cell>
          <table:table-cell table:formula="of:=VLOOKUP([.H59];Case;[.F59];)" office:value-type="float" office:value="250" calcext:value-type="float">
            <text:p>250</text:p>
          </table:table-cell>
          <table:table-cell table:formula="of:=VLOOKUP([.H59];Case;[.F59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0];[.$D$45:.$F$53];2;)" office:value-type="float" office:value="297" calcext:value-type="float">
            <text:p>297</text:p>
          </table:table-cell>
          <table:table-cell table:formula="of:=VLOOKUP([.B60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0]=200;6;IF([.E6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H60];Case;[.F60]-2;)" office:value-type="float" office:value="210" calcext:value-type="float">
            <text:p>210</text:p>
          </table:table-cell>
          <table:table-cell table:formula="of:=VLOOKUP([.H60];Case;[.F60]-1;)" office:value-type="float" office:value="150" calcext:value-type="float">
            <text:p>150</text:p>
          </table:table-cell>
          <table:table-cell table:formula="of:=VLOOKUP([.H60];Case;[.F60];)" office:value-type="float" office:value="250" calcext:value-type="float">
            <text:p>250</text:p>
          </table:table-cell>
          <table:table-cell table:formula="of:=VLOOKUP([.H60];Case;[.F60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1];[.$D$45:.$F$53];2;)" office:value-type="float" office:value="297" calcext:value-type="float">
            <text:p>297</text:p>
          </table:table-cell>
          <table:table-cell table:formula="of:=VLOOKUP([.B61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1]=200;6;IF([.E6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H61];Case;[.F61]-2;)" office:value-type="float" office:value="210" calcext:value-type="float">
            <text:p>210</text:p>
          </table:table-cell>
          <table:table-cell table:formula="of:=VLOOKUP([.H61];Case;[.F61]-1;)" office:value-type="float" office:value="150" calcext:value-type="float">
            <text:p>150</text:p>
          </table:table-cell>
          <table:table-cell table:formula="of:=VLOOKUP([.H61];Case;[.F61];)" office:value-type="float" office:value="250" calcext:value-type="float">
            <text:p>250</text:p>
          </table:table-cell>
          <table:table-cell table:formula="of:=VLOOKUP([.H61];Case;[.F61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B62];[.$D$45:.$F$53];2;)" office:value-type="float" office:value="297" calcext:value-type="float">
            <text:p>297</text:p>
          </table:table-cell>
          <table:table-cell table:formula="of:=VLOOKUP([.B62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2]=200;6;IF([.E6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H62];Case;[.F62]-2;)" office:value-type="float" office:value="210" calcext:value-type="float">
            <text:p>210</text:p>
          </table:table-cell>
          <table:table-cell table:formula="of:=VLOOKUP([.H62];Case;[.F62]-1;)" office:value-type="float" office:value="150" calcext:value-type="float">
            <text:p>150</text:p>
          </table:table-cell>
          <table:table-cell table:style-name="ce14" table:formula="of:=VLOOKUP([.H62];Case;[.F62];)" office:value-type="float" office:value="250" calcext:value-type="float">
            <text:p>250</text:p>
          </table:table-cell>
          <table:table-cell table:style-name="ce14" table:formula="of:=VLOOKUP([.H62];Case;[.F62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case</text:p>
          </table:table-cell>
          <table:table-cell table:style-name="ce14" office:value-type="string" calcext:value-type="string">
            <text:p>A4</text:p>
          </table:table-cell>
          <table:table-cell table:formula="of:=VLOOKUP([.B63];[.$D$45:.$F$53];2;)" office:value-type="float" office:value="297" calcext:value-type="float">
            <text:p>297</text:p>
          </table:table-cell>
          <table:table-cell table:formula="of:=VLOOKUP([.B63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3]=200;6;IF([.E6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H63];Case;[.F63]-2;)" office:value-type="float" office:value="210" calcext:value-type="float">
            <text:p>210</text:p>
          </table:table-cell>
          <table:table-cell table:formula="of:=VLOOKUP([.H63];Case;[.F63]-1;)" office:value-type="float" office:value="150" calcext:value-type="float">
            <text:p>150</text:p>
          </table:table-cell>
          <table:table-cell table:style-name="ce14" table:formula="of:=VLOOKUP([.H63];Case;[.F63];)" office:value-type="float" office:value="250" calcext:value-type="float">
            <text:p>250</text:p>
          </table:table-cell>
          <table:table-cell table:style-name="ce14" table:formula="of:=VLOOKUP([.H63];Case;[.F63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4];[.$D$45:.$F$53];2;)" office:value-type="float" office:value="297" calcext:value-type="float">
            <text:p>297</text:p>
          </table:table-cell>
          <table:table-cell table:formula="of:=VLOOKUP([.B64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4]=200;6;IF([.E6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H64];Case;[.F64]-2;)" office:value-type="float" office:value="210" calcext:value-type="float">
            <text:p>210</text:p>
          </table:table-cell>
          <table:table-cell table:formula="of:=VLOOKUP([.H64];Case;[.F64]-1;)" office:value-type="float" office:value="150" calcext:value-type="float">
            <text:p>150</text:p>
          </table:table-cell>
          <table:table-cell table:formula="of:=VLOOKUP([.H64];Case;[.F64];)" office:value-type="float" office:value="250" calcext:value-type="float">
            <text:p>250</text:p>
          </table:table-cell>
          <table:table-cell table:formula="of:=VLOOKUP([.H64];Case;[.F64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5];[.$D$45:.$F$53];2;)" office:value-type="float" office:value="297" calcext:value-type="float">
            <text:p>297</text:p>
          </table:table-cell>
          <table:table-cell table:formula="of:=VLOOKUP([.B65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5]=200;6;IF([.E6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H65];Case;[.F65]-2;)" office:value-type="float" office:value="210" calcext:value-type="float">
            <text:p>210</text:p>
          </table:table-cell>
          <table:table-cell table:formula="of:=VLOOKUP([.H65];Case;[.F65]-1;)" office:value-type="float" office:value="150" calcext:value-type="float">
            <text:p>150</text:p>
          </table:table-cell>
          <table:table-cell table:formula="of:=VLOOKUP([.H65];Case;[.F65];)" office:value-type="float" office:value="250" calcext:value-type="float">
            <text:p>250</text:p>
          </table:table-cell>
          <table:table-cell table:formula="of:=VLOOKUP([.H65];Case;[.F65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66];[.$D$45:.$F$53];2;)" office:value-type="float" office:value="297" calcext:value-type="float">
            <text:p>297</text:p>
          </table:table-cell>
          <table:table-cell table:formula="of:=VLOOKUP([.B66];[.$D$45:.$F$5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66]=200;6;IF([.E6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H66];Case;[.F66]-2;)" office:value-type="float" office:value="210" calcext:value-type="float">
            <text:p>210</text:p>
          </table:table-cell>
          <table:table-cell table:formula="of:=VLOOKUP([.H66];Case;[.F66]-1;)" office:value-type="float" office:value="150" calcext:value-type="float">
            <text:p>150</text:p>
          </table:table-cell>
          <table:table-cell table:formula="of:=VLOOKUP([.H66];Case;[.F66];)" office:value-type="float" office:value="250" calcext:value-type="float">
            <text:p>250</text:p>
          </table:table-cell>
          <table:table-cell table:formula="of:=VLOOKUP([.H66];Case;[.F66]+1;)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7];[.$D$45:.$F$53];2;)" office:value-type="float" office:value="297" calcext:value-type="float">
            <text:p>297</text:p>
          </table:table-cell>
          <table:table-cell table:formula="of:=VLOOKUP([.B67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7]=200;6;IF([.E6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H67];Case;[.F67]-2;)" office:value-type="float" office:value="224" calcext:value-type="float">
            <text:p>224</text:p>
          </table:table-cell>
          <table:table-cell table:formula="of:=VLOOKUP([.H67];Case;[.F67]-1;)" office:value-type="float" office:value="160" calcext:value-type="float">
            <text:p>160</text:p>
          </table:table-cell>
          <table:table-cell table:formula="of:=VLOOKUP([.H67];Case;[.F67];)" office:value-type="float" office:value="264" calcext:value-type="float">
            <text:p>264</text:p>
          </table:table-cell>
          <table:table-cell table:formula="of:=VLOOKUP([.H67];Case;[.F67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8];[.$D$45:.$F$53];2;)" office:value-type="float" office:value="297" calcext:value-type="float">
            <text:p>297</text:p>
          </table:table-cell>
          <table:table-cell table:formula="of:=VLOOKUP([.B68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8]=200;6;IF([.E6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H68];Case;[.F68]-2;)" office:value-type="float" office:value="224" calcext:value-type="float">
            <text:p>224</text:p>
          </table:table-cell>
          <table:table-cell table:formula="of:=VLOOKUP([.H68];Case;[.F68]-1;)" office:value-type="float" office:value="160" calcext:value-type="float">
            <text:p>160</text:p>
          </table:table-cell>
          <table:table-cell table:formula="of:=VLOOKUP([.H68];Case;[.F68];)" office:value-type="float" office:value="264" calcext:value-type="float">
            <text:p>264</text:p>
          </table:table-cell>
          <table:table-cell table:formula="of:=VLOOKUP([.H68];Case;[.F68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69];[.$D$45:.$F$53];2;)" office:value-type="float" office:value="297" calcext:value-type="float">
            <text:p>297</text:p>
          </table:table-cell>
          <table:table-cell table:formula="of:=VLOOKUP([.B69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69]=200;6;IF([.E6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H69];Case;[.F69]-2;)" office:value-type="float" office:value="224" calcext:value-type="float">
            <text:p>224</text:p>
          </table:table-cell>
          <table:table-cell table:formula="of:=VLOOKUP([.H69];Case;[.F69]-1;)" office:value-type="float" office:value="160" calcext:value-type="float">
            <text:p>160</text:p>
          </table:table-cell>
          <table:table-cell table:formula="of:=VLOOKUP([.H69];Case;[.F69];)" office:value-type="float" office:value="264" calcext:value-type="float">
            <text:p>264</text:p>
          </table:table-cell>
          <table:table-cell table:formula="of:=VLOOKUP([.H69];Case;[.F69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B70];[.$D$45:.$F$53];2;)" office:value-type="float" office:value="297" calcext:value-type="float">
            <text:p>297</text:p>
          </table:table-cell>
          <table:table-cell table:formula="of:=VLOOKUP([.B70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0]=200;6;IF([.E7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H70];Case;[.F70]-2;)" office:value-type="float" office:value="224" calcext:value-type="float">
            <text:p>224</text:p>
          </table:table-cell>
          <table:table-cell table:formula="of:=VLOOKUP([.H70];Case;[.F70]-1;)" office:value-type="float" office:value="160" calcext:value-type="float">
            <text:p>160</text:p>
          </table:table-cell>
          <table:table-cell table:style-name="ce14" table:formula="of:=VLOOKUP([.H70];Case;[.F70];)" office:value-type="float" office:value="264" calcext:value-type="float">
            <text:p>264</text:p>
          </table:table-cell>
          <table:table-cell table:style-name="ce14" table:formula="of:=VLOOKUP([.H70];Case;[.F70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case</text:p>
          </table:table-cell>
          <table:table-cell table:style-name="ce14" office:value-type="string" calcext:value-type="string">
            <text:p>A4</text:p>
          </table:table-cell>
          <table:table-cell table:formula="of:=VLOOKUP([.B71];[.$D$45:.$F$53];2;)" office:value-type="float" office:value="297" calcext:value-type="float">
            <text:p>297</text:p>
          </table:table-cell>
          <table:table-cell table:formula="of:=VLOOKUP([.B71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1]=200;6;IF([.E7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H71];Case;[.F71]-2;)" office:value-type="float" office:value="224" calcext:value-type="float">
            <text:p>224</text:p>
          </table:table-cell>
          <table:table-cell table:formula="of:=VLOOKUP([.H71];Case;[.F71]-1;)" office:value-type="float" office:value="160" calcext:value-type="float">
            <text:p>160</text:p>
          </table:table-cell>
          <table:table-cell table:style-name="ce14" table:formula="of:=VLOOKUP([.H71];Case;[.F71];)" office:value-type="float" office:value="264" calcext:value-type="float">
            <text:p>264</text:p>
          </table:table-cell>
          <table:table-cell table:style-name="ce14" table:formula="of:=VLOOKUP([.H71];Case;[.F71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2];[.$D$45:.$F$53];2;)" office:value-type="float" office:value="297" calcext:value-type="float">
            <text:p>297</text:p>
          </table:table-cell>
          <table:table-cell table:formula="of:=VLOOKUP([.B72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2]=200;6;IF([.E7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H72];Case;[.F72]-2;)" office:value-type="float" office:value="224" calcext:value-type="float">
            <text:p>224</text:p>
          </table:table-cell>
          <table:table-cell table:formula="of:=VLOOKUP([.H72];Case;[.F72]-1;)" office:value-type="float" office:value="160" calcext:value-type="float">
            <text:p>160</text:p>
          </table:table-cell>
          <table:table-cell table:formula="of:=VLOOKUP([.H72];Case;[.F72];)" office:value-type="float" office:value="264" calcext:value-type="float">
            <text:p>264</text:p>
          </table:table-cell>
          <table:table-cell table:formula="of:=VLOOKUP([.H72];Case;[.F72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3];[.$D$45:.$F$53];2;)" office:value-type="float" office:value="297" calcext:value-type="float">
            <text:p>297</text:p>
          </table:table-cell>
          <table:table-cell table:formula="of:=VLOOKUP([.B73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3]=200;6;IF([.E7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H73];Case;[.F73]-2;)" office:value-type="float" office:value="224" calcext:value-type="float">
            <text:p>224</text:p>
          </table:table-cell>
          <table:table-cell table:formula="of:=VLOOKUP([.H73];Case;[.F73]-1;)" office:value-type="float" office:value="160" calcext:value-type="float">
            <text:p>160</text:p>
          </table:table-cell>
          <table:table-cell table:formula="of:=VLOOKUP([.H73];Case;[.F73];)" office:value-type="float" office:value="264" calcext:value-type="float">
            <text:p>264</text:p>
          </table:table-cell>
          <table:table-cell table:formula="of:=VLOOKUP([.H73];Case;[.F73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74];[.$D$45:.$F$53];2;)" office:value-type="float" office:value="297" calcext:value-type="float">
            <text:p>297</text:p>
          </table:table-cell>
          <table:table-cell table:formula="of:=VLOOKUP([.B74];[.$D$45:.$F$5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74]=200;6;IF([.E7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H74];Case;[.F74]-2;)" office:value-type="float" office:value="224" calcext:value-type="float">
            <text:p>224</text:p>
          </table:table-cell>
          <table:table-cell table:formula="of:=VLOOKUP([.H74];Case;[.F74]-1;)" office:value-type="float" office:value="160" calcext:value-type="float">
            <text:p>160</text:p>
          </table:table-cell>
          <table:table-cell table:formula="of:=VLOOKUP([.H74];Case;[.F74];)" office:value-type="float" office:value="264" calcext:value-type="float">
            <text:p>264</text:p>
          </table:table-cell>
          <table:table-cell table:formula="of:=VLOOKUP([.H74];Case;[.F74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5];[.$D$45:.$F$53];2;)" office:value-type="float" office:value="297" calcext:value-type="float">
            <text:p>297</text:p>
          </table:table-cell>
          <table:table-cell table:formula="of:=VLOOKUP([.B75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5]=200;6;IF([.E7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H75];Case;[.F75]-2;)" office:value-type="float" office:value="224" calcext:value-type="float">
            <text:p>224</text:p>
          </table:table-cell>
          <table:table-cell table:formula="of:=VLOOKUP([.H75];Case;[.F75]-1;)" office:value-type="float" office:value="160" calcext:value-type="float">
            <text:p>160</text:p>
          </table:table-cell>
          <table:table-cell table:formula="of:=VLOOKUP([.H75];Case;[.F75];)" office:value-type="float" office:value="264" calcext:value-type="float">
            <text:p>264</text:p>
          </table:table-cell>
          <table:table-cell table:formula="of:=VLOOKUP([.H75];Case;[.F75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6];[.$D$45:.$F$53];2;)" office:value-type="float" office:value="297" calcext:value-type="float">
            <text:p>297</text:p>
          </table:table-cell>
          <table:table-cell table:formula="of:=VLOOKUP([.B76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6]=200;6;IF([.E7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H76];Case;[.F76]-2;)" office:value-type="float" office:value="224" calcext:value-type="float">
            <text:p>224</text:p>
          </table:table-cell>
          <table:table-cell table:formula="of:=VLOOKUP([.H76];Case;[.F76]-1;)" office:value-type="float" office:value="160" calcext:value-type="float">
            <text:p>160</text:p>
          </table:table-cell>
          <table:table-cell table:formula="of:=VLOOKUP([.H76];Case;[.F76];)" office:value-type="float" office:value="264" calcext:value-type="float">
            <text:p>264</text:p>
          </table:table-cell>
          <table:table-cell table:formula="of:=VLOOKUP([.H76];Case;[.F76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7];[.$D$45:.$F$53];2;)" office:value-type="float" office:value="297" calcext:value-type="float">
            <text:p>297</text:p>
          </table:table-cell>
          <table:table-cell table:formula="of:=VLOOKUP([.B77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7]=200;6;IF([.E7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H77];Case;[.F77]-2;)" office:value-type="float" office:value="224" calcext:value-type="float">
            <text:p>224</text:p>
          </table:table-cell>
          <table:table-cell table:formula="of:=VLOOKUP([.H77];Case;[.F77]-1;)" office:value-type="float" office:value="160" calcext:value-type="float">
            <text:p>160</text:p>
          </table:table-cell>
          <table:table-cell table:formula="of:=VLOOKUP([.H77];Case;[.F77];)" office:value-type="float" office:value="264" calcext:value-type="float">
            <text:p>264</text:p>
          </table:table-cell>
          <table:table-cell table:formula="of:=VLOOKUP([.H77];Case;[.F77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B78];[.$D$45:.$F$53];2;)" office:value-type="float" office:value="297" calcext:value-type="float">
            <text:p>297</text:p>
          </table:table-cell>
          <table:table-cell table:formula="of:=VLOOKUP([.B78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8]=200;6;IF([.E7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H78];Case;[.F78]-2;)" office:value-type="float" office:value="224" calcext:value-type="float">
            <text:p>224</text:p>
          </table:table-cell>
          <table:table-cell table:formula="of:=VLOOKUP([.H78];Case;[.F78]-1;)" office:value-type="float" office:value="160" calcext:value-type="float">
            <text:p>160</text:p>
          </table:table-cell>
          <table:table-cell table:style-name="ce14" table:formula="of:=VLOOKUP([.H78];Case;[.F78];)" office:value-type="float" office:value="264" calcext:value-type="float">
            <text:p>264</text:p>
          </table:table-cell>
          <table:table-cell table:style-name="ce14" table:formula="of:=VLOOKUP([.H78];Case;[.F78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case</text:p>
          </table:table-cell>
          <table:table-cell table:style-name="ce14" office:value-type="string" calcext:value-type="string">
            <text:p>A4</text:p>
          </table:table-cell>
          <table:table-cell table:formula="of:=VLOOKUP([.B79];[.$D$45:.$F$53];2;)" office:value-type="float" office:value="297" calcext:value-type="float">
            <text:p>297</text:p>
          </table:table-cell>
          <table:table-cell table:formula="of:=VLOOKUP([.B79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79]=200;6;IF([.E7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H79];Case;[.F79]-2;)" office:value-type="float" office:value="224" calcext:value-type="float">
            <text:p>224</text:p>
          </table:table-cell>
          <table:table-cell table:formula="of:=VLOOKUP([.H79];Case;[.F79]-1;)" office:value-type="float" office:value="160" calcext:value-type="float">
            <text:p>160</text:p>
          </table:table-cell>
          <table:table-cell table:style-name="ce14" table:formula="of:=VLOOKUP([.H79];Case;[.F79];)" office:value-type="float" office:value="264" calcext:value-type="float">
            <text:p>264</text:p>
          </table:table-cell>
          <table:table-cell table:style-name="ce14" table:formula="of:=VLOOKUP([.H79];Case;[.F79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0];[.$D$45:.$F$53];2;)" office:value-type="float" office:value="297" calcext:value-type="float">
            <text:p>297</text:p>
          </table:table-cell>
          <table:table-cell table:formula="of:=VLOOKUP([.B80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0]=200;6;IF([.E8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H80];Case;[.F80]-2;)" office:value-type="float" office:value="224" calcext:value-type="float">
            <text:p>224</text:p>
          </table:table-cell>
          <table:table-cell table:formula="of:=VLOOKUP([.H80];Case;[.F80]-1;)" office:value-type="float" office:value="160" calcext:value-type="float">
            <text:p>160</text:p>
          </table:table-cell>
          <table:table-cell table:formula="of:=VLOOKUP([.H80];Case;[.F80];)" office:value-type="float" office:value="264" calcext:value-type="float">
            <text:p>264</text:p>
          </table:table-cell>
          <table:table-cell table:formula="of:=VLOOKUP([.H80];Case;[.F80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1];[.$D$45:.$F$53];2;)" office:value-type="float" office:value="297" calcext:value-type="float">
            <text:p>297</text:p>
          </table:table-cell>
          <table:table-cell table:formula="of:=VLOOKUP([.B81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1]=200;6;IF([.E8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H81];Case;[.F81]-2;)" office:value-type="float" office:value="224" calcext:value-type="float">
            <text:p>224</text:p>
          </table:table-cell>
          <table:table-cell table:formula="of:=VLOOKUP([.H81];Case;[.F81]-1;)" office:value-type="float" office:value="160" calcext:value-type="float">
            <text:p>160</text:p>
          </table:table-cell>
          <table:table-cell table:formula="of:=VLOOKUP([.H81];Case;[.F81];)" office:value-type="float" office:value="264" calcext:value-type="float">
            <text:p>264</text:p>
          </table:table-cell>
          <table:table-cell table:formula="of:=VLOOKUP([.H81];Case;[.F81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B82];[.$D$45:.$F$53];2;)" office:value-type="float" office:value="297" calcext:value-type="float">
            <text:p>297</text:p>
          </table:table-cell>
          <table:table-cell table:formula="of:=VLOOKUP([.B82];[.$D$45:.$F$5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82]=200;6;IF([.E8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H82];Case;[.F82]-2;)" office:value-type="float" office:value="224" calcext:value-type="float">
            <text:p>224</text:p>
          </table:table-cell>
          <table:table-cell table:formula="of:=VLOOKUP([.H82];Case;[.F82]-1;)" office:value-type="float" office:value="160" calcext:value-type="float">
            <text:p>160</text:p>
          </table:table-cell>
          <table:table-cell table:formula="of:=VLOOKUP([.H82];Case;[.F82];)" office:value-type="float" office:value="264" calcext:value-type="float">
            <text:p>264</text:p>
          </table:table-cell>
          <table:table-cell table:formula="of:=VLOOKUP([.H82];Case;[.F82]+1;)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3];[.$D$45:.$F$53];2;)" office:value-type="float" office:value="420" calcext:value-type="float">
            <text:p>420</text:p>
          </table:table-cell>
          <table:table-cell table:formula="of:=VLOOKUP([.B83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3]=200;6;IF([.E8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H83];Case;[.F83]-2;)" office:value-type="float" office:value="350" calcext:value-type="float">
            <text:p>350</text:p>
          </table:table-cell>
          <table:table-cell table:formula="of:=VLOOKUP([.H83];Case;[.F83]-1;)" office:value-type="float" office:value="250" calcext:value-type="float">
            <text:p>250</text:p>
          </table:table-cell>
          <table:table-cell table:formula="of:=VLOOKUP([.H83];Case;[.F83];)" office:value-type="float" office:value="390" calcext:value-type="float">
            <text:p>390</text:p>
          </table:table-cell>
          <table:table-cell table:formula="of:=VLOOKUP([.H83];Case;[.F83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4];[.$D$45:.$F$53];2;)" office:value-type="float" office:value="420" calcext:value-type="float">
            <text:p>420</text:p>
          </table:table-cell>
          <table:table-cell table:formula="of:=VLOOKUP([.B84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4]=200;6;IF([.E8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H84];Case;[.F84]-2;)" office:value-type="float" office:value="350" calcext:value-type="float">
            <text:p>350</text:p>
          </table:table-cell>
          <table:table-cell table:formula="of:=VLOOKUP([.H84];Case;[.F84]-1;)" office:value-type="float" office:value="250" calcext:value-type="float">
            <text:p>250</text:p>
          </table:table-cell>
          <table:table-cell table:formula="of:=VLOOKUP([.H84];Case;[.F84];)" office:value-type="float" office:value="390" calcext:value-type="float">
            <text:p>390</text:p>
          </table:table-cell>
          <table:table-cell table:formula="of:=VLOOKUP([.H84];Case;[.F84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5];[.$D$45:.$F$53];2;)" office:value-type="float" office:value="420" calcext:value-type="float">
            <text:p>420</text:p>
          </table:table-cell>
          <table:table-cell table:formula="of:=VLOOKUP([.B85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5]=200;6;IF([.E8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H85];Case;[.F85]-2;)" office:value-type="float" office:value="350" calcext:value-type="float">
            <text:p>350</text:p>
          </table:table-cell>
          <table:table-cell table:formula="of:=VLOOKUP([.H85];Case;[.F85]-1;)" office:value-type="float" office:value="250" calcext:value-type="float">
            <text:p>250</text:p>
          </table:table-cell>
          <table:table-cell table:formula="of:=VLOOKUP([.H85];Case;[.F85];)" office:value-type="float" office:value="390" calcext:value-type="float">
            <text:p>390</text:p>
          </table:table-cell>
          <table:table-cell table:formula="of:=VLOOKUP([.H85];Case;[.F85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B86];[.$D$45:.$F$53];2;)" office:value-type="float" office:value="420" calcext:value-type="float">
            <text:p>420</text:p>
          </table:table-cell>
          <table:table-cell table:formula="of:=VLOOKUP([.B86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6]=200;6;IF([.E8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H86];Case;[.F86]-2;)" office:value-type="float" office:value="350" calcext:value-type="float">
            <text:p>350</text:p>
          </table:table-cell>
          <table:table-cell table:formula="of:=VLOOKUP([.H86];Case;[.F86]-1;)" office:value-type="float" office:value="250" calcext:value-type="float">
            <text:p>250</text:p>
          </table:table-cell>
          <table:table-cell table:style-name="ce15" table:formula="of:=VLOOKUP([.H86];Case;[.F86];)" office:value-type="float" office:value="390" calcext:value-type="float">
            <text:p>390</text:p>
          </table:table-cell>
          <table:table-cell table:style-name="ce15" table:formula="of:=VLOOKUP([.H86];Case;[.F86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case</text:p>
          </table:table-cell>
          <table:table-cell table:style-name="ce15" office:value-type="string" calcext:value-type="string">
            <text:p>A3</text:p>
          </table:table-cell>
          <table:table-cell table:formula="of:=VLOOKUP([.B87];[.$D$45:.$F$53];2;)" office:value-type="float" office:value="420" calcext:value-type="float">
            <text:p>420</text:p>
          </table:table-cell>
          <table:table-cell table:formula="of:=VLOOKUP([.B87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7]=200;6;IF([.E8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H87];Case;[.F87]-2;)" office:value-type="float" office:value="350" calcext:value-type="float">
            <text:p>350</text:p>
          </table:table-cell>
          <table:table-cell table:formula="of:=VLOOKUP([.H87];Case;[.F87]-1;)" office:value-type="float" office:value="250" calcext:value-type="float">
            <text:p>250</text:p>
          </table:table-cell>
          <table:table-cell table:style-name="ce15" table:formula="of:=VLOOKUP([.H87];Case;[.F87];)" office:value-type="float" office:value="390" calcext:value-type="float">
            <text:p>390</text:p>
          </table:table-cell>
          <table:table-cell table:style-name="ce15" table:formula="of:=VLOOKUP([.H87];Case;[.F87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88];[.$D$45:.$F$53];2;)" office:value-type="float" office:value="420" calcext:value-type="float">
            <text:p>420</text:p>
          </table:table-cell>
          <table:table-cell table:formula="of:=VLOOKUP([.B88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8]=200;6;IF([.E8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H88];Case;[.F88]-2;)" office:value-type="float" office:value="350" calcext:value-type="float">
            <text:p>350</text:p>
          </table:table-cell>
          <table:table-cell table:formula="of:=VLOOKUP([.H88];Case;[.F88]-1;)" office:value-type="float" office:value="250" calcext:value-type="float">
            <text:p>250</text:p>
          </table:table-cell>
          <table:table-cell table:formula="of:=VLOOKUP([.H88];Case;[.F88];)" office:value-type="float" office:value="390" calcext:value-type="float">
            <text:p>390</text:p>
          </table:table-cell>
          <table:table-cell table:formula="of:=VLOOKUP([.H88];Case;[.F88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89];[.$D$45:.$F$53];2;)" office:value-type="float" office:value="420" calcext:value-type="float">
            <text:p>420</text:p>
          </table:table-cell>
          <table:table-cell table:formula="of:=VLOOKUP([.B89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89]=200;6;IF([.E8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H89];Case;[.F89]-2;)" office:value-type="float" office:value="350" calcext:value-type="float">
            <text:p>350</text:p>
          </table:table-cell>
          <table:table-cell table:formula="of:=VLOOKUP([.H89];Case;[.F89]-1;)" office:value-type="float" office:value="250" calcext:value-type="float">
            <text:p>250</text:p>
          </table:table-cell>
          <table:table-cell table:formula="of:=VLOOKUP([.H89];Case;[.F89];)" office:value-type="float" office:value="390" calcext:value-type="float">
            <text:p>390</text:p>
          </table:table-cell>
          <table:table-cell table:formula="of:=VLOOKUP([.H89];Case;[.F89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0];[.$D$45:.$F$53];2;)" office:value-type="float" office:value="420" calcext:value-type="float">
            <text:p>420</text:p>
          </table:table-cell>
          <table:table-cell table:formula="of:=VLOOKUP([.B90];[.$D$45:.$F$5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90]=200;6;IF([.E9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H90];Case;[.F90]-2;)" office:value-type="float" office:value="350" calcext:value-type="float">
            <text:p>350</text:p>
          </table:table-cell>
          <table:table-cell table:formula="of:=VLOOKUP([.H90];Case;[.F90]-1;)" office:value-type="float" office:value="250" calcext:value-type="float">
            <text:p>250</text:p>
          </table:table-cell>
          <table:table-cell table:formula="of:=VLOOKUP([.H90];Case;[.F90];)" office:value-type="float" office:value="390" calcext:value-type="float">
            <text:p>390</text:p>
          </table:table-cell>
          <table:table-cell table:formula="of:=VLOOKUP([.H90];Case;[.F90]+1;)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1];[.$D$45:.$F$53];2;)" office:value-type="float" office:value="420" calcext:value-type="float">
            <text:p>420</text:p>
          </table:table-cell>
          <table:table-cell table:formula="of:=VLOOKUP([.B91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1]=200;6;IF([.E9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H91];Case;[.F91]-2;)" office:value-type="float" office:value="336" calcext:value-type="float">
            <text:p>336</text:p>
          </table:table-cell>
          <table:table-cell table:formula="of:=VLOOKUP([.H91];Case;[.F91]-1;)" office:value-type="float" office:value="240" calcext:value-type="float">
            <text:p>240</text:p>
          </table:table-cell>
          <table:table-cell table:formula="of:=VLOOKUP([.H91];Case;[.F91];)" office:value-type="float" office:value="376" calcext:value-type="float">
            <text:p>376</text:p>
          </table:table-cell>
          <table:table-cell table:formula="of:=VLOOKUP([.H91];Case;[.F91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2];[.$D$45:.$F$53];2;)" office:value-type="float" office:value="420" calcext:value-type="float">
            <text:p>420</text:p>
          </table:table-cell>
          <table:table-cell table:formula="of:=VLOOKUP([.B92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2]=200;6;IF([.E9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H92];Case;[.F92]-2;)" office:value-type="float" office:value="336" calcext:value-type="float">
            <text:p>336</text:p>
          </table:table-cell>
          <table:table-cell table:formula="of:=VLOOKUP([.H92];Case;[.F92]-1;)" office:value-type="float" office:value="240" calcext:value-type="float">
            <text:p>240</text:p>
          </table:table-cell>
          <table:table-cell table:formula="of:=VLOOKUP([.H92];Case;[.F92];)" office:value-type="float" office:value="376" calcext:value-type="float">
            <text:p>376</text:p>
          </table:table-cell>
          <table:table-cell table:formula="of:=VLOOKUP([.H92];Case;[.F92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3];[.$D$45:.$F$53];2;)" office:value-type="float" office:value="420" calcext:value-type="float">
            <text:p>420</text:p>
          </table:table-cell>
          <table:table-cell table:formula="of:=VLOOKUP([.B93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3]=200;6;IF([.E9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H93];Case;[.F93]-2;)" office:value-type="float" office:value="336" calcext:value-type="float">
            <text:p>336</text:p>
          </table:table-cell>
          <table:table-cell table:formula="of:=VLOOKUP([.H93];Case;[.F93]-1;)" office:value-type="float" office:value="240" calcext:value-type="float">
            <text:p>240</text:p>
          </table:table-cell>
          <table:table-cell table:formula="of:=VLOOKUP([.H93];Case;[.F93];)" office:value-type="float" office:value="376" calcext:value-type="float">
            <text:p>376</text:p>
          </table:table-cell>
          <table:table-cell table:formula="of:=VLOOKUP([.H93];Case;[.F93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B94];[.$D$45:.$F$53];2;)" office:value-type="float" office:value="420" calcext:value-type="float">
            <text:p>420</text:p>
          </table:table-cell>
          <table:table-cell table:formula="of:=VLOOKUP([.B94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4]=200;6;IF([.E9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H94];Case;[.F94]-2;)" office:value-type="float" office:value="336" calcext:value-type="float">
            <text:p>336</text:p>
          </table:table-cell>
          <table:table-cell table:formula="of:=VLOOKUP([.H94];Case;[.F94]-1;)" office:value-type="float" office:value="240" calcext:value-type="float">
            <text:p>240</text:p>
          </table:table-cell>
          <table:table-cell table:style-name="ce15" table:formula="of:=VLOOKUP([.H94];Case;[.F94];)" office:value-type="float" office:value="376" calcext:value-type="float">
            <text:p>376</text:p>
          </table:table-cell>
          <table:table-cell table:style-name="ce15" table:formula="of:=VLOOKUP([.H94];Case;[.F94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case</text:p>
          </table:table-cell>
          <table:table-cell table:style-name="ce15" office:value-type="string" calcext:value-type="string">
            <text:p>A3</text:p>
          </table:table-cell>
          <table:table-cell table:formula="of:=VLOOKUP([.B95];[.$D$45:.$F$53];2;)" office:value-type="float" office:value="420" calcext:value-type="float">
            <text:p>420</text:p>
          </table:table-cell>
          <table:table-cell table:formula="of:=VLOOKUP([.B95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5]=200;6;IF([.E9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H95];Case;[.F95]-2;)" office:value-type="float" office:value="336" calcext:value-type="float">
            <text:p>336</text:p>
          </table:table-cell>
          <table:table-cell table:formula="of:=VLOOKUP([.H95];Case;[.F95]-1;)" office:value-type="float" office:value="240" calcext:value-type="float">
            <text:p>240</text:p>
          </table:table-cell>
          <table:table-cell table:style-name="ce15" table:formula="of:=VLOOKUP([.H95];Case;[.F95];)" office:value-type="float" office:value="376" calcext:value-type="float">
            <text:p>376</text:p>
          </table:table-cell>
          <table:table-cell table:style-name="ce15" table:formula="of:=VLOOKUP([.H95];Case;[.F95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6];[.$D$45:.$F$53];2;)" office:value-type="float" office:value="420" calcext:value-type="float">
            <text:p>420</text:p>
          </table:table-cell>
          <table:table-cell table:formula="of:=VLOOKUP([.B96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6]=200;6;IF([.E9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H96];Case;[.F96]-2;)" office:value-type="float" office:value="336" calcext:value-type="float">
            <text:p>336</text:p>
          </table:table-cell>
          <table:table-cell table:formula="of:=VLOOKUP([.H96];Case;[.F96]-1;)" office:value-type="float" office:value="240" calcext:value-type="float">
            <text:p>240</text:p>
          </table:table-cell>
          <table:table-cell table:formula="of:=VLOOKUP([.H96];Case;[.F96];)" office:value-type="float" office:value="376" calcext:value-type="float">
            <text:p>376</text:p>
          </table:table-cell>
          <table:table-cell table:formula="of:=VLOOKUP([.H96];Case;[.F96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7];[.$D$45:.$F$53];2;)" office:value-type="float" office:value="420" calcext:value-type="float">
            <text:p>420</text:p>
          </table:table-cell>
          <table:table-cell table:formula="of:=VLOOKUP([.B97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7]=200;6;IF([.E9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H97];Case;[.F97]-2;)" office:value-type="float" office:value="336" calcext:value-type="float">
            <text:p>336</text:p>
          </table:table-cell>
          <table:table-cell table:formula="of:=VLOOKUP([.H97];Case;[.F97]-1;)" office:value-type="float" office:value="240" calcext:value-type="float">
            <text:p>240</text:p>
          </table:table-cell>
          <table:table-cell table:formula="of:=VLOOKUP([.H97];Case;[.F97];)" office:value-type="float" office:value="376" calcext:value-type="float">
            <text:p>376</text:p>
          </table:table-cell>
          <table:table-cell table:formula="of:=VLOOKUP([.H97];Case;[.F97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98];[.$D$45:.$F$53];2;)" office:value-type="float" office:value="420" calcext:value-type="float">
            <text:p>420</text:p>
          </table:table-cell>
          <table:table-cell table:formula="of:=VLOOKUP([.B98];[.$D$45:.$F$5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98]=200;6;IF([.E9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H98];Case;[.F98]-2;)" office:value-type="float" office:value="336" calcext:value-type="float">
            <text:p>336</text:p>
          </table:table-cell>
          <table:table-cell table:formula="of:=VLOOKUP([.H98];Case;[.F98]-1;)" office:value-type="float" office:value="240" calcext:value-type="float">
            <text:p>240</text:p>
          </table:table-cell>
          <table:table-cell table:formula="of:=VLOOKUP([.H98];Case;[.F98];)" office:value-type="float" office:value="376" calcext:value-type="float">
            <text:p>376</text:p>
          </table:table-cell>
          <table:table-cell table:formula="of:=VLOOKUP([.H98];Case;[.F98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99];[.$D$45:.$F$53];2;)" office:value-type="float" office:value="420" calcext:value-type="float">
            <text:p>420</text:p>
          </table:table-cell>
          <table:table-cell table:formula="of:=VLOOKUP([.B99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99]=200;6;IF([.E9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H99];Case;[.F99]-2;)" office:value-type="float" office:value="336" calcext:value-type="float">
            <text:p>336</text:p>
          </table:table-cell>
          <table:table-cell table:formula="of:=VLOOKUP([.H99];Case;[.F99]-1;)" office:value-type="float" office:value="240" calcext:value-type="float">
            <text:p>240</text:p>
          </table:table-cell>
          <table:table-cell table:formula="of:=VLOOKUP([.H99];Case;[.F99];)" office:value-type="float" office:value="376" calcext:value-type="float">
            <text:p>376</text:p>
          </table:table-cell>
          <table:table-cell table:formula="of:=VLOOKUP([.H99];Case;[.F99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0];[.$D$45:.$F$53];2;)" office:value-type="float" office:value="420" calcext:value-type="float">
            <text:p>420</text:p>
          </table:table-cell>
          <table:table-cell table:formula="of:=VLOOKUP([.B100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0]=200;6;IF([.E10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H100];Case;[.F100]-2;)" office:value-type="float" office:value="336" calcext:value-type="float">
            <text:p>336</text:p>
          </table:table-cell>
          <table:table-cell table:formula="of:=VLOOKUP([.H100];Case;[.F100]-1;)" office:value-type="float" office:value="240" calcext:value-type="float">
            <text:p>240</text:p>
          </table:table-cell>
          <table:table-cell table:formula="of:=VLOOKUP([.H100];Case;[.F100];)" office:value-type="float" office:value="376" calcext:value-type="float">
            <text:p>376</text:p>
          </table:table-cell>
          <table:table-cell table:formula="of:=VLOOKUP([.H100];Case;[.F100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1];[.$D$45:.$F$53];2;)" office:value-type="float" office:value="420" calcext:value-type="float">
            <text:p>420</text:p>
          </table:table-cell>
          <table:table-cell table:formula="of:=VLOOKUP([.B101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1]=200;6;IF([.E10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H101];Case;[.F101]-2;)" office:value-type="float" office:value="336" calcext:value-type="float">
            <text:p>336</text:p>
          </table:table-cell>
          <table:table-cell table:formula="of:=VLOOKUP([.H101];Case;[.F101]-1;)" office:value-type="float" office:value="240" calcext:value-type="float">
            <text:p>240</text:p>
          </table:table-cell>
          <table:table-cell table:formula="of:=VLOOKUP([.H101];Case;[.F101];)" office:value-type="float" office:value="376" calcext:value-type="float">
            <text:p>376</text:p>
          </table:table-cell>
          <table:table-cell table:formula="of:=VLOOKUP([.H101];Case;[.F101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B102];[.$D$45:.$F$53];2;)" office:value-type="float" office:value="420" calcext:value-type="float">
            <text:p>420</text:p>
          </table:table-cell>
          <table:table-cell table:formula="of:=VLOOKUP([.B102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2]=200;6;IF([.E10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H102];Case;[.F102]-2;)" office:value-type="float" office:value="336" calcext:value-type="float">
            <text:p>336</text:p>
          </table:table-cell>
          <table:table-cell table:formula="of:=VLOOKUP([.H102];Case;[.F102]-1;)" office:value-type="float" office:value="240" calcext:value-type="float">
            <text:p>240</text:p>
          </table:table-cell>
          <table:table-cell table:style-name="ce15" table:formula="of:=VLOOKUP([.H102];Case;[.F102];)" office:value-type="float" office:value="376" calcext:value-type="float">
            <text:p>376</text:p>
          </table:table-cell>
          <table:table-cell table:style-name="ce15" table:formula="of:=VLOOKUP([.H102];Case;[.F102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case</text:p>
          </table:table-cell>
          <table:table-cell table:style-name="ce15" office:value-type="string" calcext:value-type="string">
            <text:p>A3</text:p>
          </table:table-cell>
          <table:table-cell table:formula="of:=VLOOKUP([.B103];[.$D$45:.$F$53];2;)" office:value-type="float" office:value="420" calcext:value-type="float">
            <text:p>420</text:p>
          </table:table-cell>
          <table:table-cell table:formula="of:=VLOOKUP([.B103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3]=200;6;IF([.E10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H103];Case;[.F103]-2;)" office:value-type="float" office:value="336" calcext:value-type="float">
            <text:p>336</text:p>
          </table:table-cell>
          <table:table-cell table:formula="of:=VLOOKUP([.H103];Case;[.F103]-1;)" office:value-type="float" office:value="240" calcext:value-type="float">
            <text:p>240</text:p>
          </table:table-cell>
          <table:table-cell table:style-name="ce15" table:formula="of:=VLOOKUP([.H103];Case;[.F103];)" office:value-type="float" office:value="376" calcext:value-type="float">
            <text:p>376</text:p>
          </table:table-cell>
          <table:table-cell table:style-name="ce15" table:formula="of:=VLOOKUP([.H103];Case;[.F103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4];[.$D$45:.$F$53];2;)" office:value-type="float" office:value="420" calcext:value-type="float">
            <text:p>420</text:p>
          </table:table-cell>
          <table:table-cell table:formula="of:=VLOOKUP([.B104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4]=200;6;IF([.E10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H104];Case;[.F104]-2;)" office:value-type="float" office:value="336" calcext:value-type="float">
            <text:p>336</text:p>
          </table:table-cell>
          <table:table-cell table:formula="of:=VLOOKUP([.H104];Case;[.F104]-1;)" office:value-type="float" office:value="240" calcext:value-type="float">
            <text:p>240</text:p>
          </table:table-cell>
          <table:table-cell table:formula="of:=VLOOKUP([.H104];Case;[.F104];)" office:value-type="float" office:value="376" calcext:value-type="float">
            <text:p>376</text:p>
          </table:table-cell>
          <table:table-cell table:formula="of:=VLOOKUP([.H104];Case;[.F104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5];[.$D$45:.$F$53];2;)" office:value-type="float" office:value="420" calcext:value-type="float">
            <text:p>420</text:p>
          </table:table-cell>
          <table:table-cell table:formula="of:=VLOOKUP([.B105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5]=200;6;IF([.E10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H105];Case;[.F105]-2;)" office:value-type="float" office:value="336" calcext:value-type="float">
            <text:p>336</text:p>
          </table:table-cell>
          <table:table-cell table:formula="of:=VLOOKUP([.H105];Case;[.F105]-1;)" office:value-type="float" office:value="240" calcext:value-type="float">
            <text:p>240</text:p>
          </table:table-cell>
          <table:table-cell table:formula="of:=VLOOKUP([.H105];Case;[.F105];)" office:value-type="float" office:value="376" calcext:value-type="float">
            <text:p>376</text:p>
          </table:table-cell>
          <table:table-cell table:formula="of:=VLOOKUP([.H105];Case;[.F105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B106];[.$D$45:.$F$53];2;)" office:value-type="float" office:value="420" calcext:value-type="float">
            <text:p>420</text:p>
          </table:table-cell>
          <table:table-cell table:formula="of:=VLOOKUP([.B106];[.$D$45:.$F$5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106]=200;6;IF([.E10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H106];Case;[.F106]-2;)" office:value-type="float" office:value="336" calcext:value-type="float">
            <text:p>336</text:p>
          </table:table-cell>
          <table:table-cell table:formula="of:=VLOOKUP([.H106];Case;[.F106]-1;)" office:value-type="float" office:value="240" calcext:value-type="float">
            <text:p>240</text:p>
          </table:table-cell>
          <table:table-cell table:formula="of:=VLOOKUP([.H106];Case;[.F106];)" office:value-type="float" office:value="376" calcext:value-type="float">
            <text:p>376</text:p>
          </table:table-cell>
          <table:table-cell table:formula="of:=VLOOKUP([.H106];Case;[.F106]+1;)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7];[.$D$45:.$F$53];2;)" office:value-type="float" office:value="594" calcext:value-type="float">
            <text:p>594</text:p>
          </table:table-cell>
          <table:table-cell table:formula="of:=VLOOKUP([.B107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7]=200;6;IF([.E10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H107];Case;[.F107]-2;)" office:value-type="float" office:value="490" calcext:value-type="float">
            <text:p>490</text:p>
          </table:table-cell>
          <table:table-cell table:formula="of:=VLOOKUP([.H107];Case;[.F107]-1;)" office:value-type="float" office:value="350" calcext:value-type="float">
            <text:p>350</text:p>
          </table:table-cell>
          <table:table-cell table:formula="of:=VLOOKUP([.H107];Case;[.F107];)" office:value-type="float" office:value="530" calcext:value-type="float">
            <text:p>530</text:p>
          </table:table-cell>
          <table:table-cell table:formula="of:=VLOOKUP([.H107];Case;[.F10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8];[.$D$45:.$F$53];2;)" office:value-type="float" office:value="594" calcext:value-type="float">
            <text:p>594</text:p>
          </table:table-cell>
          <table:table-cell table:formula="of:=VLOOKUP([.B108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8]=200;6;IF([.E10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H108];Case;[.F108]-2;)" office:value-type="float" office:value="490" calcext:value-type="float">
            <text:p>490</text:p>
          </table:table-cell>
          <table:table-cell table:formula="of:=VLOOKUP([.H108];Case;[.F108]-1;)" office:value-type="float" office:value="350" calcext:value-type="float">
            <text:p>350</text:p>
          </table:table-cell>
          <table:table-cell table:formula="of:=VLOOKUP([.H108];Case;[.F108];)" office:value-type="float" office:value="530" calcext:value-type="float">
            <text:p>530</text:p>
          </table:table-cell>
          <table:table-cell table:formula="of:=VLOOKUP([.H108];Case;[.F10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09];[.$D$45:.$F$53];2;)" office:value-type="float" office:value="594" calcext:value-type="float">
            <text:p>594</text:p>
          </table:table-cell>
          <table:table-cell table:formula="of:=VLOOKUP([.B109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09]=200;6;IF([.E10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H109];Case;[.F109]-2;)" office:value-type="float" office:value="490" calcext:value-type="float">
            <text:p>490</text:p>
          </table:table-cell>
          <table:table-cell table:formula="of:=VLOOKUP([.H109];Case;[.F109]-1;)" office:value-type="float" office:value="350" calcext:value-type="float">
            <text:p>350</text:p>
          </table:table-cell>
          <table:table-cell table:formula="of:=VLOOKUP([.H109];Case;[.F109];)" office:value-type="float" office:value="530" calcext:value-type="float">
            <text:p>530</text:p>
          </table:table-cell>
          <table:table-cell table:formula="of:=VLOOKUP([.H109];Case;[.F10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B110];[.$D$45:.$F$53];2;)" office:value-type="float" office:value="594" calcext:value-type="float">
            <text:p>594</text:p>
          </table:table-cell>
          <table:table-cell table:formula="of:=VLOOKUP([.B110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0]=200;6;IF([.E11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H110];Case;[.F110]-2;)" office:value-type="float" office:value="490" calcext:value-type="float">
            <text:p>490</text:p>
          </table:table-cell>
          <table:table-cell table:formula="of:=VLOOKUP([.H110];Case;[.F110]-1;)" office:value-type="float" office:value="350" calcext:value-type="float">
            <text:p>350</text:p>
          </table:table-cell>
          <table:table-cell table:style-name="ce26" table:formula="of:=VLOOKUP([.H110];Case;[.F110];)" office:value-type="float" office:value="530" calcext:value-type="float">
            <text:p>530</text:p>
          </table:table-cell>
          <table:table-cell table:style-name="ce26" table:formula="of:=VLOOKUP([.H110];Case;[.F11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case</text:p>
          </table:table-cell>
          <table:table-cell table:style-name="ce16" office:value-type="string" calcext:value-type="string">
            <text:p>A2</text:p>
          </table:table-cell>
          <table:table-cell table:formula="of:=VLOOKUP([.B111];[.$D$45:.$F$53];2;)" office:value-type="float" office:value="594" calcext:value-type="float">
            <text:p>594</text:p>
          </table:table-cell>
          <table:table-cell table:formula="of:=VLOOKUP([.B111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1]=200;6;IF([.E11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H111];Case;[.F111]-2;)" office:value-type="float" office:value="490" calcext:value-type="float">
            <text:p>490</text:p>
          </table:table-cell>
          <table:table-cell table:formula="of:=VLOOKUP([.H111];Case;[.F111]-1;)" office:value-type="float" office:value="350" calcext:value-type="float">
            <text:p>350</text:p>
          </table:table-cell>
          <table:table-cell table:style-name="ce26" table:formula="of:=VLOOKUP([.H111];Case;[.F111];)" office:value-type="float" office:value="530" calcext:value-type="float">
            <text:p>530</text:p>
          </table:table-cell>
          <table:table-cell table:style-name="ce26" table:formula="of:=VLOOKUP([.H111];Case;[.F111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2];[.$D$45:.$F$53];2;)" office:value-type="float" office:value="594" calcext:value-type="float">
            <text:p>594</text:p>
          </table:table-cell>
          <table:table-cell table:formula="of:=VLOOKUP([.B112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2]=200;6;IF([.E11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H112];Case;[.F112]-2;)" office:value-type="float" office:value="490" calcext:value-type="float">
            <text:p>490</text:p>
          </table:table-cell>
          <table:table-cell table:formula="of:=VLOOKUP([.H112];Case;[.F112]-1;)" office:value-type="float" office:value="350" calcext:value-type="float">
            <text:p>350</text:p>
          </table:table-cell>
          <table:table-cell table:formula="of:=VLOOKUP([.H112];Case;[.F112];)" office:value-type="float" office:value="530" calcext:value-type="float">
            <text:p>530</text:p>
          </table:table-cell>
          <table:table-cell table:formula="of:=VLOOKUP([.H112];Case;[.F112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3];[.$D$45:.$F$53];2;)" office:value-type="float" office:value="594" calcext:value-type="float">
            <text:p>594</text:p>
          </table:table-cell>
          <table:table-cell table:formula="of:=VLOOKUP([.B113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3]=200;6;IF([.E11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H113];Case;[.F113]-2;)" office:value-type="float" office:value="490" calcext:value-type="float">
            <text:p>490</text:p>
          </table:table-cell>
          <table:table-cell table:formula="of:=VLOOKUP([.H113];Case;[.F113]-1;)" office:value-type="float" office:value="350" calcext:value-type="float">
            <text:p>350</text:p>
          </table:table-cell>
          <table:table-cell table:formula="of:=VLOOKUP([.H113];Case;[.F113];)" office:value-type="float" office:value="530" calcext:value-type="float">
            <text:p>530</text:p>
          </table:table-cell>
          <table:table-cell table:formula="of:=VLOOKUP([.H113];Case;[.F113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14];[.$D$45:.$F$53];2;)" office:value-type="float" office:value="594" calcext:value-type="float">
            <text:p>594</text:p>
          </table:table-cell>
          <table:table-cell table:formula="of:=VLOOKUP([.B114];[.$D$45:.$F$5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114]=200;6;IF([.E11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H114];Case;[.F114]-2;)" office:value-type="float" office:value="490" calcext:value-type="float">
            <text:p>490</text:p>
          </table:table-cell>
          <table:table-cell table:formula="of:=VLOOKUP([.H114];Case;[.F114]-1;)" office:value-type="float" office:value="350" calcext:value-type="float">
            <text:p>350</text:p>
          </table:table-cell>
          <table:table-cell table:formula="of:=VLOOKUP([.H114];Case;[.F114];)" office:value-type="float" office:value="530" calcext:value-type="float">
            <text:p>530</text:p>
          </table:table-cell>
          <table:table-cell table:formula="of:=VLOOKUP([.H114];Case;[.F114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5];[.$D$45:.$F$53];2;)" office:value-type="float" office:value="594" calcext:value-type="float">
            <text:p>594</text:p>
          </table:table-cell>
          <table:table-cell table:formula="of:=VLOOKUP([.B115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5]=200;6;IF([.E11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15];Case;[.F115]-2;)" office:value-type="float" office:value="490" calcext:value-type="float">
            <text:p>490</text:p>
          </table:table-cell>
          <table:table-cell table:formula="of:=VLOOKUP([.H115];Case;[.F115]-1;)" office:value-type="float" office:value="350" calcext:value-type="float">
            <text:p>350</text:p>
          </table:table-cell>
          <table:table-cell table:formula="of:=VLOOKUP([.H115];Case;[.F115];)" office:value-type="float" office:value="530" calcext:value-type="float">
            <text:p>530</text:p>
          </table:table-cell>
          <table:table-cell table:formula="of:=VLOOKUP([.H115];Case;[.F115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6];[.$D$45:.$F$53];2;)" office:value-type="float" office:value="594" calcext:value-type="float">
            <text:p>594</text:p>
          </table:table-cell>
          <table:table-cell table:formula="of:=VLOOKUP([.B116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6]=200;6;IF([.E11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H116];Case;[.F116]-2;)" office:value-type="float" office:value="490" calcext:value-type="float">
            <text:p>490</text:p>
          </table:table-cell>
          <table:table-cell table:formula="of:=VLOOKUP([.H116];Case;[.F116]-1;)" office:value-type="float" office:value="350" calcext:value-type="float">
            <text:p>350</text:p>
          </table:table-cell>
          <table:table-cell table:formula="of:=VLOOKUP([.H116];Case;[.F116];)" office:value-type="float" office:value="530" calcext:value-type="float">
            <text:p>530</text:p>
          </table:table-cell>
          <table:table-cell table:formula="of:=VLOOKUP([.H116];Case;[.F116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7];[.$D$45:.$F$53];2;)" office:value-type="float" office:value="594" calcext:value-type="float">
            <text:p>594</text:p>
          </table:table-cell>
          <table:table-cell table:formula="of:=VLOOKUP([.B117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7]=200;6;IF([.E11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H117];Case;[.F117]-2;)" office:value-type="float" office:value="490" calcext:value-type="float">
            <text:p>490</text:p>
          </table:table-cell>
          <table:table-cell table:formula="of:=VLOOKUP([.H117];Case;[.F117]-1;)" office:value-type="float" office:value="350" calcext:value-type="float">
            <text:p>350</text:p>
          </table:table-cell>
          <table:table-cell table:formula="of:=VLOOKUP([.H117];Case;[.F117];)" office:value-type="float" office:value="530" calcext:value-type="float">
            <text:p>530</text:p>
          </table:table-cell>
          <table:table-cell table:formula="of:=VLOOKUP([.H117];Case;[.F11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B118];[.$D$45:.$F$53];2;)" office:value-type="float" office:value="594" calcext:value-type="float">
            <text:p>594</text:p>
          </table:table-cell>
          <table:table-cell table:formula="of:=VLOOKUP([.B118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8]=200;6;IF([.E11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H118];Case;[.F118]-2;)" office:value-type="float" office:value="490" calcext:value-type="float">
            <text:p>490</text:p>
          </table:table-cell>
          <table:table-cell table:formula="of:=VLOOKUP([.H118];Case;[.F118]-1;)" office:value-type="float" office:value="350" calcext:value-type="float">
            <text:p>350</text:p>
          </table:table-cell>
          <table:table-cell table:style-name="ce26" table:formula="of:=VLOOKUP([.H118];Case;[.F118];)" office:value-type="float" office:value="530" calcext:value-type="float">
            <text:p>530</text:p>
          </table:table-cell>
          <table:table-cell table:style-name="ce26" table:formula="of:=VLOOKUP([.H118];Case;[.F11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case</text:p>
          </table:table-cell>
          <table:table-cell table:style-name="ce16" office:value-type="string" calcext:value-type="string">
            <text:p>A2</text:p>
          </table:table-cell>
          <table:table-cell table:formula="of:=VLOOKUP([.B119];[.$D$45:.$F$53];2;)" office:value-type="float" office:value="594" calcext:value-type="float">
            <text:p>594</text:p>
          </table:table-cell>
          <table:table-cell table:formula="of:=VLOOKUP([.B119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19]=200;6;IF([.E11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H119];Case;[.F119]-2;)" office:value-type="float" office:value="490" calcext:value-type="float">
            <text:p>490</text:p>
          </table:table-cell>
          <table:table-cell table:formula="of:=VLOOKUP([.H119];Case;[.F119]-1;)" office:value-type="float" office:value="350" calcext:value-type="float">
            <text:p>350</text:p>
          </table:table-cell>
          <table:table-cell table:style-name="ce26" table:formula="of:=VLOOKUP([.H119];Case;[.F119];)" office:value-type="float" office:value="530" calcext:value-type="float">
            <text:p>530</text:p>
          </table:table-cell>
          <table:table-cell table:style-name="ce26" table:formula="of:=VLOOKUP([.H119];Case;[.F11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0];[.$D$45:.$F$53];2;)" office:value-type="float" office:value="594" calcext:value-type="float">
            <text:p>594</text:p>
          </table:table-cell>
          <table:table-cell table:formula="of:=VLOOKUP([.B120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0]=200;6;IF([.E12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20];Case;[.F120]-2;)" office:value-type="float" office:value="490" calcext:value-type="float">
            <text:p>490</text:p>
          </table:table-cell>
          <table:table-cell table:formula="of:=VLOOKUP([.H120];Case;[.F120]-1;)" office:value-type="float" office:value="350" calcext:value-type="float">
            <text:p>350</text:p>
          </table:table-cell>
          <table:table-cell table:formula="of:=VLOOKUP([.H120];Case;[.F120];)" office:value-type="float" office:value="530" calcext:value-type="float">
            <text:p>530</text:p>
          </table:table-cell>
          <table:table-cell table:formula="of:=VLOOKUP([.H120];Case;[.F12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1];[.$D$45:.$F$53];2;)" office:value-type="float" office:value="594" calcext:value-type="float">
            <text:p>594</text:p>
          </table:table-cell>
          <table:table-cell table:formula="of:=VLOOKUP([.B121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1]=200;6;IF([.E12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H121];Case;[.F121]-2;)" office:value-type="float" office:value="490" calcext:value-type="float">
            <text:p>490</text:p>
          </table:table-cell>
          <table:table-cell table:formula="of:=VLOOKUP([.H121];Case;[.F121]-1;)" office:value-type="float" office:value="350" calcext:value-type="float">
            <text:p>350</text:p>
          </table:table-cell>
          <table:table-cell table:formula="of:=VLOOKUP([.H121];Case;[.F121];)" office:value-type="float" office:value="530" calcext:value-type="float">
            <text:p>530</text:p>
          </table:table-cell>
          <table:table-cell table:formula="of:=VLOOKUP([.H121];Case;[.F121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2];[.$D$45:.$F$53];2;)" office:value-type="float" office:value="594" calcext:value-type="float">
            <text:p>594</text:p>
          </table:table-cell>
          <table:table-cell table:formula="of:=VLOOKUP([.B122];[.$D$45:.$F$5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122]=200;6;IF([.E12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H122];Case;[.F122]-2;)" office:value-type="float" office:value="490" calcext:value-type="float">
            <text:p>490</text:p>
          </table:table-cell>
          <table:table-cell table:formula="of:=VLOOKUP([.H122];Case;[.F122]-1;)" office:value-type="float" office:value="350" calcext:value-type="float">
            <text:p>350</text:p>
          </table:table-cell>
          <table:table-cell table:formula="of:=VLOOKUP([.H122];Case;[.F122];)" office:value-type="float" office:value="530" calcext:value-type="float">
            <text:p>530</text:p>
          </table:table-cell>
          <table:table-cell table:formula="of:=VLOOKUP([.H122];Case;[.F122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3];[.$D$45:.$F$53];2;)" office:value-type="float" office:value="594" calcext:value-type="float">
            <text:p>594</text:p>
          </table:table-cell>
          <table:table-cell table:formula="of:=VLOOKUP([.B123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3]=200;6;IF([.E12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H123];Case;[.F123]-2;)" office:value-type="float" office:value="245" calcext:value-type="float">
            <text:p>245</text:p>
          </table:table-cell>
          <table:table-cell table:formula="of:=VLOOKUP([.H123];Case;[.F123]-1;)" office:value-type="float" office:value="175" calcext:value-type="float">
            <text:p>175</text:p>
          </table:table-cell>
          <table:table-cell table:formula="of:=VLOOKUP([.H123];Case;[.F123];)" office:value-type="float" office:value="285" calcext:value-type="float">
            <text:p>285</text:p>
          </table:table-cell>
          <table:table-cell table:formula="of:=VLOOKUP([.H123];Case;[.F123]+1;)"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4];[.$D$45:.$F$53];2;)" office:value-type="float" office:value="594" calcext:value-type="float">
            <text:p>594</text:p>
          </table:table-cell>
          <table:table-cell table:formula="of:=VLOOKUP([.B124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4]=200;6;IF([.E12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H124];Case;[.F124]-2;)" office:value-type="float" office:value="490" calcext:value-type="float">
            <text:p>490</text:p>
          </table:table-cell>
          <table:table-cell table:formula="of:=VLOOKUP([.H124];Case;[.F124]-1;)" office:value-type="float" office:value="350" calcext:value-type="float">
            <text:p>350</text:p>
          </table:table-cell>
          <table:table-cell table:formula="of:=VLOOKUP([.H124];Case;[.F124];)" office:value-type="float" office:value="530" calcext:value-type="float">
            <text:p>530</text:p>
          </table:table-cell>
          <table:table-cell table:formula="of:=VLOOKUP([.H124];Case;[.F124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5];[.$D$45:.$F$53];2;)" office:value-type="float" office:value="594" calcext:value-type="float">
            <text:p>594</text:p>
          </table:table-cell>
          <table:table-cell table:formula="of:=VLOOKUP([.B125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5]=200;6;IF([.E12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H125];Case;[.F125]-2;)" office:value-type="float" office:value="490" calcext:value-type="float">
            <text:p>490</text:p>
          </table:table-cell>
          <table:table-cell table:formula="of:=VLOOKUP([.H125];Case;[.F125]-1;)" office:value-type="float" office:value="350" calcext:value-type="float">
            <text:p>350</text:p>
          </table:table-cell>
          <table:table-cell table:formula="of:=VLOOKUP([.H125];Case;[.F125];)" office:value-type="float" office:value="530" calcext:value-type="float">
            <text:p>530</text:p>
          </table:table-cell>
          <table:table-cell table:formula="of:=VLOOKUP([.H125];Case;[.F125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B126];[.$D$45:.$F$53];2;)" office:value-type="float" office:value="594" calcext:value-type="float">
            <text:p>594</text:p>
          </table:table-cell>
          <table:table-cell table:formula="of:=VLOOKUP([.B126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6]=200;6;IF([.E12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H126];Case;[.F126]-2;)" office:value-type="float" office:value="490" calcext:value-type="float">
            <text:p>490</text:p>
          </table:table-cell>
          <table:table-cell table:formula="of:=VLOOKUP([.H126];Case;[.F126]-1;)" office:value-type="float" office:value="350" calcext:value-type="float">
            <text:p>350</text:p>
          </table:table-cell>
          <table:table-cell table:style-name="ce26" table:formula="of:=VLOOKUP([.H126];Case;[.F126];)" office:value-type="float" office:value="530" calcext:value-type="float">
            <text:p>530</text:p>
          </table:table-cell>
          <table:table-cell table:style-name="ce26" table:formula="of:=VLOOKUP([.H126];Case;[.F126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case</text:p>
          </table:table-cell>
          <table:table-cell table:style-name="ce16" office:value-type="string" calcext:value-type="string">
            <text:p>A2</text:p>
          </table:table-cell>
          <table:table-cell table:formula="of:=VLOOKUP([.B127];[.$D$45:.$F$53];2;)" office:value-type="float" office:value="594" calcext:value-type="float">
            <text:p>594</text:p>
          </table:table-cell>
          <table:table-cell table:formula="of:=VLOOKUP([.B127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7]=200;6;IF([.E12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H127];Case;[.F127]-2;)" office:value-type="float" office:value="490" calcext:value-type="float">
            <text:p>490</text:p>
          </table:table-cell>
          <table:table-cell table:formula="of:=VLOOKUP([.H127];Case;[.F127]-1;)" office:value-type="float" office:value="350" calcext:value-type="float">
            <text:p>350</text:p>
          </table:table-cell>
          <table:table-cell table:style-name="ce26" table:formula="of:=VLOOKUP([.H127];Case;[.F127];)" office:value-type="float" office:value="530" calcext:value-type="float">
            <text:p>530</text:p>
          </table:table-cell>
          <table:table-cell table:style-name="ce26" table:formula="of:=VLOOKUP([.H127];Case;[.F127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8];[.$D$45:.$F$53];2;)" office:value-type="float" office:value="594" calcext:value-type="float">
            <text:p>594</text:p>
          </table:table-cell>
          <table:table-cell table:formula="of:=VLOOKUP([.B128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8]=200;6;IF([.E12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H128];Case;[.F128]-2;)" office:value-type="float" office:value="490" calcext:value-type="float">
            <text:p>490</text:p>
          </table:table-cell>
          <table:table-cell table:formula="of:=VLOOKUP([.H128];Case;[.F128]-1;)" office:value-type="float" office:value="350" calcext:value-type="float">
            <text:p>350</text:p>
          </table:table-cell>
          <table:table-cell table:formula="of:=VLOOKUP([.H128];Case;[.F128];)" office:value-type="float" office:value="530" calcext:value-type="float">
            <text:p>530</text:p>
          </table:table-cell>
          <table:table-cell table:formula="of:=VLOOKUP([.H128];Case;[.F128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29];[.$D$45:.$F$53];2;)" office:value-type="float" office:value="594" calcext:value-type="float">
            <text:p>594</text:p>
          </table:table-cell>
          <table:table-cell table:formula="of:=VLOOKUP([.B129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29]=200;6;IF([.E12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H129];Case;[.F129]-2;)" office:value-type="float" office:value="490" calcext:value-type="float">
            <text:p>490</text:p>
          </table:table-cell>
          <table:table-cell table:formula="of:=VLOOKUP([.H129];Case;[.F129]-1;)" office:value-type="float" office:value="350" calcext:value-type="float">
            <text:p>350</text:p>
          </table:table-cell>
          <table:table-cell table:formula="of:=VLOOKUP([.H129];Case;[.F129];)" office:value-type="float" office:value="530" calcext:value-type="float">
            <text:p>530</text:p>
          </table:table-cell>
          <table:table-cell table:formula="of:=VLOOKUP([.H129];Case;[.F129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B130];[.$D$45:.$F$53];2;)" office:value-type="float" office:value="594" calcext:value-type="float">
            <text:p>594</text:p>
          </table:table-cell>
          <table:table-cell table:formula="of:=VLOOKUP([.B130];[.$D$45:.$F$5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130]=200;6;IF([.E13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H130];Case;[.F130]-2;)" office:value-type="float" office:value="490" calcext:value-type="float">
            <text:p>490</text:p>
          </table:table-cell>
          <table:table-cell table:formula="of:=VLOOKUP([.H130];Case;[.F130]-1;)" office:value-type="float" office:value="350" calcext:value-type="float">
            <text:p>350</text:p>
          </table:table-cell>
          <table:table-cell table:formula="of:=VLOOKUP([.H130];Case;[.F130];)" office:value-type="float" office:value="530" calcext:value-type="float">
            <text:p>530</text:p>
          </table:table-cell>
          <table:table-cell table:formula="of:=VLOOKUP([.H130];Case;[.F130]+1;)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1];[.$D$45:.$F$53];2;)" office:value-type="float" office:value="840" calcext:value-type="float">
            <text:p>840</text:p>
          </table:table-cell>
          <table:table-cell table:formula="of:=VLOOKUP([.B131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1]=200;6;IF([.E13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H131];Case;[.F131]-2;)" office:value-type="float" office:value="700" calcext:value-type="float">
            <text:p>700</text:p>
          </table:table-cell>
          <table:table-cell table:formula="of:=VLOOKUP([.H131];Case;[.F131]-1;)" office:value-type="float" office:value="500" calcext:value-type="float">
            <text:p>500</text:p>
          </table:table-cell>
          <table:table-cell table:formula="of:=VLOOKUP([.H131];Case;[.F131];)" office:value-type="float" office:value="740" calcext:value-type="float">
            <text:p>740</text:p>
          </table:table-cell>
          <table:table-cell table:formula="of:=VLOOKUP([.H131];Case;[.F13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2];[.$D$45:.$F$53];2;)" office:value-type="float" office:value="840" calcext:value-type="float">
            <text:p>840</text:p>
          </table:table-cell>
          <table:table-cell table:formula="of:=VLOOKUP([.B132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2]=200;6;IF([.E13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H132];Case;[.F132]-2;)" office:value-type="float" office:value="700" calcext:value-type="float">
            <text:p>700</text:p>
          </table:table-cell>
          <table:table-cell table:formula="of:=VLOOKUP([.H132];Case;[.F132]-1;)" office:value-type="float" office:value="500" calcext:value-type="float">
            <text:p>500</text:p>
          </table:table-cell>
          <table:table-cell table:formula="of:=VLOOKUP([.H132];Case;[.F132];)" office:value-type="float" office:value="740" calcext:value-type="float">
            <text:p>740</text:p>
          </table:table-cell>
          <table:table-cell table:formula="of:=VLOOKUP([.H132];Case;[.F13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3];[.$D$45:.$F$53];2;)" office:value-type="float" office:value="840" calcext:value-type="float">
            <text:p>840</text:p>
          </table:table-cell>
          <table:table-cell table:formula="of:=VLOOKUP([.B133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3]=200;6;IF([.E13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H133];Case;[.F133]-2;)" office:value-type="float" office:value="700" calcext:value-type="float">
            <text:p>700</text:p>
          </table:table-cell>
          <table:table-cell table:formula="of:=VLOOKUP([.H133];Case;[.F133]-1;)" office:value-type="float" office:value="500" calcext:value-type="float">
            <text:p>500</text:p>
          </table:table-cell>
          <table:table-cell table:formula="of:=VLOOKUP([.H133];Case;[.F133];)" office:value-type="float" office:value="740" calcext:value-type="float">
            <text:p>740</text:p>
          </table:table-cell>
          <table:table-cell table:formula="of:=VLOOKUP([.H133];Case;[.F13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B134];[.$D$45:.$F$53];2;)" office:value-type="float" office:value="840" calcext:value-type="float">
            <text:p>840</text:p>
          </table:table-cell>
          <table:table-cell table:formula="of:=VLOOKUP([.B134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4]=200;6;IF([.E13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H134];Case;[.F134]-2;)" office:value-type="float" office:value="700" calcext:value-type="float">
            <text:p>700</text:p>
          </table:table-cell>
          <table:table-cell table:formula="of:=VLOOKUP([.H134];Case;[.F134]-1;)" office:value-type="float" office:value="500" calcext:value-type="float">
            <text:p>500</text:p>
          </table:table-cell>
          <table:table-cell table:style-name="ce17" table:formula="of:=VLOOKUP([.H134];Case;[.F134];)" office:value-type="float" office:value="740" calcext:value-type="float">
            <text:p>740</text:p>
          </table:table-cell>
          <table:table-cell table:style-name="ce17" table:formula="of:=VLOOKUP([.H134];Case;[.F13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case</text:p>
          </table:table-cell>
          <table:table-cell table:style-name="ce17" office:value-type="string" calcext:value-type="string">
            <text:p>A1</text:p>
          </table:table-cell>
          <table:table-cell table:formula="of:=VLOOKUP([.B135];[.$D$45:.$F$53];2;)" office:value-type="float" office:value="840" calcext:value-type="float">
            <text:p>840</text:p>
          </table:table-cell>
          <table:table-cell table:formula="of:=VLOOKUP([.B135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5]=200;6;IF([.E13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H135];Case;[.F135]-2;)" office:value-type="float" office:value="700" calcext:value-type="float">
            <text:p>700</text:p>
          </table:table-cell>
          <table:table-cell table:formula="of:=VLOOKUP([.H135];Case;[.F135]-1;)" office:value-type="float" office:value="500" calcext:value-type="float">
            <text:p>500</text:p>
          </table:table-cell>
          <table:table-cell table:style-name="ce17" table:formula="of:=VLOOKUP([.H135];Case;[.F135];)" office:value-type="float" office:value="740" calcext:value-type="float">
            <text:p>740</text:p>
          </table:table-cell>
          <table:table-cell table:style-name="ce17" table:formula="of:=VLOOKUP([.H135];Case;[.F135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6];[.$D$45:.$F$53];2;)" office:value-type="float" office:value="840" calcext:value-type="float">
            <text:p>840</text:p>
          </table:table-cell>
          <table:table-cell table:formula="of:=VLOOKUP([.B136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6]=200;6;IF([.E13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H136];Case;[.F136]-2;)" office:value-type="float" office:value="700" calcext:value-type="float">
            <text:p>700</text:p>
          </table:table-cell>
          <table:table-cell table:formula="of:=VLOOKUP([.H136];Case;[.F136]-1;)" office:value-type="float" office:value="500" calcext:value-type="float">
            <text:p>500</text:p>
          </table:table-cell>
          <table:table-cell table:formula="of:=VLOOKUP([.H136];Case;[.F136];)" office:value-type="float" office:value="740" calcext:value-type="float">
            <text:p>740</text:p>
          </table:table-cell>
          <table:table-cell table:formula="of:=VLOOKUP([.H136];Case;[.F136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7];[.$D$45:.$F$53];2;)" office:value-type="float" office:value="840" calcext:value-type="float">
            <text:p>840</text:p>
          </table:table-cell>
          <table:table-cell table:formula="of:=VLOOKUP([.B137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7]=200;6;IF([.E13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H137];Case;[.F137]-2;)" office:value-type="float" office:value="700" calcext:value-type="float">
            <text:p>700</text:p>
          </table:table-cell>
          <table:table-cell table:formula="of:=VLOOKUP([.H137];Case;[.F137]-1;)" office:value-type="float" office:value="500" calcext:value-type="float">
            <text:p>500</text:p>
          </table:table-cell>
          <table:table-cell table:formula="of:=VLOOKUP([.H137];Case;[.F137];)" office:value-type="float" office:value="740" calcext:value-type="float">
            <text:p>740</text:p>
          </table:table-cell>
          <table:table-cell table:formula="of:=VLOOKUP([.H137];Case;[.F137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38];[.$D$45:.$F$53];2;)" office:value-type="float" office:value="840" calcext:value-type="float">
            <text:p>840</text:p>
          </table:table-cell>
          <table:table-cell table:formula="of:=VLOOKUP([.B138];[.$D$45:.$F$5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138]=200;6;IF([.E13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H138];Case;[.F138]-2;)" office:value-type="float" office:value="700" calcext:value-type="float">
            <text:p>700</text:p>
          </table:table-cell>
          <table:table-cell table:formula="of:=VLOOKUP([.H138];Case;[.F138]-1;)" office:value-type="float" office:value="500" calcext:value-type="float">
            <text:p>500</text:p>
          </table:table-cell>
          <table:table-cell table:formula="of:=VLOOKUP([.H138];Case;[.F138];)" office:value-type="float" office:value="740" calcext:value-type="float">
            <text:p>740</text:p>
          </table:table-cell>
          <table:table-cell table:formula="of:=VLOOKUP([.H138];Case;[.F138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39];[.$D$45:.$F$53];2;)" office:value-type="float" office:value="840" calcext:value-type="float">
            <text:p>840</text:p>
          </table:table-cell>
          <table:table-cell table:formula="of:=VLOOKUP([.B139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39]=200;6;IF([.E13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H139];Case;[.F139]-2;)" office:value-type="float" office:value="700" calcext:value-type="float">
            <text:p>700</text:p>
          </table:table-cell>
          <table:table-cell table:formula="of:=VLOOKUP([.H139];Case;[.F139]-1;)" office:value-type="float" office:value="500" calcext:value-type="float">
            <text:p>500</text:p>
          </table:table-cell>
          <table:table-cell table:formula="of:=VLOOKUP([.H139];Case;[.F139];)" office:value-type="float" office:value="740" calcext:value-type="float">
            <text:p>740</text:p>
          </table:table-cell>
          <table:table-cell table:formula="of:=VLOOKUP([.H139];Case;[.F139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0];[.$D$45:.$F$53];2;)" office:value-type="float" office:value="840" calcext:value-type="float">
            <text:p>840</text:p>
          </table:table-cell>
          <table:table-cell table:formula="of:=VLOOKUP([.B140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0]=200;6;IF([.E14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H140];Case;[.F140]-2;)" office:value-type="float" office:value="700" calcext:value-type="float">
            <text:p>700</text:p>
          </table:table-cell>
          <table:table-cell table:formula="of:=VLOOKUP([.H140];Case;[.F140]-1;)" office:value-type="float" office:value="500" calcext:value-type="float">
            <text:p>500</text:p>
          </table:table-cell>
          <table:table-cell table:formula="of:=VLOOKUP([.H140];Case;[.F140];)" office:value-type="float" office:value="740" calcext:value-type="float">
            <text:p>740</text:p>
          </table:table-cell>
          <table:table-cell table:formula="of:=VLOOKUP([.H140];Case;[.F140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1];[.$D$45:.$F$53];2;)" office:value-type="float" office:value="840" calcext:value-type="float">
            <text:p>840</text:p>
          </table:table-cell>
          <table:table-cell table:formula="of:=VLOOKUP([.B141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1]=200;6;IF([.E14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H141];Case;[.F141]-2;)" office:value-type="float" office:value="700" calcext:value-type="float">
            <text:p>700</text:p>
          </table:table-cell>
          <table:table-cell table:formula="of:=VLOOKUP([.H141];Case;[.F141]-1;)" office:value-type="float" office:value="500" calcext:value-type="float">
            <text:p>500</text:p>
          </table:table-cell>
          <table:table-cell table:formula="of:=VLOOKUP([.H141];Case;[.F141];)" office:value-type="float" office:value="740" calcext:value-type="float">
            <text:p>740</text:p>
          </table:table-cell>
          <table:table-cell table:formula="of:=VLOOKUP([.H141];Case;[.F14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B142];[.$D$45:.$F$53];2;)" office:value-type="float" office:value="840" calcext:value-type="float">
            <text:p>840</text:p>
          </table:table-cell>
          <table:table-cell table:formula="of:=VLOOKUP([.B142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2]=200;6;IF([.E14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H142];Case;[.F142]-2;)" office:value-type="float" office:value="700" calcext:value-type="float">
            <text:p>700</text:p>
          </table:table-cell>
          <table:table-cell table:formula="of:=VLOOKUP([.H142];Case;[.F142]-1;)" office:value-type="float" office:value="500" calcext:value-type="float">
            <text:p>500</text:p>
          </table:table-cell>
          <table:table-cell table:style-name="ce17" table:formula="of:=VLOOKUP([.H142];Case;[.F142];)" office:value-type="float" office:value="740" calcext:value-type="float">
            <text:p>740</text:p>
          </table:table-cell>
          <table:table-cell table:style-name="ce17" table:formula="of:=VLOOKUP([.H142];Case;[.F14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case</text:p>
          </table:table-cell>
          <table:table-cell table:style-name="ce17" office:value-type="string" calcext:value-type="string">
            <text:p>A1</text:p>
          </table:table-cell>
          <table:table-cell table:formula="of:=VLOOKUP([.B143];[.$D$45:.$F$53];2;)" office:value-type="float" office:value="840" calcext:value-type="float">
            <text:p>840</text:p>
          </table:table-cell>
          <table:table-cell table:formula="of:=VLOOKUP([.B143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3]=200;6;IF([.E14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H143];Case;[.F143]-2;)" office:value-type="float" office:value="700" calcext:value-type="float">
            <text:p>700</text:p>
          </table:table-cell>
          <table:table-cell table:formula="of:=VLOOKUP([.H143];Case;[.F143]-1;)" office:value-type="float" office:value="500" calcext:value-type="float">
            <text:p>500</text:p>
          </table:table-cell>
          <table:table-cell table:style-name="ce17" table:formula="of:=VLOOKUP([.H143];Case;[.F143];)" office:value-type="float" office:value="740" calcext:value-type="float">
            <text:p>740</text:p>
          </table:table-cell>
          <table:table-cell table:style-name="ce17" table:formula="of:=VLOOKUP([.H143];Case;[.F14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4];[.$D$45:.$F$53];2;)" office:value-type="float" office:value="840" calcext:value-type="float">
            <text:p>840</text:p>
          </table:table-cell>
          <table:table-cell table:formula="of:=VLOOKUP([.B144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4]=200;6;IF([.E14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H144];Case;[.F144]-2;)" office:value-type="float" office:value="700" calcext:value-type="float">
            <text:p>700</text:p>
          </table:table-cell>
          <table:table-cell table:formula="of:=VLOOKUP([.H144];Case;[.F144]-1;)" office:value-type="float" office:value="500" calcext:value-type="float">
            <text:p>500</text:p>
          </table:table-cell>
          <table:table-cell table:formula="of:=VLOOKUP([.H144];Case;[.F144];)" office:value-type="float" office:value="740" calcext:value-type="float">
            <text:p>740</text:p>
          </table:table-cell>
          <table:table-cell table:formula="of:=VLOOKUP([.H144];Case;[.F14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5];[.$D$45:.$F$53];2;)" office:value-type="float" office:value="840" calcext:value-type="float">
            <text:p>840</text:p>
          </table:table-cell>
          <table:table-cell table:formula="of:=VLOOKUP([.B145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5]=200;6;IF([.E14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H145];Case;[.F145]-2;)" office:value-type="float" office:value="700" calcext:value-type="float">
            <text:p>700</text:p>
          </table:table-cell>
          <table:table-cell table:formula="of:=VLOOKUP([.H145];Case;[.F145]-1;)" office:value-type="float" office:value="500" calcext:value-type="float">
            <text:p>500</text:p>
          </table:table-cell>
          <table:table-cell table:formula="of:=VLOOKUP([.H145];Case;[.F145];)" office:value-type="float" office:value="740" calcext:value-type="float">
            <text:p>740</text:p>
          </table:table-cell>
          <table:table-cell table:formula="of:=VLOOKUP([.H145];Case;[.F145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46];[.$D$45:.$F$53];2;)" office:value-type="float" office:value="840" calcext:value-type="float">
            <text:p>840</text:p>
          </table:table-cell>
          <table:table-cell table:formula="of:=VLOOKUP([.B146];[.$D$45:.$F$5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146]=200;6;IF([.E14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H146];Case;[.F146]-2;)" office:value-type="float" office:value="700" calcext:value-type="float">
            <text:p>700</text:p>
          </table:table-cell>
          <table:table-cell table:formula="of:=VLOOKUP([.H146];Case;[.F146]-1;)" office:value-type="float" office:value="500" calcext:value-type="float">
            <text:p>500</text:p>
          </table:table-cell>
          <table:table-cell table:formula="of:=VLOOKUP([.H146];Case;[.F146];)" office:value-type="float" office:value="740" calcext:value-type="float">
            <text:p>740</text:p>
          </table:table-cell>
          <table:table-cell table:formula="of:=VLOOKUP([.H146];Case;[.F146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7];[.$D$45:.$F$53];2;)" office:value-type="float" office:value="840" calcext:value-type="float">
            <text:p>840</text:p>
          </table:table-cell>
          <table:table-cell table:formula="of:=VLOOKUP([.B147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7]=200;6;IF([.E14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H147];Case;[.F147]-2;)" office:value-type="float" office:value="700" calcext:value-type="float">
            <text:p>700</text:p>
          </table:table-cell>
          <table:table-cell table:formula="of:=VLOOKUP([.H147];Case;[.F147]-1;)" office:value-type="float" office:value="500" calcext:value-type="float">
            <text:p>500</text:p>
          </table:table-cell>
          <table:table-cell table:formula="of:=VLOOKUP([.H147];Case;[.F147];)" office:value-type="float" office:value="740" calcext:value-type="float">
            <text:p>740</text:p>
          </table:table-cell>
          <table:table-cell table:formula="of:=VLOOKUP([.H147];Case;[.F147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8];[.$D$45:.$F$53];2;)" office:value-type="float" office:value="840" calcext:value-type="float">
            <text:p>840</text:p>
          </table:table-cell>
          <table:table-cell table:formula="of:=VLOOKUP([.B148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8]=200;6;IF([.E14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H148];Case;[.F148]-2;)" office:value-type="float" office:value="700" calcext:value-type="float">
            <text:p>700</text:p>
          </table:table-cell>
          <table:table-cell table:formula="of:=VLOOKUP([.H148];Case;[.F148]-1;)" office:value-type="float" office:value="500" calcext:value-type="float">
            <text:p>500</text:p>
          </table:table-cell>
          <table:table-cell table:formula="of:=VLOOKUP([.H148];Case;[.F148];)" office:value-type="float" office:value="740" calcext:value-type="float">
            <text:p>740</text:p>
          </table:table-cell>
          <table:table-cell table:formula="of:=VLOOKUP([.H148];Case;[.F148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49];[.$D$45:.$F$53];2;)" office:value-type="float" office:value="840" calcext:value-type="float">
            <text:p>840</text:p>
          </table:table-cell>
          <table:table-cell table:formula="of:=VLOOKUP([.B149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49]=200;6;IF([.E14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H149];Case;[.F149]-2;)" office:value-type="float" office:value="700" calcext:value-type="float">
            <text:p>700</text:p>
          </table:table-cell>
          <table:table-cell table:formula="of:=VLOOKUP([.H149];Case;[.F149]-1;)" office:value-type="float" office:value="500" calcext:value-type="float">
            <text:p>500</text:p>
          </table:table-cell>
          <table:table-cell table:formula="of:=VLOOKUP([.H149];Case;[.F149];)" office:value-type="float" office:value="740" calcext:value-type="float">
            <text:p>740</text:p>
          </table:table-cell>
          <table:table-cell table:formula="of:=VLOOKUP([.H149];Case;[.F149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B150];[.$D$45:.$F$53];2;)" office:value-type="float" office:value="840" calcext:value-type="float">
            <text:p>840</text:p>
          </table:table-cell>
          <table:table-cell table:formula="of:=VLOOKUP([.B150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0]=200;6;IF([.E15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H150];Case;[.F150]-2;)" office:value-type="float" office:value="700" calcext:value-type="float">
            <text:p>700</text:p>
          </table:table-cell>
          <table:table-cell table:formula="of:=VLOOKUP([.H150];Case;[.F150]-1;)" office:value-type="float" office:value="500" calcext:value-type="float">
            <text:p>500</text:p>
          </table:table-cell>
          <table:table-cell table:style-name="ce17" table:formula="of:=VLOOKUP([.H150];Case;[.F150];)" office:value-type="float" office:value="740" calcext:value-type="float">
            <text:p>740</text:p>
          </table:table-cell>
          <table:table-cell table:style-name="ce17" table:formula="of:=VLOOKUP([.H150];Case;[.F150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case</text:p>
          </table:table-cell>
          <table:table-cell table:style-name="ce17" office:value-type="string" calcext:value-type="string">
            <text:p>A1</text:p>
          </table:table-cell>
          <table:table-cell table:formula="of:=VLOOKUP([.B151];[.$D$45:.$F$53];2;)" office:value-type="float" office:value="840" calcext:value-type="float">
            <text:p>840</text:p>
          </table:table-cell>
          <table:table-cell table:formula="of:=VLOOKUP([.B151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1]=200;6;IF([.E15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H151];Case;[.F151]-2;)" office:value-type="float" office:value="700" calcext:value-type="float">
            <text:p>700</text:p>
          </table:table-cell>
          <table:table-cell table:formula="of:=VLOOKUP([.H151];Case;[.F151]-1;)" office:value-type="float" office:value="500" calcext:value-type="float">
            <text:p>500</text:p>
          </table:table-cell>
          <table:table-cell table:style-name="ce17" table:formula="of:=VLOOKUP([.H151];Case;[.F151];)" office:value-type="float" office:value="740" calcext:value-type="float">
            <text:p>740</text:p>
          </table:table-cell>
          <table:table-cell table:style-name="ce17" table:formula="of:=VLOOKUP([.H151];Case;[.F151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2];[.$D$45:.$F$53];2;)" office:value-type="float" office:value="840" calcext:value-type="float">
            <text:p>840</text:p>
          </table:table-cell>
          <table:table-cell table:formula="of:=VLOOKUP([.B152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2]=200;6;IF([.E15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H152];Case;[.F152]-2;)" office:value-type="float" office:value="700" calcext:value-type="float">
            <text:p>700</text:p>
          </table:table-cell>
          <table:table-cell table:formula="of:=VLOOKUP([.H152];Case;[.F152]-1;)" office:value-type="float" office:value="500" calcext:value-type="float">
            <text:p>500</text:p>
          </table:table-cell>
          <table:table-cell table:formula="of:=VLOOKUP([.H152];Case;[.F152];)" office:value-type="float" office:value="740" calcext:value-type="float">
            <text:p>740</text:p>
          </table:table-cell>
          <table:table-cell table:formula="of:=VLOOKUP([.H152];Case;[.F152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3];[.$D$45:.$F$53];2;)" office:value-type="float" office:value="840" calcext:value-type="float">
            <text:p>840</text:p>
          </table:table-cell>
          <table:table-cell table:formula="of:=VLOOKUP([.B153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3]=200;6;IF([.E15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H153];Case;[.F153]-2;)" office:value-type="float" office:value="700" calcext:value-type="float">
            <text:p>700</text:p>
          </table:table-cell>
          <table:table-cell table:formula="of:=VLOOKUP([.H153];Case;[.F153]-1;)" office:value-type="float" office:value="500" calcext:value-type="float">
            <text:p>500</text:p>
          </table:table-cell>
          <table:table-cell table:formula="of:=VLOOKUP([.H153];Case;[.F153];)" office:value-type="float" office:value="740" calcext:value-type="float">
            <text:p>740</text:p>
          </table:table-cell>
          <table:table-cell table:formula="of:=VLOOKUP([.H153];Case;[.F153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B154];[.$D$45:.$F$53];2;)" office:value-type="float" office:value="840" calcext:value-type="float">
            <text:p>840</text:p>
          </table:table-cell>
          <table:table-cell table:formula="of:=VLOOKUP([.B154];[.$D$45:.$F$5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154]=200;6;IF([.E15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H154];Case;[.F154]-2;)" office:value-type="float" office:value="700" calcext:value-type="float">
            <text:p>700</text:p>
          </table:table-cell>
          <table:table-cell table:formula="of:=VLOOKUP([.H154];Case;[.F154]-1;)" office:value-type="float" office:value="500" calcext:value-type="float">
            <text:p>500</text:p>
          </table:table-cell>
          <table:table-cell table:formula="of:=VLOOKUP([.H154];Case;[.F154];)" office:value-type="float" office:value="740" calcext:value-type="float">
            <text:p>740</text:p>
          </table:table-cell>
          <table:table-cell table:formula="of:=VLOOKUP([.H154];Case;[.F154]+1;)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5];[.$D$45:.$F$53];2;)" office:value-type="float" office:value="1188" calcext:value-type="float">
            <text:p>1188</text:p>
          </table:table-cell>
          <table:table-cell table:formula="of:=VLOOKUP([.B155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5]=200;6;IF([.E15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H155];Case;[.F155]-2;)" office:value-type="float" office:value="1050" calcext:value-type="float">
            <text:p>1050</text:p>
          </table:table-cell>
          <table:table-cell table:formula="of:=VLOOKUP([.H155];Case;[.F155]-1;)" office:value-type="float" office:value="750" calcext:value-type="float">
            <text:p>750</text:p>
          </table:table-cell>
          <table:table-cell table:formula="of:=VLOOKUP([.H155];Case;[.F155];)" office:value-type="float" office:value="1090" calcext:value-type="float">
            <text:p>1090</text:p>
          </table:table-cell>
          <table:table-cell table:formula="of:=VLOOKUP([.H155];Case;[.F15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6];[.$D$45:.$F$53];2;)" office:value-type="float" office:value="1188" calcext:value-type="float">
            <text:p>1188</text:p>
          </table:table-cell>
          <table:table-cell table:formula="of:=VLOOKUP([.B156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6]=200;6;IF([.E15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H156];Case;[.F156]-2;)" office:value-type="float" office:value="1050" calcext:value-type="float">
            <text:p>1050</text:p>
          </table:table-cell>
          <table:table-cell table:formula="of:=VLOOKUP([.H156];Case;[.F156]-1;)" office:value-type="float" office:value="750" calcext:value-type="float">
            <text:p>750</text:p>
          </table:table-cell>
          <table:table-cell table:formula="of:=VLOOKUP([.H156];Case;[.F156];)" office:value-type="float" office:value="1090" calcext:value-type="float">
            <text:p>1090</text:p>
          </table:table-cell>
          <table:table-cell table:formula="of:=VLOOKUP([.H156];Case;[.F15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7];[.$D$45:.$F$53];2;)" office:value-type="float" office:value="1188" calcext:value-type="float">
            <text:p>1188</text:p>
          </table:table-cell>
          <table:table-cell table:formula="of:=VLOOKUP([.B157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7]=200;6;IF([.E15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H157];Case;[.F157]-2;)" office:value-type="float" office:value="1050" calcext:value-type="float">
            <text:p>1050</text:p>
          </table:table-cell>
          <table:table-cell table:formula="of:=VLOOKUP([.H157];Case;[.F157]-1;)" office:value-type="float" office:value="750" calcext:value-type="float">
            <text:p>750</text:p>
          </table:table-cell>
          <table:table-cell table:formula="of:=VLOOKUP([.H157];Case;[.F157];)" office:value-type="float" office:value="1090" calcext:value-type="float">
            <text:p>1090</text:p>
          </table:table-cell>
          <table:table-cell table:formula="of:=VLOOKUP([.H157];Case;[.F15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B158];[.$D$45:.$F$53];2;)" office:value-type="float" office:value="1188" calcext:value-type="float">
            <text:p>1188</text:p>
          </table:table-cell>
          <table:table-cell table:formula="of:=VLOOKUP([.B158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8]=200;6;IF([.E15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H158];Case;[.F158]-2;)" office:value-type="float" office:value="1050" calcext:value-type="float">
            <text:p>1050</text:p>
          </table:table-cell>
          <table:table-cell table:formula="of:=VLOOKUP([.H158];Case;[.F158]-1;)" office:value-type="float" office:value="750" calcext:value-type="float">
            <text:p>750</text:p>
          </table:table-cell>
          <table:table-cell table:style-name="ce18" table:formula="of:=VLOOKUP([.H158];Case;[.F158];)" office:value-type="float" office:value="1090" calcext:value-type="float">
            <text:p>1090</text:p>
          </table:table-cell>
          <table:table-cell table:style-name="ce18" table:formula="of:=VLOOKUP([.H158];Case;[.F158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case</text:p>
          </table:table-cell>
          <table:table-cell table:style-name="ce18" office:value-type="string" calcext:value-type="string">
            <text:p>A0</text:p>
          </table:table-cell>
          <table:table-cell table:formula="of:=VLOOKUP([.B159];[.$D$45:.$F$53];2;)" office:value-type="float" office:value="1188" calcext:value-type="float">
            <text:p>1188</text:p>
          </table:table-cell>
          <table:table-cell table:formula="of:=VLOOKUP([.B159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59]=200;6;IF([.E15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H159];Case;[.F159]-2;)" office:value-type="float" office:value="1050" calcext:value-type="float">
            <text:p>1050</text:p>
          </table:table-cell>
          <table:table-cell table:formula="of:=VLOOKUP([.H159];Case;[.F159]-1;)" office:value-type="float" office:value="750" calcext:value-type="float">
            <text:p>750</text:p>
          </table:table-cell>
          <table:table-cell table:style-name="ce18" table:formula="of:=VLOOKUP([.H159];Case;[.F159];)" office:value-type="float" office:value="1090" calcext:value-type="float">
            <text:p>1090</text:p>
          </table:table-cell>
          <table:table-cell table:style-name="ce18" table:formula="of:=VLOOKUP([.H159];Case;[.F159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0];[.$D$45:.$F$53];2;)" office:value-type="float" office:value="1188" calcext:value-type="float">
            <text:p>1188</text:p>
          </table:table-cell>
          <table:table-cell table:formula="of:=VLOOKUP([.B160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0]=200;6;IF([.E16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H160];Case;[.F160]-2;)" office:value-type="float" office:value="1050" calcext:value-type="float">
            <text:p>1050</text:p>
          </table:table-cell>
          <table:table-cell table:formula="of:=VLOOKUP([.H160];Case;[.F160]-1;)" office:value-type="float" office:value="750" calcext:value-type="float">
            <text:p>750</text:p>
          </table:table-cell>
          <table:table-cell table:formula="of:=VLOOKUP([.H160];Case;[.F160];)" office:value-type="float" office:value="1090" calcext:value-type="float">
            <text:p>1090</text:p>
          </table:table-cell>
          <table:table-cell table:formula="of:=VLOOKUP([.H160];Case;[.F160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1];[.$D$45:.$F$53];2;)" office:value-type="float" office:value="1188" calcext:value-type="float">
            <text:p>1188</text:p>
          </table:table-cell>
          <table:table-cell table:formula="of:=VLOOKUP([.B161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1]=200;6;IF([.E16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H161];Case;[.F161]-2;)" office:value-type="float" office:value="1050" calcext:value-type="float">
            <text:p>1050</text:p>
          </table:table-cell>
          <table:table-cell table:formula="of:=VLOOKUP([.H161];Case;[.F161]-1;)" office:value-type="float" office:value="750" calcext:value-type="float">
            <text:p>750</text:p>
          </table:table-cell>
          <table:table-cell table:formula="of:=VLOOKUP([.H161];Case;[.F161];)" office:value-type="float" office:value="1090" calcext:value-type="float">
            <text:p>1090</text:p>
          </table:table-cell>
          <table:table-cell table:formula="of:=VLOOKUP([.H161];Case;[.F161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2];[.$D$45:.$F$53];2;)" office:value-type="float" office:value="1188" calcext:value-type="float">
            <text:p>1188</text:p>
          </table:table-cell>
          <table:table-cell table:formula="of:=VLOOKUP([.B162];[.$D$45:.$F$5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162]=200;6;IF([.E16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H162];Case;[.F162]-2;)" office:value-type="float" office:value="1050" calcext:value-type="float">
            <text:p>1050</text:p>
          </table:table-cell>
          <table:table-cell table:formula="of:=VLOOKUP([.H162];Case;[.F162]-1;)" office:value-type="float" office:value="750" calcext:value-type="float">
            <text:p>750</text:p>
          </table:table-cell>
          <table:table-cell table:formula="of:=VLOOKUP([.H162];Case;[.F162];)" office:value-type="float" office:value="1090" calcext:value-type="float">
            <text:p>1090</text:p>
          </table:table-cell>
          <table:table-cell table:formula="of:=VLOOKUP([.H162];Case;[.F162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3];[.$D$45:.$F$53];2;)" office:value-type="float" office:value="1188" calcext:value-type="float">
            <text:p>1188</text:p>
          </table:table-cell>
          <table:table-cell table:formula="of:=VLOOKUP([.B163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3]=200;6;IF([.E16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H163];Case;[.F163]-2;)" office:value-type="float" office:value="1050" calcext:value-type="float">
            <text:p>1050</text:p>
          </table:table-cell>
          <table:table-cell table:formula="of:=VLOOKUP([.H163];Case;[.F163]-1;)" office:value-type="float" office:value="750" calcext:value-type="float">
            <text:p>750</text:p>
          </table:table-cell>
          <table:table-cell table:formula="of:=VLOOKUP([.H163];Case;[.F163];)" office:value-type="float" office:value="1090" calcext:value-type="float">
            <text:p>1090</text:p>
          </table:table-cell>
          <table:table-cell table:formula="of:=VLOOKUP([.H163];Case;[.F163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4];[.$D$45:.$F$53];2;)" office:value-type="float" office:value="1188" calcext:value-type="float">
            <text:p>1188</text:p>
          </table:table-cell>
          <table:table-cell table:formula="of:=VLOOKUP([.B164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4]=200;6;IF([.E16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H164];Case;[.F164]-2;)" office:value-type="float" office:value="1050" calcext:value-type="float">
            <text:p>1050</text:p>
          </table:table-cell>
          <table:table-cell table:formula="of:=VLOOKUP([.H164];Case;[.F164]-1;)" office:value-type="float" office:value="750" calcext:value-type="float">
            <text:p>750</text:p>
          </table:table-cell>
          <table:table-cell table:formula="of:=VLOOKUP([.H164];Case;[.F164];)" office:value-type="float" office:value="1090" calcext:value-type="float">
            <text:p>1090</text:p>
          </table:table-cell>
          <table:table-cell table:formula="of:=VLOOKUP([.H164];Case;[.F164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5];[.$D$45:.$F$53];2;)" office:value-type="float" office:value="1188" calcext:value-type="float">
            <text:p>1188</text:p>
          </table:table-cell>
          <table:table-cell table:formula="of:=VLOOKUP([.B165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5]=200;6;IF([.E16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H165];Case;[.F165]-2;)" office:value-type="float" office:value="1050" calcext:value-type="float">
            <text:p>1050</text:p>
          </table:table-cell>
          <table:table-cell table:formula="of:=VLOOKUP([.H165];Case;[.F165]-1;)" office:value-type="float" office:value="750" calcext:value-type="float">
            <text:p>750</text:p>
          </table:table-cell>
          <table:table-cell table:formula="of:=VLOOKUP([.H165];Case;[.F165];)" office:value-type="float" office:value="1090" calcext:value-type="float">
            <text:p>1090</text:p>
          </table:table-cell>
          <table:table-cell table:formula="of:=VLOOKUP([.H165];Case;[.F16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B166];[.$D$45:.$F$53];2;)" office:value-type="float" office:value="1188" calcext:value-type="float">
            <text:p>1188</text:p>
          </table:table-cell>
          <table:table-cell table:formula="of:=VLOOKUP([.B166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6]=200;6;IF([.E16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H166];Case;[.F166]-2;)" office:value-type="float" office:value="1050" calcext:value-type="float">
            <text:p>1050</text:p>
          </table:table-cell>
          <table:table-cell table:formula="of:=VLOOKUP([.H166];Case;[.F166]-1;)" office:value-type="float" office:value="750" calcext:value-type="float">
            <text:p>750</text:p>
          </table:table-cell>
          <table:table-cell table:style-name="ce18" table:formula="of:=VLOOKUP([.H166];Case;[.F166];)" office:value-type="float" office:value="1090" calcext:value-type="float">
            <text:p>1090</text:p>
          </table:table-cell>
          <table:table-cell table:style-name="ce18" table:formula="of:=VLOOKUP([.H166];Case;[.F16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case</text:p>
          </table:table-cell>
          <table:table-cell table:style-name="ce18" office:value-type="string" calcext:value-type="string">
            <text:p>A0</text:p>
          </table:table-cell>
          <table:table-cell table:formula="of:=VLOOKUP([.B167];[.$D$45:.$F$53];2;)" office:value-type="float" office:value="1188" calcext:value-type="float">
            <text:p>1188</text:p>
          </table:table-cell>
          <table:table-cell table:formula="of:=VLOOKUP([.B167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7]=200;6;IF([.E16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H167];Case;[.F167]-2;)" office:value-type="float" office:value="1050" calcext:value-type="float">
            <text:p>1050</text:p>
          </table:table-cell>
          <table:table-cell table:formula="of:=VLOOKUP([.H167];Case;[.F167]-1;)" office:value-type="float" office:value="750" calcext:value-type="float">
            <text:p>750</text:p>
          </table:table-cell>
          <table:table-cell table:style-name="ce18" table:formula="of:=VLOOKUP([.H167];Case;[.F167];)" office:value-type="float" office:value="1090" calcext:value-type="float">
            <text:p>1090</text:p>
          </table:table-cell>
          <table:table-cell table:style-name="ce18" table:formula="of:=VLOOKUP([.H167];Case;[.F16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8];[.$D$45:.$F$53];2;)" office:value-type="float" office:value="1188" calcext:value-type="float">
            <text:p>1188</text:p>
          </table:table-cell>
          <table:table-cell table:formula="of:=VLOOKUP([.B168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8]=200;6;IF([.E16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H168];Case;[.F168]-2;)" office:value-type="float" office:value="1050" calcext:value-type="float">
            <text:p>1050</text:p>
          </table:table-cell>
          <table:table-cell table:formula="of:=VLOOKUP([.H168];Case;[.F168]-1;)" office:value-type="float" office:value="750" calcext:value-type="float">
            <text:p>750</text:p>
          </table:table-cell>
          <table:table-cell table:formula="of:=VLOOKUP([.H168];Case;[.F168];)" office:value-type="float" office:value="1090" calcext:value-type="float">
            <text:p>1090</text:p>
          </table:table-cell>
          <table:table-cell table:formula="of:=VLOOKUP([.H168];Case;[.F168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69];[.$D$45:.$F$53];2;)" office:value-type="float" office:value="1188" calcext:value-type="float">
            <text:p>1188</text:p>
          </table:table-cell>
          <table:table-cell table:formula="of:=VLOOKUP([.B169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69]=200;6;IF([.E16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H169];Case;[.F169]-2;)" office:value-type="float" office:value="1050" calcext:value-type="float">
            <text:p>1050</text:p>
          </table:table-cell>
          <table:table-cell table:formula="of:=VLOOKUP([.H169];Case;[.F169]-1;)" office:value-type="float" office:value="750" calcext:value-type="float">
            <text:p>750</text:p>
          </table:table-cell>
          <table:table-cell table:formula="of:=VLOOKUP([.H169];Case;[.F169];)" office:value-type="float" office:value="1090" calcext:value-type="float">
            <text:p>1090</text:p>
          </table:table-cell>
          <table:table-cell table:formula="of:=VLOOKUP([.H169];Case;[.F169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0];[.$D$45:.$F$53];2;)" office:value-type="float" office:value="1188" calcext:value-type="float">
            <text:p>1188</text:p>
          </table:table-cell>
          <table:table-cell table:formula="of:=VLOOKUP([.B170];[.$D$45:.$F$5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170]=200;6;IF([.E17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H170];Case;[.F170]-2;)" office:value-type="float" office:value="1050" calcext:value-type="float">
            <text:p>1050</text:p>
          </table:table-cell>
          <table:table-cell table:formula="of:=VLOOKUP([.H170];Case;[.F170]-1;)" office:value-type="float" office:value="750" calcext:value-type="float">
            <text:p>750</text:p>
          </table:table-cell>
          <table:table-cell table:formula="of:=VLOOKUP([.H170];Case;[.F170];)" office:value-type="float" office:value="1090" calcext:value-type="float">
            <text:p>1090</text:p>
          </table:table-cell>
          <table:table-cell table:formula="of:=VLOOKUP([.H170];Case;[.F170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1];[.$D$45:.$F$53];2;)" office:value-type="float" office:value="1188" calcext:value-type="float">
            <text:p>1188</text:p>
          </table:table-cell>
          <table:table-cell table:formula="of:=VLOOKUP([.B171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1]=200;6;IF([.E17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H171];Case;[.F171]-2;)" office:value-type="float" office:value="1050" calcext:value-type="float">
            <text:p>1050</text:p>
          </table:table-cell>
          <table:table-cell table:formula="of:=VLOOKUP([.H171];Case;[.F171]-1;)" office:value-type="float" office:value="750" calcext:value-type="float">
            <text:p>750</text:p>
          </table:table-cell>
          <table:table-cell table:formula="of:=VLOOKUP([.H171];Case;[.F171];)" office:value-type="float" office:value="1090" calcext:value-type="float">
            <text:p>1090</text:p>
          </table:table-cell>
          <table:table-cell table:formula="of:=VLOOKUP([.H171];Case;[.F171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2];[.$D$45:.$F$53];2;)" office:value-type="float" office:value="1188" calcext:value-type="float">
            <text:p>1188</text:p>
          </table:table-cell>
          <table:table-cell table:formula="of:=VLOOKUP([.B172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2]=200;6;IF([.E17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H172];Case;[.F172]-2;)" office:value-type="float" office:value="1050" calcext:value-type="float">
            <text:p>1050</text:p>
          </table:table-cell>
          <table:table-cell table:formula="of:=VLOOKUP([.H172];Case;[.F172]-1;)" office:value-type="float" office:value="750" calcext:value-type="float">
            <text:p>750</text:p>
          </table:table-cell>
          <table:table-cell table:formula="of:=VLOOKUP([.H172];Case;[.F172];)" office:value-type="float" office:value="1090" calcext:value-type="float">
            <text:p>1090</text:p>
          </table:table-cell>
          <table:table-cell table:formula="of:=VLOOKUP([.H172];Case;[.F172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3];[.$D$45:.$F$53];2;)" office:value-type="float" office:value="1188" calcext:value-type="float">
            <text:p>1188</text:p>
          </table:table-cell>
          <table:table-cell table:formula="of:=VLOOKUP([.B173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3]=200;6;IF([.E17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H173];Case;[.F173]-2;)" office:value-type="float" office:value="1050" calcext:value-type="float">
            <text:p>1050</text:p>
          </table:table-cell>
          <table:table-cell table:formula="of:=VLOOKUP([.H173];Case;[.F173]-1;)" office:value-type="float" office:value="750" calcext:value-type="float">
            <text:p>750</text:p>
          </table:table-cell>
          <table:table-cell table:formula="of:=VLOOKUP([.H173];Case;[.F173];)" office:value-type="float" office:value="1090" calcext:value-type="float">
            <text:p>1090</text:p>
          </table:table-cell>
          <table:table-cell table:formula="of:=VLOOKUP([.H173];Case;[.F173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B174];[.$D$45:.$F$53];2;)" office:value-type="float" office:value="1188" calcext:value-type="float">
            <text:p>1188</text:p>
          </table:table-cell>
          <table:table-cell table:formula="of:=VLOOKUP([.B174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4]=200;6;IF([.E17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H174];Case;[.F174]-2;)" office:value-type="float" office:value="1050" calcext:value-type="float">
            <text:p>1050</text:p>
          </table:table-cell>
          <table:table-cell table:formula="of:=VLOOKUP([.H174];Case;[.F174]-1;)" office:value-type="float" office:value="750" calcext:value-type="float">
            <text:p>750</text:p>
          </table:table-cell>
          <table:table-cell table:style-name="ce18" table:formula="of:=VLOOKUP([.H174];Case;[.F174];)" office:value-type="float" office:value="1090" calcext:value-type="float">
            <text:p>1090</text:p>
          </table:table-cell>
          <table:table-cell table:style-name="ce18" table:formula="of:=VLOOKUP([.H174];Case;[.F174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case</text:p>
          </table:table-cell>
          <table:table-cell table:style-name="ce18" office:value-type="string" calcext:value-type="string">
            <text:p>A0</text:p>
          </table:table-cell>
          <table:table-cell table:formula="of:=VLOOKUP([.B175];[.$D$45:.$F$53];2;)" office:value-type="float" office:value="1188" calcext:value-type="float">
            <text:p>1188</text:p>
          </table:table-cell>
          <table:table-cell table:formula="of:=VLOOKUP([.B175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5]=200;6;IF([.E17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H175];Case;[.F175]-2;)" office:value-type="float" office:value="1050" calcext:value-type="float">
            <text:p>1050</text:p>
          </table:table-cell>
          <table:table-cell table:formula="of:=VLOOKUP([.H175];Case;[.F175]-1;)" office:value-type="float" office:value="750" calcext:value-type="float">
            <text:p>750</text:p>
          </table:table-cell>
          <table:table-cell table:style-name="ce18" table:formula="of:=VLOOKUP([.H175];Case;[.F175];)" office:value-type="float" office:value="1090" calcext:value-type="float">
            <text:p>1090</text:p>
          </table:table-cell>
          <table:table-cell table:style-name="ce18" table:formula="of:=VLOOKUP([.H175];Case;[.F175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6];[.$D$45:.$F$53];2;)" office:value-type="float" office:value="1188" calcext:value-type="float">
            <text:p>1188</text:p>
          </table:table-cell>
          <table:table-cell table:formula="of:=VLOOKUP([.B176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6]=200;6;IF([.E17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H176];Case;[.F176]-2;)" office:value-type="float" office:value="1050" calcext:value-type="float">
            <text:p>1050</text:p>
          </table:table-cell>
          <table:table-cell table:formula="of:=VLOOKUP([.H176];Case;[.F176]-1;)" office:value-type="float" office:value="750" calcext:value-type="float">
            <text:p>750</text:p>
          </table:table-cell>
          <table:table-cell table:formula="of:=VLOOKUP([.H176];Case;[.F176];)" office:value-type="float" office:value="1090" calcext:value-type="float">
            <text:p>1090</text:p>
          </table:table-cell>
          <table:table-cell table:formula="of:=VLOOKUP([.H176];Case;[.F176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7];[.$D$45:.$F$53];2;)" office:value-type="float" office:value="1188" calcext:value-type="float">
            <text:p>1188</text:p>
          </table:table-cell>
          <table:table-cell table:formula="of:=VLOOKUP([.B177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7]=200;6;IF([.E17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H177];Case;[.F177]-2;)" office:value-type="float" office:value="1050" calcext:value-type="float">
            <text:p>1050</text:p>
          </table:table-cell>
          <table:table-cell table:formula="of:=VLOOKUP([.H177];Case;[.F177]-1;)" office:value-type="float" office:value="750" calcext:value-type="float">
            <text:p>750</text:p>
          </table:table-cell>
          <table:table-cell table:formula="of:=VLOOKUP([.H177];Case;[.F177];)" office:value-type="float" office:value="1090" calcext:value-type="float">
            <text:p>1090</text:p>
          </table:table-cell>
          <table:table-cell table:formula="of:=VLOOKUP([.H177];Case;[.F177]+1;)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B178];[.$D$45:.$F$53];2;)" office:value-type="float" office:value="1188" calcext:value-type="float">
            <text:p>1188</text:p>
          </table:table-cell>
          <table:table-cell table:formula="of:=VLOOKUP([.B178];[.$D$45:.$F$5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178]=200;6;IF([.E17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H178];Case;[.F178]-2;)" office:value-type="float" office:value="1050" calcext:value-type="float">
            <text:p>1050</text:p>
          </table:table-cell>
          <table:table-cell table:formula="of:=VLOOKUP([.H178];Case;[.F178]-1;)" office:value-type="float" office:value="750" calcext:value-type="float">
            <text:p>750</text:p>
          </table:table-cell>
          <table:table-cell table:formula="of:=VLOOKUP([.H178];Case;[.F178];)" office:value-type="float" office:value="1090" calcext:value-type="float">
            <text:p>1090</text:p>
          </table:table-cell>
          <table:table-cell table:formula="of:=VLOOKUP([.H178];Case;[.F178]+1;)" office:value-type="float" office:value="770" calcext:value-type="float">
            <text:p>770</text:p>
          </table:table-cell>
          <table:table-cell table:number-columns-repeated="1012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8" office:value-type="float" office:value="1090" calcext:value-type="float">
            <text:p>1090</text:p>
          </table:table-cell>
          <table:table-cell table:style-name="ce18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A12:mep_format.O41"/>
        <table:database-range table:name="Format" table:target-range-address="mep_format.D45:mep_format.F5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48:06.288909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6-18T15:56:10.180830346</dc:date>
    <meta:editing-duration>P3DT5H31M</meta:editing-duration>
    <meta:editing-cycles>13</meta:editing-cycles>
    <meta:generator>LibreOffice/4.2.8.2$Linux_X86_64 LibreOffice_project/420m0$Build-2</meta:generator>
    <meta:document-statistic meta:table-count="3" meta:cell-count="2393" meta:object-count="0"/>
  </office:meta>
</office:document-meta>
</file>